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39160000201ACFE3B965.svm"/>
  <manifest:file-entry manifest:media-type="" manifest:full-path="Pictures/20000007000034B00000201ACBE5B15C.svm"/>
  <manifest:file-entry manifest:media-type="" manifest:full-path="Pictures/2000000700002204000012A21F732E11.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text-properties fo:font-size="11pt" fo:font-style="normal" style:font-size-asian="11pt" style:font-style-asian="normal" style:font-size-complex="11pt" style:font-style-complex="normal"/>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text-properties style:font-name="Times New Roman" fo:font-size="10pt" style:font-name-asian="Times New Roman" style:font-size-asian="10pt" style:font-name-complex="Times New Roman" style:font-size-complex="10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4"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6" style:family="paragraph" style:parent-style-name="Standard">
      <style:text-properties fo:font-size="11pt" fo:language="fr" fo:country="FR" style:font-size-asian="11pt" style:font-size-complex="11pt"/>
    </style:style>
    <style:style style:name="P27"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1" style:family="paragraph" style:parent-style-name="Standard">
      <style:text-properties fo:font-size="11pt" style:font-size-asian="11pt" style:font-size-complex="11pt"/>
    </style:style>
    <style:style style:name="P32"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3"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5"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6"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7"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9" style:family="paragraph" style:parent-style-name="Standard">
      <style:text-properties style:font-name="Times New Roman" fo:font-size="11pt" fo:language="fr" fo:country="FR" fo:font-style="normal" style:text-underline-style="solid" style:text-underline-width="auto" style:text-underline-color="font-color" fo:font-weight="bold" style:font-name-asian="Times New Roman" style:font-size-asian="11pt" style:font-style-asian="normal" style:font-weight-asian="bold" style:font-name-complex="Times New Roman" style:font-size-complex="11pt" style:font-style-complex="normal" style:font-weight-complex="bold"/>
    </style:style>
    <style:style style:name="P4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1"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2"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3"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4"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5"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6"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7"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8" style:family="paragraph" style:parent-style-name="Standard">
      <style:text-properties style:font-name="Times New Roman" fo:font-size="11pt" style:font-name-asian="Times New Roman" style:font-size-asian="11pt" style:font-name-complex="Times New Roman" style:font-size-complex="11pt"/>
    </style:style>
    <style:style style:name="P49"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0"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1"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3"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4"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6"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7"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9"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999cm" style:type="right" style:leader-style="dotted" style:leader-text="."/>
        </style:tab-stops>
      </style:paragraph-properties>
    </style:style>
    <style:style style:name="P62" style:family="paragraph" style:parent-style-name="Heading_20_3">
      <style:text-properties style:font-name="Times New Roman" fo:font-size="12pt" style:font-name-asian="Times New Roman" style:font-size-asian="12pt" style:font-name-complex="Times New Roman" style:font-size-complex="12pt"/>
    </style:style>
    <style:style style:name="P63" style:family="paragraph" style:parent-style-name="Heading_20_3">
      <style:text-properties style:font-name="Times New Roman" fo:font-size="10pt" style:font-name-asian="Times New Roman" style:font-size-asian="10pt" style:font-name-complex="Times New Roman" style:font-size-complex="10pt"/>
    </style:style>
    <style:style style:name="P64" style:family="paragraph" style:parent-style-name="Heading_20_2">
      <style:text-properties fo:language="fr" fo:country="FR"/>
    </style:style>
    <style:style style:name="P65"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66"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7" style:family="paragraph" style:parent-style-name="Heading_20_1">
      <style:text-properties fo:language="fr" fo:country="FR"/>
    </style:style>
    <style:style style:name="P68"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69"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1"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2"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3"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4"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5"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6" style:family="paragraph" style:parent-style-name="Standard" style:list-style-name="L29">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7"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78" style:family="paragraph" style:parent-style-name="Standard" style:list-style-name="L29">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79"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80"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1"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2"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3"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4"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5"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6"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7" style:family="paragraph" style:parent-style-name="Standard" style:list-style-name="L16">
      <style:paragraph-properties fo:text-align="justify" style:justify-single-word="false"/>
      <style:text-properties fo:font-size="11pt" style:font-size-asian="11pt" style:font-size-complex="11pt"/>
    </style:style>
    <style:style style:name="P88" style:family="paragraph" style:parent-style-name="Standard" style:list-style-name="L15">
      <style:paragraph-properties fo:text-align="justify" style:justify-single-word="false"/>
    </style:style>
    <style:style style:name="P89"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90"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1"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2"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8"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9"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00" style:family="paragraph" style:parent-style-name="Text_20_body" style:list-style-name="L20">
      <style:text-properties fo:font-size="11pt" style:font-size-asian="11pt" style:font-size-complex="11pt"/>
    </style:style>
    <style:style style:name="P101" style:family="paragraph" style:parent-style-name="Text_20_body" style:list-style-name="L22">
      <style:text-properties fo:font-size="11pt" style:font-size-asian="11pt" style:font-size-complex="11pt"/>
    </style:style>
    <style:style style:name="P102" style:family="paragraph" style:parent-style-name="Text_20_body" style:list-style-name="L24">
      <style:text-properties fo:font-size="11pt" style:font-size-asian="11pt" style:font-size-complex="11pt"/>
    </style:style>
    <style:style style:name="P103" style:family="paragraph" style:parent-style-name="Text_20_body" style:list-style-name="L24">
      <style:text-properties fo:font-size="11pt" fo:font-style="normal" style:font-size-asian="11pt" style:font-style-asian="normal" style:font-size-complex="11pt" style:font-style-complex="normal"/>
    </style:style>
    <style:style style:name="P104" style:family="paragraph" style:parent-style-name="Text_20_body" style:list-style-name="L3">
      <style:paragraph-properties fo:text-align="justify" style:justify-single-word="false"/>
      <style:text-properties fo:language="fr" fo:country="FR"/>
    </style:style>
    <style:style style:name="P105" style:family="paragraph" style:parent-style-name="Text_20_body" style:list-style-name="L5">
      <style:paragraph-properties fo:text-align="justify" style:justify-single-word="false"/>
    </style:style>
    <style:style style:name="P106"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07" style:family="paragraph" style:parent-style-name="Text_20_body" style:list-style-name="L21"/>
    <style:style style:name="P108" style:family="paragraph">
      <style:paragraph-properties fo:text-align="center"/>
    </style:style>
    <style:style style:name="P109" style:family="paragraph">
      <style:paragraph-properties style:writing-mode="lr-tb"/>
      <style:text-properties fo:font-size="10pt" style:font-size-asian="10pt" style:font-size-complex="10pt"/>
    </style:style>
    <style:style style:name="P110" style:family="paragraph">
      <style:paragraph-properties style:writing-mode="lr-tb"/>
      <style:text-properties fo:color="#000000" fo:font-size="10pt" style:font-size-asian="10pt" style:font-size-complex="10pt"/>
    </style:style>
    <style:style style:name="P111" style:family="paragraph">
      <style:paragraph-properties style:writing-mode="lr-tb"/>
      <style:text-properties fo:font-size="10pt" fo:font-weight="bold" style:font-size-asian="10pt" style:font-weight-asian="bold" style:font-size-complex="10pt" style:font-weight-complex="bold"/>
    </style:style>
    <style:style style:name="P112" style:family="paragraph">
      <style:paragraph-properties style:writing-mode="lr-tb"/>
      <style:text-properties fo:font-size="10pt" fo:font-style="italic" style:font-size-asian="10pt" style:font-style-asian="italic" style:font-size-complex="10pt" style:font-style-complex="italic"/>
    </style:style>
    <style:style style:name="P113" style:family="paragraph">
      <style:paragraph-properties style:writing-mode="lr-tb"/>
      <style:text-properties fo:font-size="8pt" style:font-size-asian="8pt" style:font-size-complex="8pt"/>
    </style:style>
    <style:style style:name="P114" style:family="paragraph">
      <style:paragraph-properties style:writing-mode="lr-tb"/>
      <style:text-properties fo:font-size="9pt" style:font-size-asian="9pt" style:font-size-complex="9pt"/>
    </style:style>
    <style:style style:name="P115" style:family="paragraph">
      <style:text-properties fo:font-size="10pt" style:font-size-asian="10pt" style:font-size-complex="10pt"/>
    </style:style>
    <style:style style:name="P116" style:family="paragraph">
      <style:paragraph-properties style:writing-mode="lr-tb"/>
      <style:text-properties fo:font-size="12pt" fo:font-weight="bold" style:font-size-asian="12pt" style:font-weight-asian="bold" style:font-size-complex="12pt" style:font-weight-complex="bold"/>
    </style:style>
    <style:style style:name="P117" style:family="paragraph">
      <style:text-properties fo:font-weight="bold" style:font-weight-asian="bold" style:font-weight-complex="bold"/>
    </style:style>
    <style:style style:name="P118" style:family="paragraph">
      <style:text-properties fo:font-size="10pt" fo:font-weight="normal" style:font-size-asian="10pt" style:font-weight-asian="normal" style:font-size-complex="10pt" style:font-weight-complex="normal"/>
    </style:style>
    <style:style style:name="P119"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20" style:family="paragraph">
      <style:paragraph-properties fo:text-align="justify"/>
    </style:style>
    <style:style style:name="P121" style:family="paragraph">
      <style:paragraph-properties fo:margin-left="1.27cm" fo:margin-right="0cm" fo:text-indent="-1.218cm"/>
    </style:style>
    <style:style style:name="P122" style:family="paragraph">
      <style:paragraph-properties fo:text-align="justify" style:writing-mode="lr-tb"/>
      <style:text-properties fo:font-size="11pt" fo:font-weight="bold" style:font-size-asian="10pt" style:font-size-complex="11pt" style:font-weight-complex="bold"/>
    </style:style>
    <style:style style:name="P123" style:family="paragraph">
      <style:paragraph-properties fo:text-align="justify" style:writing-mode="lr-tb"/>
      <style:text-properties style:font-name="Times New Roman" fo:font-size="11pt" style:font-size-asian="8pt" style:font-size-complex="11pt"/>
    </style:style>
    <style:style style:name="P124" style:family="paragraph">
      <style:paragraph-properties fo:text-align="justify" style:writing-mode="lr-tb"/>
      <style:text-properties fo:font-size="8pt" style:font-size-asian="8pt" style:font-size-complex="8pt"/>
    </style:style>
    <style:style style:name="P125"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6"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7" style:family="paragraph">
      <style:text-properties fo:font-size="10pt" fo:font-style="italic" style:font-size-asian="10pt" style:font-style-asian="italic" style:font-size-complex="10pt" style:font-style-complex="italic"/>
    </style:style>
    <style:style style:name="P128" style:family="paragraph">
      <style:text-properties style:font-name="Times New Roman" fo:font-size="8pt" fo:font-style="italic" style:font-size-asian="8pt" style:font-style-asian="italic" style:font-size-complex="8pt" style:font-style-complex="italic"/>
    </style:style>
    <style:style style:name="P129" style:family="paragraph">
      <style:text-properties style:font-name="Times New Roman" fo:font-size="11pt" style:font-size-asian="11pt" style:font-size-complex="11pt"/>
    </style:style>
    <style:style style:name="P130" style:family="paragraph">
      <style:text-properties fo:font-size="9pt" style:font-size-asian="9pt" style:font-size-complex="9pt"/>
    </style:style>
    <style:style style:name="P131" style:family="paragraph">
      <style:text-properties fo:font-size="6pt" style:font-size-asian="6pt" style:font-size-complex="6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language="fr" fo:country="FR" fo:font-style="normal" style:text-underline-style="none" fo:font-weight="normal" style:font-style-asian="normal" style:font-weight-asian="normal" style:font-style-complex="normal"/>
    </style:style>
    <style:style style:name="T57" style:family="text">
      <style:text-properties fo:language="fr" fo:country="FR" fo:font-style="italic" style:text-underline-style="none" fo:font-weight="normal" style:font-style-asian="italic" style:font-weight-asian="normal" style:font-style-complex="italic"/>
    </style:style>
    <style:style style:name="T58" style:family="text">
      <style:text-properties fo:color="#0000ff" fo:language="fr" fo:country="FR" fo:font-style="italic" style:text-underline-style="none" fo:font-weight="normal" style:font-style-asian="italic" style:font-weight-asian="normal" style:font-style-complex="italic"/>
    </style:style>
    <style:style style:name="T59" style:family="text">
      <style:text-properties style:text-underline-style="none"/>
    </style:style>
    <style:style style:name="T60" style:family="text">
      <style:text-properties style:text-underline-style="none" loext:opacity="100%"/>
    </style:style>
    <style:style style:name="T61" style:family="text">
      <style:text-properties fo:color="#0000cc"/>
    </style:style>
    <style:style style:name="T62" style:family="text">
      <style:text-properties fo:font-size="8pt" style:font-size-asian="8pt" style:font-size-complex="8pt"/>
    </style:style>
    <style:style style:name="T63" style:family="text">
      <style:text-properties fo:color="#ff3333" fo:font-style="normal" fo:font-weight="bold" style:font-style-asian="normal" style:font-weight-asian="bold" style:font-style-complex="normal" style:font-weight-complex="bold"/>
    </style:style>
    <style:style style:name="T64" style:family="text">
      <style:text-properties fo:color="#000000" fo:font-size="10pt" style:font-size-asian="10pt" style:font-size-complex="10pt" loext:opacity="100%"/>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ize="10pt" fo:font-style="italic" fo:font-weight="bold" style:font-size-asian="10pt" style:font-style-asian="italic" style:font-weight-asian="bold" style:font-size-complex="10pt" style:font-style-complex="italic" style:font-weight-complex="bold"/>
    </style:style>
    <style:style style:name="T6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8" style:family="text">
      <style:text-properties fo:font-size="10pt" fo:font-style="italic" style:font-size-asian="10pt" style:font-style-asian="italic" style:font-size-complex="10pt" style:font-style-complex="italic"/>
    </style:style>
    <style:style style:name="T69" style:family="text">
      <style:text-properties fo:font-size="8pt" fo:font-style="italic" fo:font-weight="bold" style:font-size-asian="8pt" style:font-style-asian="italic" style:font-weight-asian="bold" style:font-size-complex="8pt" style:font-style-complex="italic" style:font-weight-complex="bold"/>
    </style:style>
    <style:style style:name="T70" style:family="text">
      <style:text-properties fo:color="#c9211e" fo:font-size="8pt" style:font-size-asian="8pt" style:font-size-complex="8pt" loext:opacity="100%"/>
    </style:style>
    <style:style style:name="T71" style:family="text">
      <style:text-properties fo:color="#000000" style:font-name="Symbol1" fo:font-size="10pt" style:font-size-asian="10pt" style:font-size-complex="10pt" loext:opacity="100%"/>
    </style:style>
    <style:style style:name="T72" style:family="text">
      <style:text-properties fo:font-size="9pt" style:font-size-asian="9pt" style:font-size-complex="9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0pt" fo:font-weight="normal" style:font-size-asian="10pt" style:font-weight-asian="normal" style:font-size-complex="10pt" style:font-weight-complex="normal"/>
    </style:style>
    <style:style style:name="T75" style:family="text">
      <style:text-properties fo:color="#3465a4" fo:font-size="10pt" fo:font-weight="bold" style:font-size-asian="10pt" style:font-weight-asian="bold" style:font-size-complex="10pt" style:font-weight-complex="bold" loext:opacity="100%"/>
    </style:style>
    <style:style style:name="T76" style:family="text">
      <style:text-properties fo:color="#800080" fo:font-size="10pt" fo:font-weight="bold" style:font-size-asian="10pt" style:font-weight-asian="bold" style:font-size-complex="10pt" style:font-weight-complex="bold" loext:opacity="100%"/>
    </style:style>
    <style:style style:name="T77"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78"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9"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0"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1" style:family="text">
      <style:text-properties style:font-name="Times New Roman" fo:font-size="10pt" fo:font-weight="bold" style:font-size-asian="10pt" style:font-size-complex="10pt" style:font-weight-complex="bold"/>
    </style:style>
    <style:style style:name="T82" style:family="text">
      <style:text-properties style:font-name="Times New Roman" fo:font-size="10pt" fo:font-weight="normal" style:font-size-asian="10pt" style:font-weight-asian="normal" style:font-size-complex="10pt" style:font-weight-complex="normal"/>
    </style:style>
    <style:style style:name="T83" style:family="text">
      <style:text-properties style:font-name="Times New Roman" fo:font-size="10pt" style:font-size-asian="10pt" style:font-size-complex="10pt"/>
    </style:style>
    <style:style style:name="T84" style:family="text">
      <style:text-properties style:font-name="Times New Roman" fo:font-size="10pt" fo:font-style="italic" fo:font-weight="bold" style:font-size-asian="10pt" style:font-size-complex="10pt" style:font-style-complex="italic" style:font-weight-complex="bold"/>
    </style:style>
    <style:style style:name="T85" style:family="text">
      <style:text-properties fo:color="#3465a4" style:font-name="Times New Roman" fo:font-size="8pt" fo:font-weight="bold" style:font-size-asian="8pt" style:font-weight-asian="bold" style:font-size-complex="8pt" style:font-weight-complex="bold" loext:opacity="100%"/>
    </style:style>
    <style:style style:name="T86" style:family="text">
      <style:text-properties style:font-name="Times New Roman" fo:font-size="8pt" style:font-size-asian="8pt" style:font-size-complex="8pt"/>
    </style:style>
    <style:style style:name="T87" style:family="text">
      <style:text-properties fo:font-size="8pt" fo:font-weight="normal" style:font-size-asian="8pt" style:font-weight-asian="normal" style:font-size-complex="8pt" style:font-weight-complex="normal"/>
    </style:style>
    <style:style style:name="T88" style:family="text">
      <style:text-properties style:font-name="Times New Roman" fo:font-size="12pt" fo:font-weight="bold" style:font-size-asian="12pt" style:font-weight-asian="bold" style:font-size-complex="12pt" style:font-weight-complex="bold"/>
    </style:style>
    <style:style style:name="T89"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0" style:family="text">
      <style:text-properties fo:color="#3465a4" style:font-name="Times New Roman" fo:font-size="8pt" fo:font-weight="bold" style:font-size-asian="8pt" style:font-weight-asian="bold" style:font-size-complex="8pt" style:font-weight-complex="bold"/>
    </style:style>
    <style:style style:name="T91" style:family="text">
      <style:text-properties fo:color="#000000" style:font-name="Times New Roman" fo:font-size="8pt" fo:font-weight="bold" style:font-size-asian="8pt" style:font-weight-asian="bold" style:font-size-complex="8pt" style:font-weight-complex="bold" loext:opacity="100%"/>
    </style:style>
    <style:style style:name="T92" style:family="text">
      <style:text-properties fo:color="#000000" style:font-name="Times New Roman" fo:font-size="8pt" fo:font-weight="normal" style:font-size-asian="8pt" style:font-weight-asian="normal" style:font-size-complex="8pt" style:font-weight-complex="normal" loext:opacity="100%"/>
    </style:style>
    <style:style style:name="T93" style:family="text">
      <style:text-properties fo:color="#3465a4" style:font-name="Times New Roman" fo:font-size="8pt" fo:font-weight="normal" style:font-size-asian="8pt" style:font-weight-asian="normal" style:font-size-complex="8pt" style:font-weight-complex="normal" loext:opacity="100%"/>
    </style:style>
    <style:style style:name="T94" style:family="text">
      <style:text-properties fo:color="#000000" style:font-name="Times New Roman" fo:font-size="8pt" fo:font-weight="normal" style:font-size-asian="8pt" style:font-weight-asian="normal" style:font-size-complex="8pt" style:font-weight-complex="normal"/>
    </style:style>
    <style:style style:name="T95" style:family="text">
      <style:text-properties fo:color="#3465a4" style:font-name="Times New Roman" fo:font-size="8pt" fo:font-weight="normal" style:font-size-asian="8pt" style:font-weight-asian="normal" style:font-size-complex="8pt" style:font-weight-complex="normal"/>
    </style:style>
    <style:style style:name="T96" style:family="text">
      <style:text-properties fo:color="#000000" style:font-name="Times New Roman" fo:font-size="8pt" fo:font-weight="bold" style:font-size-asian="8pt" style:font-weight-asian="bold" style:font-size-complex="8pt" style:font-weight-complex="bold"/>
    </style:style>
    <style:style style:name="T97"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98" style:family="text">
      <style:text-properties style:font-name="Times New Roman" fo:font-size="11pt" style:font-size-asian="11pt" style:font-size-complex="11pt"/>
    </style:style>
    <style:style style:name="T99" style:family="text">
      <style:text-properties fo:color="#3333ff" style:font-name="Times New Roman" fo:font-size="11pt" style:font-size-asian="11pt" style:font-size-complex="11pt"/>
    </style:style>
    <style:style style:name="T100" style:family="text">
      <style:text-properties fo:font-size="6pt" style:font-size-asian="6pt" style:font-size-complex="6pt"/>
    </style:style>
    <style:style style:name="T101"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draw:stroke="none" svg:stroke-color="#000000" draw:fill="none" draw:fill-color="#ffffff" fo:min-height="1.625cm" style:run-through="foreground"/>
    </style:style>
    <style:style style:name="gr14"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5" style:family="graphic">
      <style:graphic-properties loext:allow-overlap="true" draw:stroke="none" svg:stroke-color="#000000" draw:fill="none" draw:fill-color="#ffffff" fo:min-height="2.03cm" style:run-through="foreground"/>
    </style:style>
    <style:style style:name="gr16" style:family="graphic">
      <style:graphic-properties draw:stroke="none" svg:stroke-color="#000000" draw:fill="none" draw:fill-color="#ffffff" fo:min-height="0.988cm" style:run-through="foreground"/>
    </style:style>
    <style:style style:name="gr17"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9" style:family="graphic">
      <style:graphic-properties loext:allow-overlap="true" svg:stroke-color="#000000" draw:marker-end="Arrow" draw:marker-end-width="0.176cm" draw:textarea-horizontal-align="center" draw:textarea-vertical-align="middle" style:run-through="foreground"/>
    </style:style>
    <style:style style:name="gr20" style:family="graphic">
      <style:graphic-properties svg:stroke-color="#000000" draw:textarea-horizontal-align="center" draw:textarea-vertical-align="middle" style:run-through="foreground"/>
    </style:style>
    <style:style style:name="gr21" style:family="graphic">
      <style:graphic-properties svg:stroke-color="#000000" draw:textarea-horizontal-align="justify" draw:textarea-vertical-align="middle" draw:auto-grow-height="false" fo:min-height="0.321cm" fo:min-width="0.164cm" style:run-through="foreground"/>
    </style:style>
    <style:style style:name="gr22" style:family="graphic">
      <style:graphic-properties svg:stroke-color="#000000" draw:textarea-horizontal-align="justify" draw:textarea-vertical-align="middle" draw:auto-grow-height="false" fo:min-height="0.321cm" fo:min-width="0.166cm" style:run-through="foreground"/>
    </style:style>
    <style:style style:name="gr23" style:family="graphic">
      <style:graphic-properties loext:allow-overlap="true" draw:stroke="none" svg:stroke-color="#000000" draw:fill="none" draw:fill-color="#ffffff" fo:min-height="0.981cm" style:run-through="foreground"/>
    </style:style>
    <style:style style:name="gr24" style:family="graphic">
      <style:graphic-properties loext:allow-overlap="true" draw:stroke="none" svg:stroke-color="#000000" draw:fill="none" draw:fill-color="#ffffff" fo:min-height="1.692cm" style:run-through="foreground"/>
    </style:style>
    <style:style style:name="gr25" style:family="graphic">
      <style:graphic-properties loext:allow-overlap="true" draw:stroke="none" svg:stroke-color="#000000" draw:fill="none" draw:fill-color="#ffffff" fo:min-height="1.307cm" style:run-through="foreground"/>
    </style:style>
    <style:style style:name="gr26"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3"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5" style:family="graphic">
      <style:graphic-properties draw:stroke="none" svg:stroke-color="#000000" draw:fill="none" draw:fill-color="#ffffff" fo:min-height="0.847cm" style:run-through="foreground"/>
    </style:style>
    <style:style style:name="gr36" style:family="graphic">
      <style:graphic-properties svg:stroke-color="#000000" draw:fill="none" draw:textarea-horizontal-align="justify" draw:textarea-vertical-align="middle" draw:auto-grow-height="false" fo:min-height="0.601cm" fo:min-width="2.552cm" style:run-through="foreground"/>
    </style:style>
    <style:style style:name="gr37" style:family="graphic">
      <style:graphic-properties draw:stroke="none" svg:stroke-color="#000000" draw:fill="none" draw:fill-color="#ffffff" fo:min-height="0.554cm" style:run-through="foreground"/>
    </style:style>
    <style:style style:name="gr38"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2.757cm" fo:min-width="7.135cm" style:run-through="foreground"/>
    </style:style>
    <style:style style:name="gr40" style:family="graphic">
      <style:graphic-properties svg:stroke-color="#000000" draw:fill="none" draw:textarea-horizontal-align="justify" draw:textarea-vertical-align="middle" draw:auto-grow-height="false" fo:min-height="0.4cm" fo:min-width="7.135cm" style:run-through="foreground"/>
    </style:style>
    <style:style style:name="gr41"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2" style:family="graphic">
      <style:graphic-properties draw:stroke="none" svg:stroke-color="#000000" draw:fill="none" draw:fill-color="#ffffff" fo:min-height="0.434cm" style:run-through="foreground"/>
    </style:style>
    <style:style style:name="gr43" style:family="graphic">
      <style:graphic-properties draw:stroke="none" svg:stroke-color="#000000" draw:fill="none" draw:fill-color="#ffffff" fo:min-height="2.923cm" style:run-through="foreground"/>
    </style:style>
    <style:style style:name="gr44"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5"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7"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none" svg:stroke-color="#000000" draw:fill="none" draw:fill-color="#ffffff" fo:min-height="0.464cm" style:run-through="foreground"/>
    </style:style>
    <style:style style:name="gr119" style:family="graphic">
      <style:graphic-properties draw:fill="solid" draw:fill-color="#ffffcc" draw:textarea-horizontal-align="center" draw:textarea-vertical-align="middle" style:run-through="foreground"/>
    </style:style>
    <style:style style:name="gr120" style:family="graphic">
      <style:graphic-properties draw:fill="solid" draw:fill-color="#ff9900" draw:textarea-horizontal-align="center" draw:textarea-vertical-align="middle" style:run-through="foreground"/>
    </style:style>
    <style:style style:name="gr121" style:family="graphic">
      <style:graphic-properties draw:fill="solid" draw:fill-color="#ff66ff" draw:textarea-horizontal-align="center" draw:textarea-vertical-align="middle" style:run-through="foreground"/>
    </style:style>
    <style:style style:name="gr122" style:family="graphic">
      <style:graphic-properties draw:fill="solid" draw:fill-color="#66ffff" draw:textarea-horizontal-align="center" draw:textarea-vertical-align="middle" style:run-through="foreground"/>
    </style:style>
    <style:style style:name="gr123" style:family="graphic">
      <style:graphic-properties draw:fill="solid" draw:fill-color="#009933"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onception d'un protocole et implémentation</text:p>
      <text:p text:style-name="P25">FSK_COM_STACK</text:p>
      <text:p text:style-name="P25"/>
      <text:p text:style-name="P25"/>
      <text:p text:style-name="P24"/>
      <text:p text:style-name="P2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0"><text:a xlink:type="simple" xlink:href="#__RefHeading___Toc2092_2496697646" text:style-name="Index_20_Link" text:visited-style-name="Index_20_Link">1.Présentation<text:tab/>2</text:a></text:p>
          <text:p text:style-name="P60"><text:a xlink:type="simple" xlink:href="#__RefHeading___Toc2094_2496697646" text:style-name="Index_20_Link" text:visited-style-name="Index_20_Link">2.Architecture de la pile de communication<text:tab/>3</text:a></text:p>
          <text:p text:style-name="P61"><text:a xlink:type="simple" xlink:href="#__RefHeading___Toc2096_2496697646" text:style-name="Index_20_Link" text:visited-style-name="Index_20_Link">2.1.Les trames du protocole<text:tab/>4</text:a></text:p>
          <text:p text:style-name="P60"><text:a xlink:type="simple" xlink:href="#__RefHeading__3608_383917237" text:style-name="Index_20_Link" text:visited-style-name="Index_20_Link">3.Mécanisme logiciel de la pile de communication<text:tab/>6</text:a></text:p>
          <text:p text:style-name="P61"><text:a xlink:type="simple" xlink:href="#__RefHeading__3610_383917237" text:style-name="Index_20_Link" text:visited-style-name="Index_20_Link">3.1.La gestion des timeout<text:tab/>6</text:a></text:p>
          <text:p text:style-name="P61"><text:a xlink:type="simple" xlink:href="#__RefHeading__3612_383917237" text:style-name="Index_20_Link" text:visited-style-name="Index_20_Link">3.2.Machine à état fini (FSM)<text:tab/>7</text:a></text:p>
          <text:p text:style-name="P61"><text:a xlink:type="simple" xlink:href="#__RefHeading__3614_383917237" text:style-name="Index_20_Link" text:visited-style-name="Index_20_Link">3.3.Exécution de la pile<text:tab/>7</text:a></text:p>
          <text:p text:style-name="P61"><text:a xlink:type="simple" xlink:href="#__RefHeading__3616_383917237" text:style-name="Index_20_Link" text:visited-style-name="Index_20_Link">3.4.Architecture logicielle<text:tab/>8</text:a></text:p>
          <text:p text:style-name="P60"><text:a xlink:type="simple" xlink:href="#__RefHeading__3618_383917237" text:style-name="Index_20_Link" text:visited-style-name="Index_20_Link">4.La couche ExchangeControl<text:tab/>9</text:a></text:p>
          <text:p text:style-name="P61"><text:a xlink:type="simple" xlink:href="#__RefHeading__3620_383917237" text:style-name="Index_20_Link" text:visited-style-name="Index_20_Link">4.1.Définition des types et variables de la couche ExchangeCtrl<text:tab/>9</text:a></text:p>
          <text:p text:style-name="P61"><text:a xlink:type="simple" xlink:href="#__RefHeading__2235_1642002524" text:style-name="Index_20_Link" text:visited-style-name="Index_20_Link">4.2.L'échange de type requête : émissaire de la requête<text:tab/>11</text:a></text:p>
          <text:p text:style-name="P61"><text:a xlink:type="simple" xlink:href="#__RefHeading__2243_1642002524" text:style-name="Index_20_Link" text:visited-style-name="Index_20_Link">4.3.L'échange de type Message Asynchrone : émissaire du message <text:tab/>13</text:a></text:p>
          <text:p text:style-name="P61"><text:a xlink:type="simple" xlink:href="#__RefHeading__2251_1642002524" text:style-name="Index_20_Link" text:visited-style-name="Index_20_Link">4.4.La réception <text:tab/>15</text:a></text:p>
          <text:p text:style-name="P61"><text:a xlink:type="simple" xlink:href="#__RefHeading__2257_1642002524" text:style-name="Index_20_Link" text:visited-style-name="Index_20_Link">4.5.Les échanges de type Data et Ack<text:tab/>17</text:a></text:p>
          <text:p text:style-name="P60"><text:a xlink:type="simple" xlink:href="#__RefHeading__2265_1642002524" text:style-name="Index_20_Link" text:visited-style-name="Index_20_Link">5.Les couches MAC et Phy_UART<text:tab/>20</text:a></text:p>
          <text:p text:style-name="P61"><text:a xlink:type="simple" xlink:href="#__RefHeading__2267_1642002524" text:style-name="Index_20_Link" text:visited-style-name="Index_20_Link">5.1.Approche générale<text:tab/>20</text:a></text:p>
          <text:p text:style-name="P60"><text:a xlink:type="simple" xlink:href="#__RefHeading__2273_1642002524" text:style-name="Index_20_Link" text:visited-style-name="Index_20_Link">6.La couche PhyUART <text:tab/>21</text:a></text:p>
          <text:p text:style-name="P61"><text:a xlink:type="simple" xlink:href="#__RefHeading__2275_1642002524" text:style-name="Index_20_Link" text:visited-style-name="Index_20_Link">6.1.Rôle <text:tab/>21</text:a></text:p>
          <text:p text:style-name="P61"><text:a xlink:type="simple" xlink:href="#__RefHeading__2277_1642002524" text:style-name="Index_20_Link" text:visited-style-name="Index_20_Link">6.2.FSM de réception<text:tab/>22</text:a></text:p>
          <text:p text:style-name="P61"><text:a xlink:type="simple" xlink:href="#__RefHeading__4235_1521403488" text:style-name="Index_20_Link" text:visited-style-name="Index_20_Link">6.3.L'émission<text:tab/>23</text:a></text:p>
          <text:p text:style-name="P61"><text:a xlink:type="simple" xlink:href="#__RefHeading__4237_1521403488" text:style-name="Index_20_Link" text:visited-style-name="Index_20_Link">6.4.L'interface logicielle PhyUART/MAC, quelques informations ...<text:tab/>23</text:a></text:p>
          <text:p text:style-name="P61"><text:a xlink:type="simple" xlink:href="#__RefHeading__4239_1521403488" text:style-name="Index_20_Link" text:visited-style-name="Index_20_Link">6.5.Tests logiciels<text:tab/>24</text:a></text:p>
          <text:p text:style-name="P61"><text:a xlink:type="simple" xlink:href="#__RefHeading__4241_1521403488" text:style-name="Index_20_Link" text:visited-style-name="Index_20_Link">6.6.Timing FSM<text:tab/>24</text:a></text:p>
          <text:p text:style-name="P60"><text:a xlink:type="simple" xlink:href="#__RefHeading__4125_1521403488" text:style-name="Index_20_Link" text:visited-style-name="Index_20_Link">7.La couche MAC <text:tab/>24</text:a></text:p>
          <text:p text:style-name="P60"><text:a xlink:type="simple" xlink:href="#__RefHeading__4127_1521403488" text:style-name="Index_20_Link" text:visited-style-name="Index_20_Link">8.Implémentation logicielle<text:tab/>24</text:a></text:p>
          <text:p text:style-name="P60"><text:a xlink:type="simple" xlink:href="#__RefHeading__4275_1521403488" text:style-name="Index_20_Link" text:visited-style-name="Index_20_Link">9.Aspect temps réel ...<text:tab/>25</text:a></text:p>
        </text:index-body>
      </text:table-of-conten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66"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08" svg:x1="3.48cm" svg:y1="1.166cm" svg:x2="3.427cm" svg:y2="4.235cm"><text:p/></draw:line><draw:line draw:name="Ligne 16" draw:style-name="gr3" draw:text-style-name="P108" svg:x1="6.692cm" svg:y1="1.136cm" svg:x2="6.71cm" svg:y2="4.376cm"><text:p/></draw:line><draw:frame draw:name="Cadre de texte 15" draw:style-name="gr4" draw:text-style-name="P109" svg:width="1.271cm" svg:height="0.408cm" svg:x="2.863cm" svg:y="0.584cm"><draw:text-box><text:p><text:span text:style-name="T1">Part A</text:span></text:p></draw:text-box></draw:frame><draw:frame draw:name="Cadre de texte 16" draw:style-name="gr4" draw:text-style-name="P109" svg:width="1.271cm" svg:height="0.408cm" svg:x="6.038cm" svg:y="0.524cm"><draw:text-box><text:p><text:span text:style-name="T1">Part B</text:span></text:p></draw:text-box></draw:frame><draw:line draw:name="Ligne 17" draw:style-name="gr3" draw:text-style-name="P108" svg:x1="3.445cm" svg:y1="1.589cm" svg:x2="6.655cm" svg:y2="1.589cm"><text:p/></draw:line><draw:line draw:name="Ligne 18" draw:style-name="gr5" draw:text-style-name="P108" svg:x1="6.655cm" svg:y1="2.083cm" svg:x2="3.48cm" svg:y2="2.088cm"><text:p/></draw:line><draw:line draw:name="Ligne 19" draw:style-name="gr6" draw:text-style-name="P108" svg:x1="3.48cm" svg:y1="3.17cm" svg:x2="6.69cm" svg:y2="3.17cm"><text:p/></draw:line><draw:line draw:name="Ligne 20" draw:style-name="gr3" draw:text-style-name="P108" svg:x1="9.619cm" svg:y1="3.018cm" svg:x2="7.026cm" svg:y2="2.03cm"><text:p/></draw:line><draw:line draw:name="Ligne 21" draw:style-name="gr3" draw:text-style-name="P108" svg:x1="9.619cm" svg:y1="4.135cm" svg:x2="7.026cm" svg:y2="3.147cm"><text:p/></draw:line><draw:frame draw:name="Cadre de texte 17" draw:style-name="gr4" draw:text-style-name="P109" svg:width="2.911cm" svg:height="0.408cm" svg:x="9.883cm" svg:y="2.805cm"><draw:text-box><text:p><text:span text:style-name="T1">Échange synchrone</text:span></text:p></draw:text-box></draw:frame><draw:frame draw:name="Cadre de texte 18" draw:style-name="gr7" draw:text-style-name="P109" svg:width="3.687cm" svg:height="0.814cm" svg:x="9.883cm" svg:y="3.981cm"><draw:text-box><text:p><text:span text:style-name="T1">Message asynchrone</text:span></text:p></draw:text-box></draw:frame><draw:frame draw:name="Cadre de texte 19" draw:style-name="gr8" draw:text-style-name="P110" svg:width="2.029cm" svg:height="0.507cm" svg:x="4.345cm" svg:y="1.166cm"><draw:text-box><text:p><text:span text:style-name="T64">requête</text:span></text:p></draw:text-box></draw:frame><draw:frame draw:name="Cadre de texte 20" draw:style-name="gr4" draw:text-style-name="P110" svg:width="1.606cm" svg:height="0.408cm" svg:x="4.644cm" svg:y="2.089cm"><draw:text-box><text:p><text:span text:style-name="T64">data</text:span></text:p></draw:text-box></draw:frame><draw:frame draw:name="Cadre de texte 21" draw:style-name="gr9" draw:text-style-name="P110" svg:width="2.7cm" svg:height="0.671cm" svg:x="3.886cm" svg:y="2.648cm"><draw:text-box><text:p><text:span text:style-name="T64">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1" svg:width="2.911cm" svg:height="0.408cm" svg:x="8.931cm" svg:y="0.51cm"><draw:text-box><text:p><text:span text:style-name="T65">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4723057917606179086" text:style-name="L1">
        <text:list-item>
          <text:p text:style-name="P89"><text:span text:style-name="T17">la réalisation de ces deux types d'échange</text:span><text:span text:style-name="T17"> (synchrone, asynchrone)</text:span><text:span text:style-name="T17">,</text:span></text:p>
        </text:list-item>
        <text:list-item>
          <text:p text:style-name="P89"><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89"><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90">un préambule (bits) propre au réseau crée afin de filtrer les devices appartenant au réseau de tout autre communication 433MHz (télécommandes quelconques, domotique...),</text:p>
            </text:list-item>
            <text:list-item>
              <text:p text:style-name="P89"><text:span text:style-name="T17">un accusé de réception systématique </text:span><text:span text:style-name="T17">à tout message envoyé (les données pour une requête, ou un <text:s/>acquittement simple pour un message asynchrone),</text:span></text:p>
            </text:list-item>
            <text:list-item>
              <text:p text:style-name="P90">une répétition de l'envoi des messages si un délai est dépassé (Time Out)</text:p>
            </text:list-item>
          </text:list>
        </text:list-item>
      </text:list>
      <text:p text:style-name="P7"/>
      <text:h text:style-name="P67" text:outline-level="1"><text:bookmark-start text:name="__RefHeading___Toc2094_2496697646"/><text:soft-page-break/>Architecture de la pile de communication<text:bookmark-end text:name="__RefHeading___Toc2094_2496697646"/></text:h>
      <text:p text:style-name="P3"/>
      <text:p text:style-name="P3"><draw:g text:anchor-type="paragraph" draw:z-index="1" draw:style-name="gr12"><draw:frame draw:name="Cadre de texte 28" draw:style-name="gr13" draw:text-style-name="P112" svg:width="5.255cm" svg:height="1.625cm" svg:x="10.95cm" svg:y="0.854cm"><draw:text-box><text:p><text:span text:style-name="T66">Exemple : L'application initie un échange caractérisé par son ID</text:span></text:p><text:p><text:span text:style-name="T67"/></text:p><text:p><text:span text:style-name="T67"/></text:p></draw:text-box></draw:frame><draw:g draw:name="DrawObject 1" draw:style-name="gr10"><draw:custom-shape draw:name="Forme 4" draw:style-name="gr11" svg:width="3.193cm" svg:height="0.9cm" svg:x="6.826cm" svg:y="10.014cm"><text:p/><draw:enhanced-geometry svg:viewBox="0 0 21600 21600" draw:type="rectangle" draw:enhanced-path="M 0 0 L 21600 0 21600 21600 0 21600 0 0 Z N"/></draw:custom-shape><draw:frame draw:name="Cadre de texte 9" draw:style-name="gr4" draw:text-style-name="P111" svg:width="2.911cm" svg:height="0.408cm" svg:x="7.106cm" svg:y="10.204cm"><draw:text-box><text:p><text:span text:style-name="T65">UART (Phy 2)</text:span></text:p></draw:text-box></draw:frame></draw:g><draw:g draw:name="DrawObject 2" draw:style-name="gr10"><draw:custom-shape draw:name="Forme 7" draw:style-name="gr11" svg:width="3.193cm" svg:height="0.9cm" svg:x="6.793cm" svg:y="5.577cm"><text:p/><draw:enhanced-geometry svg:viewBox="0 0 21600 21600" draw:type="rectangle" draw:enhanced-path="M 0 0 L 21600 0 21600 21600 0 21600 0 0 Z N"/></draw:custom-shape><draw:frame draw:name="Cadre de texte 11" draw:style-name="gr4" draw:text-style-name="P111" svg:width="2.911cm" svg:height="0.408cm" svg:x="7.073cm" svg:y="5.768cm"><draw:text-box><text:p><text:span text:style-name="T65">MAC (My@)</text:span></text:p></draw:text-box></draw:frame></draw:g><draw:g draw:name="DrawObject 3" draw:style-name="gr10"><draw:custom-shape draw:name="Forme 8" draw:style-name="gr11" svg:width="3.193cm" svg:height="0.9cm" svg:x="6.777cm" svg:y="3.408cm"><text:p/><draw:enhanced-geometry svg:viewBox="0 0 21600 21600" draw:type="rectangle" draw:enhanced-path="M 0 0 L 21600 0 21600 21600 0 21600 0 0 Z N"/></draw:custom-shape><draw:frame draw:name="Cadre de texte 10" draw:style-name="gr4" draw:text-style-name="P111" svg:width="2.911cm" svg:height="0.408cm" svg:x="7.057cm" svg:y="3.598cm"><draw:text-box><text:p><text:span text:style-name="T65">ExchangeCtrle</text:span></text:p></draw:text-box></draw:frame></draw:g><draw:g draw:name="DrawObject 4" draw:style-name="gr10"><draw:custom-shape draw:name="Forme 9" draw:style-name="gr11" svg:width="3.193cm" svg:height="0.9cm" svg:x="6.688cm" svg:y="0.662cm"><text:p/><draw:enhanced-geometry svg:viewBox="0 0 21600 21600" draw:type="rectangle" draw:enhanced-path="M 0 0 L 21600 0 21600 21600 0 21600 0 0 Z N"/></draw:custom-shape><draw:frame draw:name="Cadre de texte 12" draw:style-name="gr4" draw:text-style-name="P111" svg:width="2.911cm" svg:height="0.408cm" svg:x="6.969cm" svg:y="0.852cm"><draw:text-box><text:p><text:span text:style-name="T65">Application</text:span></text:p></draw:text-box></draw:frame></draw:g><draw:line draw:name="Ligne verticale 1" draw:style-name="gr14" draw:text-style-name="P108" svg:x1="8.361cm" svg:y1="1.762cm" svg:x2="8.361cm" svg:y2="3.408cm"><text:p/></draw:line><draw:frame draw:name="Cadre de texte 13" draw:style-name="gr15" draw:text-style-name="P112" svg:width="3.335cm" svg:height="2.031cm" svg:x="8.593cm" svg:y="0.467cm"><draw:text-box><text:p><text:span text:style-name="T66">Exchange : ID n°</text:span></text:p><text:p><text:span text:style-name="T68">- requests</text:span></text:p><text:p><text:span text:style-name="T68">- data</text:span></text:p><text:p><text:span text:style-name="T68">- AsyMssg</text:span></text:p></draw:text-box></draw:frame><draw:g draw:name="DrawObject 5" draw:style-name="gr10"><draw:custom-shape draw:name="Forme 10" draw:style-name="gr11" svg:width="3.193cm" svg:height="0.9cm" svg:x="6.828cm" svg:y="12.234cm"><text:p/><draw:enhanced-geometry svg:viewBox="0 0 21600 21600" draw:type="rectangle" draw:enhanced-path="M 0 0 L 21600 0 21600 21600 0 21600 0 0 Z N"/></draw:custom-shape><draw:frame draw:name="Cadre de texte 14" draw:style-name="gr4" draw:text-style-name="P111" svg:width="2.911cm" svg:height="0.408cm" svg:x="7.108cm" svg:y="12.427cm"><draw:text-box><text:p><text:span text:style-name="T65">FSK (Phy 1)</text:span></text:p></draw:text-box></draw:frame></draw:g><draw:g draw:name="DrawObject6" draw:style-name="gr10"><draw:line draw:name="Ligne verticale 2" draw:style-name="gr3" draw:text-style-name="P108" svg:x1="7.375cm" svg:y1="4.307cm" svg:x2="7.375cm" svg:y2="5.577cm"><text:p/></draw:line><draw:frame draw:name="Cadre de texte 22" draw:style-name="gr16" draw:text-style-name="P112" svg:width="1.71cm" svg:height="0.989cm" svg:x="5.56cm" svg:y="4.59cm"><draw:text-box><text:p><text:span text:style-name="T68">- request</text:span></text:p><text:p><text:span text:style-name="T68">- AsyMssg</text:span></text:p></draw:text-box></draw:frame><draw:line draw:name="Ligne verticale 3" draw:style-name="gr3" draw:text-style-name="P108" svg:x1="9.208cm" svg:y1="5.577cm" svg:x2="9.19cm" svg:y2="4.307cm"><text:p/></draw:line><draw:frame draw:name="Cadre de texte 23" draw:style-name="gr16" draw:text-style-name="P112" svg:width="1.71cm" svg:height="0.989cm" svg:x="9.387cm" svg:y="4.59cm"><draw:text-box><text:p><text:span text:style-name="T68">- data</text:span></text:p><text:p><text:span text:style-name="T68">- Ack</text:span></text:p></draw:text-box></draw:frame></draw:g><draw:g draw:name="DrawObject 6" draw:style-name="gr10"><draw:line draw:name="Ligne verticale 5" draw:style-name="gr3" draw:text-style-name="P108" svg:x1="7.375cm" svg:y1="6.523cm" svg:x2="7.375cm" svg:y2="7.793cm"><text:p/></draw:line><draw:frame draw:name="Cadre de texte 24" draw:style-name="gr16" draw:text-style-name="P112" svg:width="1.71cm" svg:height="0.989cm" svg:x="5.56cm" svg:y="6.805cm"><draw:text-box><text:p><text:span text:style-name="T68">- request</text:span></text:p><text:p><text:span text:style-name="T68">- AsyMssg</text:span></text:p></draw:text-box></draw:frame><draw:line draw:name="Ligne verticale 6" draw:style-name="gr3" draw:text-style-name="P108" svg:x1="9.208cm" svg:y1="7.793cm" svg:x2="9.19cm" svg:y2="6.523cm"><text:p/></draw:line><draw:frame draw:name="Cadre de texte 25" draw:style-name="gr16" draw:text-style-name="P112" svg:width="1.71cm" svg:height="0.989cm" svg:x="9.387cm" svg:y="6.805cm"><draw:text-box><text:p><text:span text:style-name="T68">- data</text:span></text:p><text:p><text:span text:style-name="T68">- Ack</text:span></text:p></draw:text-box></draw:frame></draw:g><draw:g draw:name="DrawObject 7" draw:style-name="gr10"><draw:line draw:name="Ligne verticale 7" draw:style-name="gr3" draw:text-style-name="P108" svg:x1="7.375cm" svg:y1="10.964cm" svg:x2="7.375cm" svg:y2="12.234cm"><text:p/></draw:line><draw:frame draw:name="Cadre de texte 26" draw:style-name="gr16" draw:text-style-name="P112" svg:width="1.71cm" svg:height="0.989cm" svg:x="5.56cm" svg:y="11.247cm"><draw:text-box><text:p><text:span text:style-name="T68">- request</text:span></text:p><text:p><text:span text:style-name="T68">- AsyMssg</text:span></text:p></draw:text-box></draw:frame><draw:line draw:name="Ligne verticale 8" draw:style-name="gr3" draw:text-style-name="P108" svg:x1="9.208cm" svg:y1="12.234cm" svg:x2="9.19cm" svg:y2="10.964cm"><text:p/></draw:line><draw:frame draw:name="Cadre de texte 27" draw:style-name="gr16" draw:text-style-name="P112" svg:width="1.71cm" svg:height="0.989cm" svg:x="9.387cm" svg:y="11.247cm"><draw:text-box><text:p><text:span text:style-name="T68">- data</text:span></text:p><text:p><text:span text:style-name="T68">- Ack</text:span></text:p></draw:text-box></draw:frame></draw:g><draw:g draw:name="DrawObject8" draw:style-name="gr10"><draw:path draw:name="Forme52" draw:style-name="gr17" draw:text-style-name="P108" svg:width="0.115cm" svg:height="0.286cm" svg:x="11.155cm" svg:y="12.037cm" svg:viewBox="0 0 116 287" svg:d="M0 287c58-646 116 0 116 0"><text:p/></draw:path><draw:path draw:name="Forme53" draw:style-name="gr17" draw:text-style-name="P108" svg:width="0.115cm" svg:height="0.286cm" svg:x="11.271cm" svg:y="12.321cm" svg:viewBox="0 0 116 287" svg:d="M0 0c58 645 116 0 116 0"><text:p/></draw:path><draw:path draw:name="Forme54" draw:style-name="gr17" draw:text-style-name="P108" svg:width="0.115cm" svg:height="0.286cm" svg:x="11.386cm" svg:y="12.037cm" svg:viewBox="0 0 116 287" svg:d="M0 287c58-646 116 0 116 0"><text:p/></draw:path><draw:path draw:name="Forme55" draw:style-name="gr17" draw:text-style-name="P108" svg:width="0.115cm" svg:height="0.286cm" svg:x="11.503cm" svg:y="12.321cm" svg:viewBox="0 0 116 287" svg:d="M0 0c58 645 116 0 116 0"><text:p/></draw:path><draw:path draw:name="Forme56" draw:style-name="gr17" draw:text-style-name="P108" svg:width="0.115cm" svg:height="0.286cm" svg:x="11.618cm" svg:y="12.037cm" svg:viewBox="0 0 116 287" svg:d="M0 287c58-646 116 0 116 0"><text:p/></draw:path><draw:path draw:name="Forme57" draw:style-name="gr17" draw:text-style-name="P108" svg:width="0.115cm" svg:height="0.286cm" svg:x="11.735cm" svg:y="12.321cm" svg:viewBox="0 0 116 287" svg:d="M0 0c58 645 116 0 116 0"><text:p/></draw:path><draw:path draw:name="Forme58" draw:style-name="gr17" draw:text-style-name="P108" svg:width="0.115cm" svg:height="0.286cm" svg:x="11.85cm" svg:y="12.037cm" svg:viewBox="0 0 116 287" svg:d="M0 287c58-646 116 0 116 0"><text:p/></draw:path><draw:path draw:name="Forme63" draw:style-name="gr17" draw:text-style-name="P108" svg:width="0.073cm" svg:height="0.286cm" svg:x="11.973cm" svg:y="12.321cm" svg:viewBox="0 0 74 287" svg:d="M0 0c37 645 74 0 74 0"><text:p/></draw:path><draw:path draw:name="Forme64" draw:style-name="gr17" draw:text-style-name="P108" svg:width="0.073cm" svg:height="0.286cm" svg:x="12.049cm" svg:y="12.037cm" svg:viewBox="0 0 74 287" svg:d="M0 287c37-646 74 0 74 0"><text:p/></draw:path><draw:path draw:name="Forme65" draw:style-name="gr17" draw:text-style-name="P108" svg:width="0.073cm" svg:height="0.286cm" svg:x="12.123cm" svg:y="12.321cm" svg:viewBox="0 0 74 287" svg:d="M0 0c37 645 74 0 74 0"><text:p/></draw:path><draw:path draw:name="Forme66" draw:style-name="gr17" draw:text-style-name="P108" svg:width="0.073cm" svg:height="0.286cm" svg:x="12.197cm" svg:y="12.037cm" svg:viewBox="0 0 74 287" svg:d="M0 287c37-646 74 0 74 0"><text:p/></draw:path><draw:path draw:name="Forme67" draw:style-name="gr17" draw:text-style-name="P108" svg:width="0.073cm" svg:height="0.286cm" svg:x="12.273cm" svg:y="12.321cm" svg:viewBox="0 0 74 287" svg:d="M0 0c37 645 74 0 74 0"><text:p/></draw:path><draw:path draw:name="Forme68" draw:style-name="gr17" draw:text-style-name="P108" svg:width="0.073cm" svg:height="0.286cm" svg:x="12.347cm" svg:y="12.037cm" svg:viewBox="0 0 74 287" svg:d="M0 287c37-646 74 0 74 0"><text:p/></draw:path><draw:path draw:name="Forme69" draw:style-name="gr17" draw:text-style-name="P108" svg:width="0.073cm" svg:height="0.286cm" svg:x="12.418cm" svg:y="12.321cm" svg:viewBox="0 0 74 287" svg:d="M0 0c37 645 74 0 74 0"><text:p/></draw:path><draw:path draw:name="Forme75" draw:style-name="gr18" draw:text-style-name="P108" svg:width="0.115cm" svg:height="0.286cm" svg:x="11.386cm" svg:y="12.037cm" svg:viewBox="0 0 116 287" svg:d="M0 287c58-646 116 0 116 0"><text:p/></draw:path><draw:path draw:name="Forme76" draw:style-name="gr18" draw:text-style-name="P108" svg:width="0.115cm" svg:height="0.286cm" svg:x="11.503cm" svg:y="12.321cm" svg:viewBox="0 0 116 287" svg:d="M0 0c58 645 116 0 116 0"><text:p/></draw:path><draw:path draw:name="Forme77" draw:style-name="gr18" draw:text-style-name="P108" svg:width="0.115cm" svg:height="0.286cm" svg:x="11.619cm" svg:y="12.037cm" svg:viewBox="0 0 116 287" svg:d="M0 287c58-646 116 0 116 0"><text:p/></draw:path><draw:path draw:name="Forme78" draw:style-name="gr18" draw:text-style-name="P108" svg:width="0.115cm" svg:height="0.286cm" svg:x="11.735cm" svg:y="12.321cm" svg:viewBox="0 0 116 287" svg:d="M0 0c58 645 116 0 116 0"><text:p/></draw:path><draw:path draw:name="Forme79" draw:style-name="gr18" draw:text-style-name="P108" svg:width="0.115cm" svg:height="0.286cm" svg:x="11.85cm" svg:y="12.037cm" svg:viewBox="0 0 116 287" svg:d="M0 287c58-646 116 0 116 0"><text:p/></draw:path><draw:path draw:name="Forme84" draw:style-name="gr18" draw:text-style-name="P108" svg:width="0.073cm" svg:height="0.286cm" svg:x="11.973cm" svg:y="12.321cm" svg:viewBox="0 0 74 287" svg:d="M0 0c37 645 74 0 74 0"><text:p/></draw:path><draw:path draw:name="Forme85" draw:style-name="gr18" draw:text-style-name="P108" svg:width="0.073cm" svg:height="0.286cm" svg:x="12.049cm" svg:y="12.037cm" svg:viewBox="0 0 74 287" svg:d="M0 287c37-646 74 0 74 0"><text:p/></draw:path><draw:path draw:name="Forme86" draw:style-name="gr18" draw:text-style-name="P108" svg:width="0.073cm" svg:height="0.286cm" svg:x="12.123cm" svg:y="12.321cm" svg:viewBox="0 0 74 287" svg:d="M0 0c37 645 74 0 74 0"><text:p/></draw:path><draw:g draw:name="Forme87" draw:style-name="gr10"><draw:path draw:style-name="gr18" draw:text-style-name="P108" svg:width="0.115cm" svg:height="0.286cm" svg:x="11.155cm" svg:y="12.037cm" svg:viewBox="0 0 116 287" svg:d="M0 287c58-646 116 0 116 0"><text:p/></draw:path><draw:path draw:style-name="gr18" draw:text-style-name="P108" svg:width="0.115cm" svg:height="0.286cm" svg:x="11.271cm" svg:y="12.321cm" svg:viewBox="0 0 116 287" svg:d="M0 0c58 645 116 0 116 0"><text:p/></draw:path></draw:g><draw:path draw:name="Forme102" draw:style-name="gr18" draw:text-style-name="P108" svg:width="0.073cm" svg:height="0.286cm" svg:x="12.123cm" svg:y="12.321cm" svg:viewBox="0 0 74 287" svg:d="M74 0c-37 645-74 0-74 0"><text:p/></draw:path><draw:path draw:name="Forme103" draw:style-name="gr18" draw:text-style-name="P108" svg:width="0.073cm" svg:height="0.291cm" svg:x="12.197cm" svg:y="12.034cm" svg:viewBox="0 0 74 292" svg:d="M0 292c37-656 74 0 74 0"><text:p/></draw:path><draw:path draw:name="Forme104" draw:style-name="gr18" draw:text-style-name="P108" svg:width="0.074cm" svg:height="0.286cm" svg:x="12.347cm" svg:y="12.037cm" svg:viewBox="0 0 75 287" svg:d="M75 287c-38-646-75 0-75 0"><text:p/></draw:path><draw:path draw:name="Forme105" draw:style-name="gr18" draw:text-style-name="P108" svg:width="0.074cm" svg:height="0.286cm" svg:x="12.273cm" svg:y="12.321cm" svg:viewBox="0 0 75 287" svg:d="M75 0c-38 645-75 0-75 0"><text:p/></draw:path><draw:path draw:name="Forme107" draw:style-name="gr18" draw:text-style-name="P108" svg:width="0.074cm" svg:height="0.286cm" svg:x="12.418cm" svg:y="12.321cm" svg:viewBox="0 0 75 287" svg:d="M75 0c-38 645-75 0-75 0"><text:p/></draw:path><draw:path draw:name="Forme111" draw:style-name="gr18" draw:text-style-name="P108" svg:width="0.115cm" svg:height="0.286cm" svg:x="11.386cm" svg:y="12.037cm" svg:viewBox="0 0 116 287" svg:d="M0 287c58-646 116 0 116 0"><text:p/></draw:path><draw:path draw:name="Forme112" draw:style-name="gr18" draw:text-style-name="P108" svg:width="0.115cm" svg:height="0.286cm" svg:x="11.503cm" svg:y="12.321cm" svg:viewBox="0 0 116 287" svg:d="M0 0c58 645 116 0 116 0"><text:p/></draw:path></draw:g><draw:line draw:name="Ligne 8" draw:style-name="gr19" draw:text-style-name="P108" svg:x1="9.989cm" svg:y1="12.487cm" svg:x2="10.966cm" svg:y2="12.501cm"><text:p/></draw:line><draw:line draw:name="Ligne 9" draw:style-name="gr19" draw:text-style-name="P108" svg:x1="11.15cm" svg:y1="12.922cm" svg:x2="10.019cm" svg:y2="12.922cm"><text:p/></draw:line><draw:g draw:name="DrawObject 8" draw:style-name="gr10"><draw:path draw:name="Forme 31" draw:style-name="gr17" draw:text-style-name="P108" svg:width="0.106cm" svg:height="0.036cm" svg:x="11.25cm" svg:y="12.886cm" svg:viewBox="0 0 107 37" svg:d="M0 37c54-83 107 0 107 0"><text:p/></draw:path><draw:path draw:name="Forme 32" draw:style-name="gr17" draw:text-style-name="P108" svg:width="0.106cm" svg:height="0.036cm" svg:x="11.356cm" svg:y="12.923cm" svg:viewBox="0 0 107 37" svg:d="M0 0c53 83 107 0 107 0"><text:p/></draw:path><draw:path draw:name="Forme 33" draw:style-name="gr17" draw:text-style-name="P108" svg:width="0.106cm" svg:height="0.036cm" svg:x="11.465cm" svg:y="12.886cm" svg:viewBox="0 0 107 37" svg:d="M0 37c54-83 107 0 107 0"><text:p/></draw:path><draw:path draw:name="Forme 34" draw:style-name="gr17" draw:text-style-name="P108" svg:width="0.106cm" svg:height="0.036cm" svg:x="11.571cm" svg:y="12.923cm" svg:viewBox="0 0 107 37" svg:d="M0 0c53 83 107 0 107 0"><text:p/></draw:path><draw:path draw:name="Forme 35" draw:style-name="gr17" draw:text-style-name="P108" svg:width="0.106cm" svg:height="0.036cm" svg:x="11.677cm" svg:y="12.886cm" svg:viewBox="0 0 107 37" svg:d="M0 37c54-83 107 0 107 0"><text:p/></draw:path><draw:path draw:name="Forme 36" draw:style-name="gr17" draw:text-style-name="P108" svg:width="0.106cm" svg:height="0.036cm" svg:x="11.783cm" svg:y="12.923cm" svg:viewBox="0 0 107 37" svg:d="M0 0c53 83 107 0 107 0"><text:p/></draw:path><draw:path draw:name="Forme 37" draw:style-name="gr17" draw:text-style-name="P108" svg:width="0.106cm" svg:height="0.036cm" svg:x="11.892cm" svg:y="12.886cm" svg:viewBox="0 0 107 37" svg:d="M0 37c54-83 107 0 107 0"><text:p/></draw:path><draw:path draw:name="Forme 38" draw:style-name="gr17" draw:text-style-name="P108" svg:width="0.068cm" svg:height="0.036cm" svg:x="12.005cm" svg:y="12.923cm" svg:viewBox="0 0 69 37" svg:d="M0 0c34 83 69 0 69 0"><text:p/></draw:path><draw:path draw:name="Forme 39" draw:style-name="gr17" draw:text-style-name="P108" svg:width="0.068cm" svg:height="0.036cm" svg:x="12.074cm" svg:y="12.886cm" svg:viewBox="0 0 69 37" svg:d="M0 37c34-83 69 0 69 0"><text:p/></draw:path><draw:path draw:name="Forme 40" draw:style-name="gr17" draw:text-style-name="P108" svg:width="0.068cm" svg:height="0.036cm" svg:x="12.141cm" svg:y="12.923cm" svg:viewBox="0 0 69 37" svg:d="M0 0c34 83 69 0 69 0"><text:p/></draw:path><draw:path draw:name="Forme 41" draw:style-name="gr17" draw:text-style-name="P108" svg:width="0.068cm" svg:height="0.036cm" svg:x="12.211cm" svg:y="12.886cm" svg:viewBox="0 0 69 37" svg:d="M0 37c34-83 69 0 69 0"><text:p/></draw:path><draw:path draw:name="Forme 42" draw:style-name="gr17" draw:text-style-name="P108" svg:width="0.068cm" svg:height="0.036cm" svg:x="12.279cm" svg:y="12.923cm" svg:viewBox="0 0 69 37" svg:d="M0 0c34 83 69 0 69 0"><text:p/></draw:path><draw:path draw:name="Forme 43" draw:style-name="gr17" draw:text-style-name="P108" svg:width="0.068cm" svg:height="0.036cm" svg:x="12.348cm" svg:y="12.886cm" svg:viewBox="0 0 69 37" svg:d="M0 37c34-83 69 0 69 0"><text:p/></draw:path><draw:path draw:name="Forme 44" draw:style-name="gr17" draw:text-style-name="P108" svg:width="0.068cm" svg:height="0.036cm" svg:x="12.416cm" svg:y="12.923cm" svg:viewBox="0 0 69 37" svg:d="M0 0c34 83 69 0 69 0"><text:p/></draw:path><draw:path draw:name="Forme 45" draw:style-name="gr18" draw:text-style-name="P108" svg:width="0.106cm" svg:height="0.036cm" svg:x="11.465cm" svg:y="12.886cm" svg:viewBox="0 0 107 37" svg:d="M0 37c54-83 107 0 107 0"><text:p/></draw:path><draw:path draw:name="Forme 46" draw:style-name="gr18" draw:text-style-name="P108" svg:width="0.106cm" svg:height="0.036cm" svg:x="11.571cm" svg:y="12.923cm" svg:viewBox="0 0 107 37" svg:d="M0 0c53 83 107 0 107 0"><text:p/></draw:path><draw:path draw:name="Forme 47" draw:style-name="gr18" draw:text-style-name="P108" svg:width="0.106cm" svg:height="0.036cm" svg:x="11.677cm" svg:y="12.886cm" svg:viewBox="0 0 107 37" svg:d="M0 37c54-83 107 0 107 0"><text:p/></draw:path><draw:path draw:name="Forme 48" draw:style-name="gr18" draw:text-style-name="P108" svg:width="0.106cm" svg:height="0.036cm" svg:x="11.786cm" svg:y="12.923cm" svg:viewBox="0 0 107 37" svg:d="M0 0c53 83 107 0 107 0"><text:p/></draw:path><draw:path draw:name="Forme 49" draw:style-name="gr18" draw:text-style-name="P108" svg:width="0.106cm" svg:height="0.036cm" svg:x="11.892cm" svg:y="12.886cm" svg:viewBox="0 0 107 37" svg:d="M0 37c54-83 107 0 107 0"><text:p/></draw:path><draw:path draw:name="Forme 50" draw:style-name="gr18" draw:text-style-name="P108" svg:width="0.068cm" svg:height="0.036cm" svg:x="12.005cm" svg:y="12.923cm" svg:viewBox="0 0 69 37" svg:d="M0 0c34 83 69 0 69 0"><text:p/></draw:path><draw:path draw:name="Forme 51" draw:style-name="gr18" draw:text-style-name="P108" svg:width="0.068cm" svg:height="0.036cm" svg:x="12.074cm" svg:y="12.886cm" svg:viewBox="0 0 69 37" svg:d="M0 37c34-83 69 0 69 0"><text:p/></draw:path><draw:path draw:name="Forme 52" draw:style-name="gr18" draw:text-style-name="P108" svg:width="0.068cm" svg:height="0.036cm" svg:x="12.141cm" svg:y="12.923cm" svg:viewBox="0 0 69 37" svg:d="M0 0c34 83 69 0 69 0"><text:p/></draw:path><draw:g draw:name="Forme 53" draw:style-name="gr10"><draw:path draw:style-name="gr18" draw:text-style-name="P108" svg:width="0.106cm" svg:height="0.036cm" svg:x="11.25cm" svg:y="12.886cm" svg:viewBox="0 0 107 37" svg:d="M0 37c54-83 107 0 107 0"><text:p/></draw:path><draw:path draw:style-name="gr18" draw:text-style-name="P108" svg:width="0.106cm" svg:height="0.036cm" svg:x="11.356cm" svg:y="12.923cm" svg:viewBox="0 0 107 37" svg:d="M0 0c53 83 107 0 107 0"><text:p/></draw:path></draw:g><draw:path draw:name="Forme 54" draw:style-name="gr18" draw:text-style-name="P108" svg:width="0.068cm" svg:height="0.036cm" svg:x="12.141cm" svg:y="12.923cm" svg:viewBox="0 0 69 37" svg:d="M69 0c-35 83-69 0-69 0"><text:p/></draw:path><draw:path draw:name="Forme 55" draw:style-name="gr18" draw:text-style-name="P108" svg:width="0.068cm" svg:height="0.036cm" svg:x="12.212cm" svg:y="12.885cm" svg:viewBox="0 0 69 37" svg:d="M0 37c34-84 69 0 69 0"><text:p/></draw:path><draw:path draw:name="Forme 56" draw:style-name="gr18" draw:text-style-name="P108" svg:width="0.068cm" svg:height="0.036cm" svg:x="12.349cm" svg:y="12.886cm" svg:viewBox="0 0 69 37" svg:d="M69 37c-35-83-69 0-69 0"><text:p/></draw:path><draw:path draw:name="Forme 57" draw:style-name="gr18" draw:text-style-name="P108" svg:width="0.068cm" svg:height="0.036cm" svg:x="12.28cm" svg:y="12.923cm" svg:viewBox="0 0 69 37" svg:d="M69 0c-35 83-69 0-69 0"><text:p/></draw:path><draw:path draw:name="Forme 58" draw:style-name="gr18" draw:text-style-name="P108" svg:width="0.068cm" svg:height="0.036cm" svg:x="12.417cm" svg:y="12.923cm" svg:viewBox="0 0 69 37" svg:d="M69 0c-35 83-69 0-69 0"><text:p/></draw:path><draw:path draw:name="Forme 59" draw:style-name="gr18" draw:text-style-name="P108" svg:width="0.106cm" svg:height="0.036cm" svg:x="11.465cm" svg:y="12.886cm" svg:viewBox="0 0 107 37" svg:d="M0 37c54-83 107 0 107 0"><text:p/></draw:path><draw:path draw:name="Forme 60" draw:style-name="gr18" draw:text-style-name="P108" svg:width="0.106cm" svg:height="0.036cm" svg:x="11.571cm" svg:y="12.923cm" svg:viewBox="0 0 107 37" svg:d="M0 0c53 83 107 0 107 0"><text:p/></draw:path></draw:g><draw:g draw:name="DrawObject11" draw:style-name="gr10"><draw:line draw:name="Ligne 10" draw:style-name="gr20" draw:text-style-name="P108" svg:x1="3.256cm" svg:y1="0.344cm" svg:x2="3.523cm" svg:y2="0.344cm"><text:p/></draw:line><draw:line draw:name="Ligne 11" draw:style-name="gr20" draw:text-style-name="P108" svg:x1="3.523cm" svg:y1="0.665cm" svg:x2="3.523cm" svg:y2="0.344cm"><text:p/></draw:line><draw:line draw:name="Ligne 12" draw:style-name="gr20" draw:text-style-name="P108" svg:x1="3.523cm" svg:y1="0.665cm" svg:x2="3.681cm" svg:y2="0.665cm"><text:p/></draw:line><draw:line draw:name="Ligne 13" draw:style-name="gr20" draw:text-style-name="P108" svg:x1="3.681cm" svg:y1="0.665cm" svg:x2="3.681cm" svg:y2="0.344cm"><text:p/></draw:line><draw:custom-shape draw:name="Forme 11" draw:style-name="gr21" svg:width="0.165cm" svg:height="0.322cm" svg:x="3.681cm" svg:y="0.344cm"><text:p/><draw:enhanced-geometry svg:viewBox="0 0 21600 21600" draw:type="rectangle" draw:enhanced-path="M 0 0 L 21600 0 21600 21600 0 21600 0 0 Z N"/></draw:custom-shape><draw:custom-shape draw:name="Forme 12" draw:style-name="gr21" svg:width="0.165cm" svg:height="0.322cm" svg:x="3.845cm" svg:y="0.344cm"><text:p/><draw:enhanced-geometry svg:viewBox="0 0 21600 21600" draw:type="rectangle" draw:enhanced-path="M 0 0 L 21600 0 21600 21600 0 21600 0 0 Z N"/></draw:custom-shape><draw:line draw:name="Ligne 14" draw:style-name="gr20" draw:text-style-name="P108" svg:x1="4.01cm" svg:y1="0.665cm" svg:x2="4.01cm" svg:y2="0.344cm"><text:p/></draw:line><draw:custom-shape draw:name="Forme 13" draw:style-name="gr22" svg:width="0.167cm" svg:height="0.322cm" svg:x="4.009cm" svg:y="0.344cm"><text:p/><draw:enhanced-geometry svg:viewBox="0 0 21600 21600" draw:type="rectangle" draw:enhanced-path="M 0 0 L 21600 0 21600 21600 0 21600 0 0 Z N"/></draw:custom-shape><draw:custom-shape draw:name="Forme 14" draw:style-name="gr21" svg:width="0.165cm" svg:height="0.322cm" svg:x="4.175cm" svg:y="0.344cm"><text:p/><draw:enhanced-geometry svg:viewBox="0 0 21600 21600" draw:type="rectangle" draw:enhanced-path="M 0 0 L 21600 0 21600 21600 0 21600 0 0 Z N"/></draw:custom-shape><draw:line draw:name="Ligne 22" draw:style-name="gr20" draw:text-style-name="P108" svg:x1="4.339cm" svg:y1="0.665cm" svg:x2="4.339cm" svg:y2="0.344cm"><text:p/></draw:line><draw:custom-shape draw:name="Forme 15" draw:style-name="gr21" svg:width="0.165cm" svg:height="0.322cm" svg:x="4.339cm" svg:y="0.344cm"><text:p/><draw:enhanced-geometry svg:viewBox="0 0 21600 21600" draw:type="rectangle" draw:enhanced-path="M 0 0 L 21600 0 21600 21600 0 21600 0 0 Z N"/></draw:custom-shape><draw:custom-shape draw:name="Forme 16" draw:style-name="gr21" svg:width="0.165cm" svg:height="0.322cm" svg:x="4.503cm" svg:y="0.344cm"><text:p/><draw:enhanced-geometry svg:viewBox="0 0 21600 21600" draw:type="rectangle" draw:enhanced-path="M 0 0 L 21600 0 21600 21600 0 21600 0 0 Z N"/></draw:custom-shape><draw:line draw:name="Ligne 23" draw:style-name="gr20" draw:text-style-name="P108" svg:x1="4.668cm" svg:y1="0.665cm" svg:x2="4.668cm" svg:y2="0.344cm"><text:p/></draw:line><draw:custom-shape draw:name="Forme 17" draw:style-name="gr21" svg:width="0.165cm" svg:height="0.322cm" svg:x="4.667cm" svg:y="0.344cm"><text:p/><draw:enhanced-geometry svg:viewBox="0 0 21600 21600" draw:type="rectangle" draw:enhanced-path="M 0 0 L 21600 0 21600 21600 0 21600 0 0 Z N"/></draw:custom-shape><draw:custom-shape draw:name="Forme 18" draw:style-name="gr22" svg:width="0.167cm" svg:height="0.322cm" svg:x="4.831cm" svg:y="0.344cm"><text:p/><draw:enhanced-geometry svg:viewBox="0 0 21600 21600" draw:type="rectangle" draw:enhanced-path="M 0 0 L 21600 0 21600 21600 0 21600 0 0 Z N"/></draw:custom-shape><draw:line draw:name="Ligne 24" draw:style-name="gr20" draw:text-style-name="P108" svg:x1="4.997cm" svg:y1="0.344cm" svg:x2="5.264cm" svg:y2="0.344cm"><text:p/></draw:line></draw:g><draw:g draw:name="DrawObject 9" draw:style-name="gr10"><draw:custom-shape draw:name="Forme 19" draw:style-name="gr11" svg:width="3.193cm" svg:height="0.9cm" svg:x="6.704cm" svg:y="7.793cm"><text:p/><draw:enhanced-geometry svg:viewBox="0 0 21600 21600" draw:type="rectangle" draw:enhanced-path="M 0 0 L 21600 0 21600 21600 0 21600 0 0 Z N"/></draw:custom-shape><draw:frame draw:name="Cadre de texte 30" draw:style-name="gr4" draw:text-style-name="P111" svg:width="2.911cm" svg:height="0.408cm" svg:x="6.985cm" svg:y="7.983cm"><draw:text-box><text:p><text:span text:style-name="T65"><text:s text:c="2"/></text:span><text:span text:style-name="T65">Phy_UART</text:span></text:p></draw:text-box></draw:frame></draw:g><draw:g draw:name="DrawObject 10" draw:style-name="gr10"><draw:line draw:name="Ligne verticale 4" draw:style-name="gr3" draw:text-style-name="P108" svg:x1="7.375cm" svg:y1="8.731cm" svg:x2="7.375cm" svg:y2="10.001cm"><text:p/></draw:line><draw:frame draw:name="Cadre de texte 31" draw:style-name="gr16" draw:text-style-name="P112" svg:width="1.71cm" svg:height="0.989cm" svg:x="5.56cm" svg:y="9.014cm"><draw:text-box><text:p><text:span text:style-name="T68">- request</text:span></text:p><text:p><text:span text:style-name="T68">- AsyMssg</text:span></text:p></draw:text-box></draw:frame><draw:line draw:name="Ligne verticale 9" draw:style-name="gr3" draw:text-style-name="P108" svg:x1="9.208cm" svg:y1="10.001cm" svg:x2="9.19cm" svg:y2="8.731cm"><text:p/></draw:line><draw:frame draw:name="Cadre de texte 32" draw:style-name="gr16" draw:text-style-name="P112" svg:width="1.71cm" svg:height="0.989cm" svg:x="9.387cm" svg:y="9.014cm"><draw:text-box><text:p><text:span text:style-name="T68">- data</text:span></text:p><text:p><text:span text:style-name="T68">- Ack</text:span></text:p></draw:text-box></draw:frame></draw:g><draw:frame draw:name="Cadre de texte 38" draw:style-name="gr23" draw:text-style-name="P113" svg:width="4.368cm" svg:height="0.981cm" svg:x="0.659cm" svg:y="0.395cm"><draw:text-box><text:p><text:span text:style-name="T69">ExchCtrle Frame</text:span></text:p><text:p><text:span text:style-name="T62">|Dest@|ID|Type_LenData|Data|Trial|</text:span></text:p><text:p><text:span text:style-name="T69"/></text:p></draw:text-box></draw:frame><draw:frame draw:name="Cadre de texte 33" draw:style-name="gr23" draw:text-style-name="P113" svg:width="5.231cm" svg:height="0.981cm" svg:x="0.33cm" svg:y="0.649cm"><draw:text-box><text:p><text:span text:style-name="T69">MAC Frame</text:span></text:p><text:p><text:span text:style-name="T62">|</text:span><text:span text:style-name="T70">My@</text:span><text:span text:style-name="T62">|Dest@|ID|Type_LenData|Data|Trial|</text:span></text:p><text:p><text:span text:style-name="T69"/></text:p></draw:text-box></draw:frame><draw:frame draw:name="Cadre de texte 35" draw:style-name="gr24" draw:text-style-name="P113" svg:width="6.467cm" svg:height="1.692cm" svg:x="10.638cm" svg:y="0.362cm"><draw:text-box><text:p><text:span text:style-name="T69">MAC Frame</text:span></text:p><text:p><text:span text:style-name="T62">|Org@|</text:span><text:span text:style-name="T70">Dest@</text:span><text:span text:style-name="T62">|ID|Type_LenData|Data|Trial|</text:span></text:p><text:p><text:span text:style-name="T69"/></text:p></draw:text-box></draw:frame><draw:frame draw:name="Cadre de texte 1" draw:style-name="gr23" draw:text-style-name="P113" svg:width="5.453cm" svg:height="0.981cm" svg:x="10.86cm" svg:y="0.937cm"><draw:text-box><text:p><text:span text:style-name="T69">ExchCtrle Frame</text:span></text:p><text:p><text:span text:style-name="T62">|Org@|ID|Type_LenData|Data|Trial|</text:span></text:p><text:p><text:span text:style-name="T69"/></text:p></draw:text-box></draw:frame><draw:frame draw:name="Cadre de texte 2" draw:style-name="gr25" draw:text-style-name="P113" svg:width="8.109cm" svg:height="1.308cm" svg:x="-0.734cm" svg:y="0.496cm"><draw:text-box><text:p><text:span text:style-name="T69">Phy Frame</text:span></text:p><text:p><text:span text:style-name="T70">|#####|Len</text:span><text:span text:style-name="T62">|Org@|Dest@|ID|Type_LenData|Data|Trial|</text:span><text:span text:style-name="T70">CheckSum|</text:span><text:span text:style-name="T62"> </text:span></text:p><text:p><text:span text:style-name="T69"/></text:p></draw:text-box></draw:frame><draw:frame draw:name="Cadre de texte 3" draw:style-name="gr25" draw:text-style-name="P113" svg:width="8.109cm" svg:height="1.308cm" svg:x="10.419cm" svg:y="0.921cm"><draw:text-box><text:p><text:span text:style-name="T69">Phy Frame</text:span></text:p><text:p><text:span text:style-name="T70">|#####|Len|</text:span><text:span text:style-name="T62">Org@|Dest@|ID|Type_LenData|Data|Trial|</text:span><text:span text:style-name="T70">CheckSum| </text:span></text:p><text:p><text:span text:style-name="T69"/></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64"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2"/>
      <text:p text:style-name="P26"/>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7"><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466756575226584427" text:style-name="L2">
        <text:list-item>
          <text:p text:style-name="P68">00 = Req (Requête),</text:p>
        </text:list-item>
        <text:list-item>
          <text:p text:style-name="P68">01 = Data,</text:p>
        </text:list-item>
        <text:list-item>
          <text:p text:style-name="P68">10 = AsyMssg (Message asynchrone),</text:p>
        </text:list-item>
        <text:list-item>
          <text:p text:style-name="P68">11 = Ack</text:p>
        </text:list-item>
      </text:list>
      <text:p text:style-name="P43"/>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3"/>
      <text:p text:style-name="P27"><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8"/>
      <text:p text:style-name="P28"/>
      <text:p text:style-name="P28"/>
      <text:p text:style-name="P28"/>
      <text:p text:style-name="P28"/>
      <text:p text:style-name="P28"/>
      <text:p text:style-name="P28"/>
      <text:p text:style-name="P28"/>
      <text:p text:style-name="P28"/>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4">Constitution :</text:p>
      <text:p text:style-name="Standard"><text:span text:style-name="T22">E</text:span><text:span text:style-name="T22">n descendant, transmission :</text:span></text:p>
      <text:p text:style-name="P31"><text:span text:style-name="T33">|</text:span><text:span text:style-name="T39">My@</text:span><text:span text:style-name="T33">|Dest@|ID|Type_LenData|Data|Trial| </text:span></text:p>
      <text:p text:style-name="P32"/>
      <text:p text:style-name="P32">En remontant, réception :</text:p>
      <text:p text:style-name="P31"><text:span text:style-name="T33"><text:s/>|Org@|</text:span><text:span text:style-name="T39">Dest@</text:span><text:span text:style-name="T33">|ID|Type_LenData|Data|Trial|</text:span></text:p>
      <text:p text:style-name="P32"><text:s/></text:p>
      <text:p text:style-name="P34"/>
      <text:p text:style-name="P10"/>
      <text:p text:style-name="P9">Pour chacun des deux types de trame :</text:p>
      <text:list xml:id="list8211605072760806488" text:style-name="L3">
        <text:list-item>
          <text:p text:style-name="P98">dans le sens d'une transmission, la couche MAC aura encapsulé la trame précédente pour y ajouter en tête l'adresse origine du message, à savoir My@ (traduire mon adresse, celle de l'entité en question, connue par la couche MAC),</text:p>
        </text:list-item>
        <text:list-item>
          <text:p text:style-name="P104"><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1"><text:span text:style-name="T50">|#####|Len</text:span><text:span text:style-name="T43">||My@|</text:span><text:span text:style-name="T33">Dest@|ID|Type_LenData|Data|Trial|</text:span><text:span text:style-name="T50">CheckSum| </text:span></text:p>
      <text:p text:style-name="P32"/>
      <text:p text:style-name="P32">En remontant, réception :</text:p>
      <text:p text:style-name="P28"><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6"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6"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7" draw:text-style-name="P108" svg:x1="2.628cm" svg:y1="0.806cm" svg:x2="2.575cm" svg:y2="3.875cm"><text:p/></draw:line><draw:line text:anchor-type="paragraph" draw:z-index="5" draw:name="Ligne 26" draw:style-name="gr27" draw:text-style-name="P108" svg:x1="5.839cm" svg:y1="0.776cm" svg:x2="5.857cm" svg:y2="4.016cm"><text:p/></draw:line><draw:frame text:anchor-type="paragraph" draw:z-index="6" draw:name="Cadre de texte 29" draw:style-name="gr28" draw:text-style-name="P109" svg:width="1.271cm" svg:height="0.408cm" svg:x="2.011cm" svg:y="0.224cm"><draw:text-box><text:p><text:span text:style-name="T1">Part A</text:span></text:p></draw:text-box></draw:frame><draw:frame text:anchor-type="paragraph" draw:z-index="7" draw:name="Cadre de texte 34" draw:style-name="gr28" draw:text-style-name="P109" svg:width="1.271cm" svg:height="0.408cm" svg:x="5.186cm" svg:y="0.164cm"><draw:text-box><text:p><text:span text:style-name="T1">Part B</text:span></text:p></draw:text-box></draw:frame><draw:line text:anchor-type="paragraph" draw:z-index="8" draw:name="Ligne 27" draw:style-name="gr27" draw:text-style-name="P108" svg:x1="2.593cm" svg:y1="1.229cm" svg:x2="5.803cm" svg:y2="1.229cm"><text:p/></draw:line><draw:line text:anchor-type="paragraph" draw:z-index="9" draw:name="Ligne 28" draw:style-name="gr29" draw:text-style-name="P108" svg:x1="5.803cm" svg:y1="1.723cm" svg:x2="2.628cm" svg:y2="1.728cm"><text:p/></draw:line><draw:line text:anchor-type="paragraph" draw:z-index="10" draw:name="Ligne 29" draw:style-name="gr30" draw:text-style-name="P108" svg:x1="2.628cm" svg:y1="2.81cm" svg:x2="5.838cm" svg:y2="2.81cm"><text:p/></draw:line><draw:line text:anchor-type="paragraph" draw:z-index="11" draw:name="Ligne 30" draw:style-name="gr27" draw:text-style-name="P108" svg:x1="8.767cm" svg:y1="2.658cm" svg:x2="6.174cm" svg:y2="1.67cm"><text:p/></draw:line><draw:frame text:anchor-type="paragraph" draw:z-index="13" draw:name="Cadre de texte 36" draw:style-name="gr28" draw:text-style-name="P109" svg:width="2.911cm" svg:height="0.408cm" svg:x="9.031cm" svg:y="2.445cm"><draw:text-box><text:p><text:span text:style-name="T1">Échange synchrone</text:span></text:p></draw:text-box></draw:frame><draw:frame text:anchor-type="paragraph" draw:z-index="16" draw:name="Cadre de texte 41" draw:style-name="gr33" draw:text-style-name="P110" svg:width="2.7cm" svg:height="0.671cm" svg:x="3.034cm" svg:y="2.288cm"><draw:text-box><text:p><text:span text:style-name="T64">mssg Asy <text:s/>(</text:span><text:span text:style-name="T71"></text:span><text:span text:style-name="T64"> m)</text:span></text:p></draw:text-box></draw:frame><draw:g text:anchor-type="paragraph" draw:z-index="17" draw:name="DrawObject 12" draw:style-name="gr1"><draw:custom-shape draw:name="Forme 22" draw:style-name="gr34" svg:width="4.368cm" svg:height="0.937cm" svg:x="7.798cm" svg:y="-0.041cm"><text:p/><draw:enhanced-geometry svg:viewBox="0 0 21600 21600" draw:type="rectangle" draw:enhanced-path="M 0 0 L 21600 0 21600 21600 0 21600 0 0 Z N"/></draw:custom-shape><draw:frame draw:name="Cadre de texte 42" draw:style-name="gr35" draw:text-style-name="P111" svg:width="3.982cm" svg:height="0.847cm" svg:x="8.183cm" svg:y="0.157cm"><draw:text-box><text:p><text:span text:style-name="T65">Niveau ExchangeCtrl</text:span></text:p></draw:text-box></draw:frame></draw:g></text:p>
      <text:p text:style-name="P9"><draw:frame text:anchor-type="paragraph" draw:z-index="14" draw:name="Cadre de texte 39" draw:style-name="gr31" draw:text-style-name="P110" svg:width="2.029cm" svg:height="0.507cm" svg:x="2.905cm" svg:y="0.118cm"><draw:text-box><text:p><text:span text:style-name="T64">Requête (</text:span><text:span text:style-name="T71"></text:span><text:span text:style-name="T64"> n)</text:span></text:p></draw:text-box></draw:frame></text:p>
      <text:p text:style-name="P9"/>
      <text:p text:style-name="P7"><draw:frame text:anchor-type="paragraph" draw:z-index="15" draw:name="Cadre de texte 40" draw:style-name="gr32" draw:text-style-name="P110" svg:width="2.886cm" svg:height="0.466cm" svg:x="2.847cm" svg:y="-0.152cm"><draw:text-box><text:p><text:span text:style-name="T64">Data (ou Trial = -1)</text:span></text:p></draw:text-box></draw:frame></text:p>
      <text:p text:style-name="P7"><draw:line text:anchor-type="paragraph" draw:z-index="12" draw:name="Ligne 31" draw:style-name="gr27" draw:text-style-name="P108" svg:x1="8.767cm" svg:y1="0.026cm" svg:x2="6.174cm" svg:y2="0.155cm"><text:p/></draw:line></text:p>
      <text:p text:style-name="P7"><draw:line text:anchor-type="paragraph" draw:z-index="18" draw:name="Ligne 1" draw:style-name="gr29" draw:text-style-name="P108" svg:x1="5.803cm" svg:y1="0.139cm" svg:x2="2.628cm" svg:y2="0.144cm"><text:p/></draw:line><draw:frame text:anchor-type="paragraph" draw:z-index="23" draw:name="Cadre de texte 40" draw:style-name="gr32" draw:text-style-name="P110" svg:width="2.886cm" svg:height="0.466cm" svg:x="2.847cm" svg:y="0.261cm"><draw:text-box><text:p><text:span text:style-name="T64">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2"/>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4711652156794918797" text:style-name="L4">
        <text:list-item>
          <text:p text:style-name="P91"><text:span text:style-name="T4">SystickStart()</text:span> : initialise un compteur et lance le systick </text:p>
        </text:list-item>
        <text:list-item>
          <text:p text:style-name="P91"><text:span text:style-name="T4">SystickGet() </text:span>: renvoie la valeur du compteur 100us.</text:p>
        </text:list-item>
      </text:list>
      <text:p text:style-name="P7"/>
      <text:p text:style-name="P7">Chaque brique logicielle xxx qui aura besoin d'un Timeout devra :</text:p>
      <text:list xml:id="list5846667598251732399" text:style-name="L5">
        <text:list-item>
          <text:p text:style-name="P105"><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5"><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2"/>
        </text:list-item>
      </text:list>
      <text:p text:style-name="P7">Attention, la comparaison devra se faire en signé pour gérer correctement le débordement. </text:p>
      <text:p text:style-name="P22"><text:span text:style-name="T12">Exemple (systick 24bits) : valeur maximale = 0xFFFFFF </text:span><text:span text:style-name="T52"></text:span><text:span text:style-name="T23"> </text:span><text:span text:style-name="T23">1677 secondes (27,78 heures). </text:span></text:p>
      <text:p text:style-name="P22"><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19">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6649979282747140512" text:style-name="L6">
        <text:list-item>
          <text:p text:style-name="P93"><text:span text:style-name="T4">xxx_FSM_Reset()</text:span> : met la machine à état dans son état initial (Init) qui ne fait strictement rien,</text:p>
        </text:list-item>
        <text:list-item>
          <text:p text:style-name="P93"><text:span text:style-name="T4">xxx_FSM_Start() </text:span>: sort de l'état initial (transition <text:span text:style-name="T4">Start</text:span> active), active le graphe d'état. La machine à état est fonctionnelle,</text:p>
        </text:list-item>
        <text:list-item>
          <text:p text:style-name="P93"><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5807164937796513810" text:style-name="L7">
        <text:list-item>
          <text:p text:style-name="P99">xxx_FSM_CurrentState : char</text:p>
        </text:list-item>
        <text:list-item>
          <text:p text:style-name="P99">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6704417439977466639" text:style-name="L8">
        <text:list-item>
          <text:p text:style-name="P94">utiliser le systick pour gérer le timeout de chaque couche,</text:p>
        </text:list-item>
        <text:list-item>
          <text:p text:style-name="P94">utiliser un autre timer pour gérer TOUTES les machines à état sous forme interruptive. La routine d'interruption FSM doit lancer en suivant toutes les progressions des FSM,</text:p>
        </text:list-item>
        <text:list-item>
          <text:p text:style-name="P94">L'interruption FSM est logée dans la couche la plus haute de la pile, donc dans <text:span text:style-name="T4">ExchangeCtrl</text:span>.</text:p>
        </text:list-item>
        <text:list-item>
          <text:p text:style-name="P94">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8013630093311350837" text:style-name="L9">
        <text:list-item>
          <text:p text:style-name="P95">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5"><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9" svg:width="7.136cm" svg:height="2.758cm" svg:x="7.625cm" svg:y="0.037cm"><text:p/><draw:enhanced-geometry svg:viewBox="0 0 21600 21600" draw:type="rectangle" draw:enhanced-path="M 0 0 L 21600 0 21600 21600 0 21600 0 0 Z N"/></draw:custom-shape><draw:custom-shape draw:name="Forme 69" draw:style-name="gr40" svg:width="7.136cm" svg:height="0.401cm" svg:x="7.625cm" svg:y="0.403cm"><text:p/><draw:enhanced-geometry svg:viewBox="0 0 21600 21600" draw:type="rectangle" draw:enhanced-path="M 0 0 L 21600 0 21600 21600 0 21600 0 0 Z N"/></draw:custom-shape><draw:custom-shape draw:name="Forme 70" draw:style-name="gr41" svg:width="7.136cm" svg:height="0.401cm" svg:x="7.625cm" svg:y="1.253cm"><text:p/><draw:enhanced-geometry svg:viewBox="0 0 21600 21600" draw:type="rectangle" draw:enhanced-path="M 0 0 L 21600 0 21600 21600 0 21600 0 0 Z N"/></draw:custom-shape><draw:custom-shape draw:name="Forme 71" draw:style-name="gr40" svg:width="7.136cm" svg:height="0.401cm" svg:x="7.625cm" svg:y="2.054cm"><text:p/><draw:enhanced-geometry svg:viewBox="0 0 21600 21600" draw:type="rectangle" draw:enhanced-path="M 0 0 L 21600 0 21600 21600 0 21600 0 0 Z N"/></draw:custom-shape><draw:line draw:name="Ligne 40" draw:style-name="gr20" draw:text-style-name="P108" svg:x1="8.797cm" svg:y1="0.037cm" svg:x2="8.797cm" svg:y2="2.794cm"><text:p/></draw:line><draw:line draw:name="Ligne 41" draw:style-name="gr20" draw:text-style-name="P108" svg:x1="13.173cm" svg:y1="0.037cm" svg:x2="13.173cm" svg:y2="2.794cm"><text:p/></draw:line><draw:frame draw:name="Cadre de texte 84" draw:style-name="gr42" draw:text-style-name="P113" svg:width="0.787cm" svg:height="0.435cm" svg:x="7.834cm" svg:y="0.037cm"><draw:text-box><text:p><text:span text:style-name="T62">Free</text:span></text:p></draw:text-box></draw:frame><draw:frame draw:name="Cadre de texte 85" draw:style-name="gr42" draw:text-style-name="P113" svg:width="0.787cm" svg:height="0.435cm" svg:x="7.8cm" svg:y="0.819cm"><draw:text-box><text:p><text:span text:style-name="T62">Free</text:span></text:p></draw:text-box></draw:frame><draw:frame draw:name="Cadre de texte 86" draw:style-name="gr42" draw:text-style-name="P113" svg:width="0.787cm" svg:height="0.435cm" svg:x="7.834cm" svg:y="0.369cm"><draw:text-box><text:p><text:span text:style-name="T62">_</text:span></text:p></draw:text-box></draw:frame><draw:frame draw:name="Cadre de texte 87" draw:style-name="gr42" draw:text-style-name="P113" svg:width="0.787cm" svg:height="0.435cm" svg:x="7.784cm" svg:y="2.054cm"><draw:text-box><text:p><text:span text:style-name="T62">Free</text:span></text:p></draw:text-box></draw:frame><draw:frame draw:name="Cadre de texte 88" draw:style-name="gr42" draw:text-style-name="P113" svg:width="0.787cm" svg:height="0.435cm" svg:x="7.8cm" svg:y="1.253cm"><draw:text-box><text:p><text:span text:style-name="T62">_</text:span></text:p></draw:text-box></draw:frame><draw:frame draw:name="Cadre de texte 89" draw:style-name="gr42" draw:text-style-name="P113" svg:width="0.787cm" svg:height="0.435cm" svg:x="7.834cm" svg:y="1.685cm"><draw:text-box><text:p><text:span text:style-name="T62">_</text:span></text:p></draw:text-box></draw:frame><draw:frame draw:name="Cadre de texte 90" draw:style-name="gr42" draw:text-style-name="P113" svg:width="0.787cm" svg:height="0.435cm" svg:x="7.784cm" svg:y="2.454cm"><draw:text-box><text:p><text:span text:style-name="T62">Free</text:span></text:p></draw:text-box></draw:frame><draw:frame draw:name="Cadre de texte 91" draw:style-name="gr43" draw:text-style-name="P114" svg:width="0.482cm" svg:height="2.924cm" svg:x="7.063cm" svg:y="-0.042cm"><draw:text-box><text:p><text:span text:style-name="T72">0</text:span></text:p><text:p><text:span text:style-name="T72">1</text:span></text:p><text:p><text:span text:style-name="T72"/></text:p><text:p><text:span text:style-name="T72">…</text:span></text:p><text:p><text:span text:style-name="T72"/></text:p><text:p><text:span text:style-name="T72"/></text:p><text:p><text:span text:style-name="T72"/></text:p><text:p><text:span text:style-name="T72">9</text:span></text:p></draw:text-box></draw:frame><draw:frame draw:name="Cadre de texte 92" draw:style-name="gr7" draw:text-style-name="P109" svg:width="1.604cm" svg:height="0.814cm" svg:x="6.022cm" svg:y="-0.654cm"><draw:text-box><text:p><text:span text:style-name="T1"><text:s text:c="3"/></text:span><text:span text:style-name="T1">Index i</text:span></text:p></draw:text-box></draw:frame><draw:frame draw:name="Cadre de texte 93" draw:style-name="gr4" draw:text-style-name="P111" svg:width="1.812cm" svg:height="0.408cm" svg:x="10.255cm" svg:y="2.937cm"><draw:text-box><text:p><text:span text:style-name="T65">EchTab</text:span></text:p></draw:text-box></draw:frame><draw:frame draw:name="Cadre de texte 94" draw:style-name="gr7" draw:text-style-name="P109" svg:width="1.604cm" svg:height="0.814cm" svg:x="7.625cm" svg:y="-0.654cm"><draw:text-box><text:p><text:span text:style-name="T1">Status</text:span></text:p></draw:text-box></draw:frame><draw:frame draw:name="Cadre de texte 95" draw:style-name="gr7" draw:text-style-name="P109"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6"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7" draw:text-style-name="P113" svg:width="2.396cm" svg:height="0.555cm" svg:x="4.552cm" svg:y="0.067cm"><draw:text-box><text:p><text:span text:style-name="T62"><text:s text:c="2"/></text:span><text:span text:style-name="T62">ExchangeCtrl</text:span></text:p></draw:text-box></draw:frame></draw:g><draw:g draw:name="DrawObject 11" draw:style-name="gr10"><draw:custom-shape draw:name="Forme 23" draw:style-name="gr36"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7" draw:text-style-name="P113" svg:width="2.396cm" svg:height="0.555cm" svg:x="4.568cm" svg:y="1.305cm"><draw:text-box><text:p><text:span text:style-name="T62"><text:s text:c="9"/></text:span><text:span text:style-name="T62">MAC</text:span></text:p></draw:text-box></draw:frame></draw:g><draw:line draw:name="Ligne verticale 10" draw:style-name="gr3" draw:text-style-name="P108" svg:x1="5.595cm" svg:y1="0.621cm" svg:x2="5.595cm" svg:y2="1.194cm"><text:p/></draw:line></draw:g></text:p>
      <text:p text:style-name="P12"/>
      <text:p text:style-name="P12"/>
      <text:p text:style-name="P12"><draw:line text:anchor-type="paragraph" draw:z-index="21" draw:name="Ligne verticale 11" draw:style-name="gr38" draw:text-style-name="P108" svg:x1="5.565cm" svg:y1="-0.115cm" svg:x2="5.565cm" svg:y2="0.458cm"><text:p/></draw:line></text:p>
      <text:p text:style-name="P12"><draw:g text:anchor-type="paragraph" draw:z-index="19" draw:name="DrawObject 13" draw:style-name="gr1"><draw:custom-shape draw:name="Forme 24" draw:style-name="gr36"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7" draw:text-style-name="P113" svg:width="2.396cm" svg:height="0.555cm" svg:x="4.494cm" svg:y="-0.072cm"><draw:text-box><text:p><text:span text:style-name="T62"><text:s text:c="6"/></text:span><text:span text:style-name="T62">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7415073424586521160" text:style-name="L10">
        <text:list-item>
          <text:p text:style-name="P96">une requête, message asynchrone, une donnée ou un simple accusé de réception.</text:p>
        </text:list-item>
        <text:list-item>
          <text:p text:style-name="P96">une FSM associée,</text:p>
        </text:list-item>
        <text:list-item>
          <text:p text:style-name="P96">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3"><text:s/>|Dest@|ID|Type_LenData|Data|Trial| <text:s text:c="2"/>ou |Dest@|ID|Type_LenData|Data|Trial| </text:p>
      <text:p text:style-name="P33"/>
      <text:p text:style-name="P33">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7">Status</text:p>
          </table:table-cell>
          <table:table-cell table:style-name="Tableau10.A1" office:value-type="string">
            <text:p text:style-name="P57">Org/dest Adr</text:p>
          </table:table-cell>
          <table:table-cell table:style-name="Tableau10.A1" office:value-type="string">
            <text:p text:style-name="P57">ID</text:p>
          </table:table-cell>
          <table:table-cell table:style-name="Tableau10.A1" office:value-type="string">
            <text:p text:style-name="P57">Type</text:p>
          </table:table-cell>
          <table:table-cell table:style-name="Tableau10.A1" office:value-type="string">
            <text:p text:style-name="P57">LenData</text:p>
          </table:table-cell>
          <table:table-cell table:style-name="Tableau10.A1" office:value-type="string">
            <text:p text:style-name="P57">Data[30]</text:p>
          </table:table-cell>
          <table:table-cell table:style-name="Tableau10.A1" office:value-type="string">
            <text:p text:style-name="P57">Trial</text:p>
          </table:table-cell>
          <table:table-cell table:style-name="Tableau10.A1" office:value-type="string">
            <text:p text:style-name="P57">TimeOutDate</text:p>
          </table:table-cell>
          <table:table-cell table:style-name="Tableau10.A1" office:value-type="string">
            <text:p text:style-name="P23">FSM_CurrentState</text:p>
          </table:table-cell>
          <table:table-cell table:style-name="Tableau10.J1" office:value-type="string">
            <text:p text:style-name="P57">FSM_Trans</text:p>
          </table:table-cell>
        </table:table-row>
      </table:table>
      <text:p text:style-name="P20"/>
      <text:p text:style-name="P10"><text:span text:style-name="T54">Type :</text:span><text:span text:style-name="T4"> </text:span><text:span text:style-name="T4">Exchange </text:span>:</text:p>
      <text:list xml:id="list4836500281299552512" text:style-name="L11">
        <text:list-item>
          <text:p text:style-name="P97">Enum Status <text:s text:c="5"/></text:p>
        </text:list-item>
        <text:list-item>
          <text:p text:style-name="P97">char OrgAdr</text:p>
        </text:list-item>
        <text:list-item>
          <text:p text:style-name="P97"><draw:frame text:anchor-type="paragraph" draw:z-index="24" draw:style-name="gr44" draw:text-style-name="P115" svg:width="7.07cm" svg:height="1.207cm" svg:x="8.393cm" svg:y="0.069cm"><draw:text-box><text:p><text:span text:style-name="T1">Les champs bleus permettent la gestion de la FSM associée à l'échange</text:span></text:p></draw:text-box></draw:frame>char DestAdr</text:p>
        </text:list-item>
        <text:list-item>
          <text:p text:style-name="P97">char ID</text:p>
        </text:list-item>
        <text:list-item>
          <text:p text:style-name="P97">char Type <text:s/></text:p>
        </text:list-item>
        <text:list-item>
          <text:p text:style-name="P97">char LenData</text:p>
        </text:list-item>
        <text:list-item>
          <text:p text:style-name="P97">char Data[30] <text:s text:c="2"/>30 ?</text:p>
        </text:list-item>
        <text:list-item>
          <text:p text:style-name="P97">char Trial</text:p>
        </text:list-item>
        <text:list-item>
          <text:p text:style-name="P106">int TimeOutDate</text:p>
        </text:list-item>
        <text:list-item>
          <text:p text:style-name="P106">char FSM_CurrentState </text:p>
        </text:list-item>
        <text:list-item>
          <text:p text:style-name="P106">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3"/>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30"/>
      <text:p text:style-name="P30"><draw:g text:anchor-type="paragraph" draw:z-index="25" draw:style-name="gr12"><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3" svg:width="2.384cm" svg:height="1.181cm" svg:x="1.212cm" svg:y="0.568cm"><draw:text-box><text:p><text:span text:style-name="T62"><text:s text:c="7"/></text:span></text:p><text:p><text:span text:style-name="T73"><text:s text:c="4"/></text:span><text:span text:style-name="T73">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3" svg:width="2.384cm" svg:height="1.181cm" svg:x="13.341cm" svg:y="0.453cm"><draw:text-box><text:p><text:span text:style-name="T62"><text:s text:c="7"/></text:span></text:p><text:p><text:span text:style-name="T73"><text:s text:c="3"/></text:span><text:span text:style-name="T73">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6" svg:width="4.88cm" svg:height="1.16cm" svg:x="1.475cm" svg:y="3.175cm"><draw:text-box><text:p><text:span text:style-name="T73"><text:s text:c="7"/></text:span><text:span text:style-name="T73">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6" svg:width="4.885cm" svg:height="1.16cm" svg:x="1.503cm" svg:y="6.652cm"><draw:text-box><text:p><text:span text:style-name="T73"><text:s text:c="2"/></text:span><text:span text:style-name="T73">ExchangeCtrl</text:span></text:p></draw:text-box></draw:frame></draw:g><draw:line draw:name="Ligne 8" draw:style-name="gr49" draw:text-style-name="P108"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6" svg:width="4.88cm" svg:height="1.16cm" svg:x="11.677cm" svg:y="3.096cm"><draw:text-box><text:p><text:span text:style-name="T73"><text:s text:c="7"/></text:span><text:span text:style-name="T73">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6" svg:width="3.365cm" svg:height="1.16cm" svg:x="11.566cm" svg:y="6.652cm"><draw:text-box><text:p><text:span text:style-name="T73"><text:s text:c="2"/></text:span><text:span text:style-name="T73">ExchangeCtrl</text:span></text:p></draw:text-box></draw:frame></draw:g><draw:line draw:name="Ligne 9" draw:style-name="gr3" draw:text-style-name="P108" svg:x1="12.095cm" svg:y1="6.42cm" svg:x2="12.095cm" svg:y2="4.333cm"><text:p/></draw:line><draw:frame draw:name="Cadre de texte 27" draw:style-name="gr7" draw:text-style-name="P109" svg:width="1.574cm" svg:height="0.814cm" svg:x="-1.102cm" svg:y="6.634cm"><draw:text-box><text:p><text:span text:style-name="T1">2- Create Exch n°x</text:span></text:p></draw:text-box></draw:frame><draw:frame draw:name="Cadre de texte 28" draw:style-name="gr7" draw:text-style-name="P109" svg:width="1.574cm" svg:height="0.814cm" svg:x="8.963cm" svg:y="6.68cm"><draw:text-box><text:p><text:span text:style-name="T1">4- Create Exch n°y</text:span></text:p></draw:text-box></draw:frame><draw:frame draw:name="Cadre de texte 29" draw:style-name="gr7" draw:text-style-name="P109" svg:width="2.744cm" svg:height="0.814cm" svg:x="4.648cm" svg:y="8.765cm"><draw:text-box><text:p><text:span text:style-name="T1">3- Req (ID=x)</text:span></text:p></draw:text-box></draw:frame><draw:frame draw:name="Cadre de texte 30" draw:style-name="gr51" draw:text-style-name="P109" svg:width="1.574cm" svg:height="0.525cm" svg:x="10.885cm" svg:y="4.84cm"><draw:text-box><text:p><text:span text:style-name="T1">5- Req</text:span></text:p></draw:text-box></draw:frame><draw:line draw:name="Ligne 10" draw:style-name="gr3" draw:text-style-name="P108" svg:x1="12.656cm" svg:y1="4.254cm" svg:x2="12.656cm" svg:y2="6.42cm"><text:p/></draw:line><draw:path draw:name="Courbe de Bézier 5" draw:style-name="gr52" draw:text-style-name="P108" svg:width="0.583cm" svg:height="0.671cm" svg:x="10.675cm" svg:y="6.779cm" svg:viewBox="0 0 584 672" svg:d="M584 670c-1314 46 0-670 0-670"><text:p/></draw:path><draw:frame draw:name="Cadre de texte 31" draw:style-name="gr7" draw:text-style-name="P109" svg:width="2.613cm" svg:height="0.814cm" svg:x="1.595cm" svg:y="5.02cm"><draw:text-box><text:p><text:span text:style-name="T1">1- Req (ID=x)</text:span></text:p></draw:text-box></draw:frame><draw:frame draw:name="Cadre de texte 32" draw:style-name="gr51" draw:text-style-name="P109" svg:width="1.574cm" svg:height="0.525cm" svg:x="12.937cm" svg:y="4.807cm"><draw:text-box><text:p><text:span text:style-name="T1">6- Data</text:span></text:p></draw:text-box></draw:frame><draw:path draw:name="Courbe de Bézier 6" draw:style-name="gr52" draw:text-style-name="P108" svg:width="0.753cm" svg:height="0.69cm" svg:x="14.929cm" svg:y="6.651cm" svg:viewBox="0 0 754 691" svg:d="M0 2c1695-47 1 689 1 689"><text:p/></draw:path><draw:frame draw:name="Cadre de texte 33" draw:style-name="gr7" draw:text-style-name="P109" svg:width="1.574cm" svg:height="0.814cm" svg:x="16.004cm" svg:y="6.549cm"><draw:text-box><text:p><text:span text:style-name="T1">7- Kill Exch n°y</text:span></text:p></draw:text-box></draw:frame><draw:frame draw:name="Cadre de texte 34" draw:style-name="gr51" draw:text-style-name="P109" svg:width="2.984cm" svg:height="0.525cm" svg:x="6.571cm" svg:y="9.737cm"><draw:text-box><text:p><text:span text:style-name="T1">8- Data (ID=x)</text:span></text:p></draw:text-box></draw:frame><draw:line draw:name="Ligne 11" draw:style-name="gr53" draw:text-style-name="P108" svg:x1="5.26cm" svg:y1="6.42cm" svg:x2="5.26cm" svg:y2="4.333cm"><text:p/></draw:line><draw:frame draw:name="Cadre de texte 35" draw:style-name="gr51" draw:text-style-name="P109" svg:width="1.574cm" svg:height="0.525cm" svg:x="5.35cm" svg:y="4.609cm"><draw:text-box><text:p><text:span text:style-name="T1">9- Data</text:span></text:p></draw:text-box></draw:frame><draw:frame draw:name="Cadre de texte 36" draw:style-name="gr7" draw:text-style-name="P109" svg:width="1.574cm" svg:height="0.814cm" svg:x="6.58cm" svg:y="7.557cm"><draw:text-box><text:p><text:span text:style-name="T1">10- Kill Exch n°x</text:span></text:p></draw:text-box></draw:frame><draw:ellipse draw:name="Arc d'ellipse 3" draw:style-name="gr54" draw:text-style-name="P108" svg:width="0.098cm" svg:height="0.017cm" svg:x="5.052cm" svg:y="7.04cm" draw:kind="arc" draw:start-angle="274.12" draw:end-angle="291.45"><text:p/></draw:ellipse><draw:ellipse draw:name="Arc d'ellipse 4" draw:style-name="gr52" draw:text-style-name="P108" svg:width="0.627cm" svg:height="0.449cm" svg:x="4.89cm" svg:y="7.184cm" draw:kind="arc" draw:start-angle="272.16" draw:end-angle="188.35"><text:p/></draw:ellipse><draw:frame draw:name="Cadre de texte 37" draw:style-name="gr51" draw:text-style-name="P109" svg:width="1.574cm" svg:height="0.525cm" svg:x="4.629cm" svg:y="6.562cm"><draw:text-box><text:p><text:span text:style-name="T1">3’- retry n</text:span></text:p></draw:text-box></draw:frame><draw:line draw:name="Ligne 12" draw:style-name="gr3" draw:text-style-name="P108" svg:x1="5.454cm" svg:y1="0.995cm" svg:x2="11.82cm" svg:y2="0.991cm"><text:p/></draw:line><draw:line draw:name="Ligne 13" draw:style-name="gr3" draw:text-style-name="P108" svg:x1="11.705cm" svg:y1="1.586cm" svg:x2="5.531cm" svg:y2="1.586cm"><text:p/></draw:line><draw:frame draw:name="Cadre de texte 38" draw:style-name="gr55" draw:text-style-name="P109" svg:width="1.574cm" svg:height="0.433cm" svg:x="6.636cm" svg:y="0.48cm"><draw:text-box><text:p><text:span text:style-name="T1">Req</text:span></text:p></draw:text-box></draw:frame><draw:frame draw:name="Cadre de texte 39" draw:style-name="gr55" draw:text-style-name="P109" svg:width="1.574cm" svg:height="0.433cm" svg:x="6.636cm" svg:y="1.154cm"><draw:text-box><text:p><text:span text:style-name="T1">Data</text:span></text:p></draw:text-box></draw:frame><draw:path draw:name="Courbe de Bézier 7" draw:style-name="gr56" draw:text-style-name="P108" svg:width="0.583cm" svg:height="0.571cm" svg:x="0.471cm" svg:y="6.966cm" svg:viewBox="0 0 584 572" svg:d="M584 2c-1314-39 0 570 0 570"><text:p/></draw:path><draw:path draw:name="Courbe de Bézier 8" draw:style-name="gr57" draw:text-style-name="P108" svg:width="0.908cm" svg:height="0.671cm" svg:x="6.387cm" svg:y="6.764cm" svg:viewBox="0 0 909 672" svg:d="M0 670c2045 47 0-670 0-670"><text:p/></draw:path><draw:frame draw:name="Cadre de texte 1" draw:style-name="gr51" draw:text-style-name="P112" svg:width="12.052cm" svg:height="0.525cm" svg:x="2.553cm" svg:y="10.753cm"><draw:text-box><text:p><text:span text:style-name="T66">Fig x </text:span><text:span text:style-name="T68">: échange typique d'une requête : focus sur l'initiateur de la requête, émission</text:span></text:p></draw:text-box></draw:frame><draw:polyline draw:style-name="gr58" draw:text-style-name="P108" svg:width="9.547cm" svg:height="2.451cm" svg:x="3.997cm" svg:y="7.81cm" svg:viewBox="0 0 9548 2452" draw:points="9525,0 9548,2427 48,2452 0,0"><text:p/></draw:polyline><draw:polyline draw:style-name="gr59" draw:text-style-name="P108" svg:width="9.741cm" svg:height="1.609cm" svg:x="3.37cm" svg:y="7.81cm" svg:viewBox="0 0 9742 1610" draw:points="0,0 0,1589 9742,1610 9694,0"><text:p/></draw:polylin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3" text:outline-level="3"><text:bookmark-start text:name="__RefHeading__2239_1642002524"/>Côté A : les étapes 1-3 , 6-8<text:bookmark-end text:name="__RefHeading__2239_1642002524"/></text:h>
      <text:list xml:id="list8347459974755290958" text:style-name="L12">
        <text:list-item>
          <text:p text:style-name="P81">L'application envoie une requête à la couche <text:span text:style-name="T4">ExchangeLayer</text:span> en précisant l'<text:span text:style-name="T4">ID</text:span> de la requête (de manière univoque).</text:p>
        </text:list-item>
        <text:list-item>
          <text:p text:style-name="P81">La couche d'échange cherche une entrée libre dans la table. </text:p>
        </text:list-item>
      </text:list>
      <text:list xml:id="list5206337109628468189" text:style-name="L13">
        <text:list-item>
          <text:list>
            <text:list-item>
              <text:p text:style-name="P82">Si c'est OK, l'échange est crée, le message encapsulé</text:p>
            </text:list-item>
            <text:list-item>
              <text:p text:style-name="P82">Sinon message d'erreur vers l'application</text:p>
            </text:list-item>
          </text:list>
        </text:list-item>
      </text:list>
      <text:list xml:id="list5038507508336162644" text:style-name="L14">
        <text:list-item>
          <text:p text:style-name="P83">La trame est passé à <text:span text:style-name="T4">MAC</text:span> avec gestion des essais (par exemple jusqu'à 5). Si erreur l'application est informée</text:p>
        </text:list-item>
      </text:list>
      <text:p text:style-name="P30"/>
      <text:list xml:id="list461895588449498061" text:style-name="L15">
        <text:list-item>
          <text:p text:style-name="P88"><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85">La donnée est lue par l'application. </text:p>
        </text:list-item>
        <text:list-item>
          <text:p text:style-name="P85">L'échange est détruit (status passe à Free).</text:p>
        </text:list-item>
      </text:list>
      <text:p text:style-name="P28"/>
      <text:p text:style-name="P28"/>
      <text:p text:style-name="P28"/>
      <text:p text:style-name="P28"/>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6" svg:width="12.341cm" svg:height="0.727cm" svg:x="1.374cm" svg:y="0.528cm"><draw:text-box><text:p><text:span text:style-name="T73">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08" svg:width="12.434cm" svg:height="2.86cm" svg:x="0.683cm" svg:y="3.116cm" svg:viewBox="0 0 12435 2861" svg:d="M12435 2861c-10922-766-12435-2861-12435-2861"><text:p/></draw:path><draw:path draw:style-name="gr63" draw:text-style-name="P108" svg:width="0.456cm" svg:height="1.015cm" svg:x="0.369cm" svg:y="1.256cm" svg:viewBox="0 0 457 1016" svg:d="M0 1016c36-834 457-1016 457-1016"><text:p/></draw:path><draw:frame draw:style-name="gr64" draw:text-style-name="P117" svg:width="9.406cm" svg:height="0.627cm" svg:x="0.9cm" svg:y="5.733cm"><draw:text-box><text:p><text:span text:style-name="T2">Exchange Layer</text:span></text:p></draw:text-box></draw:frame><draw:line draw:style-name="gr65" draw:text-style-name="P108" svg:x1="13.887cm" svg:y1="5.593cm" svg:x2="13.887cm" svg:y2="3.116cm"><text:p/></draw:line><draw:line draw:style-name="gr65" draw:text-style-name="P108" svg:x1="15.812cm" svg:y1="5.665cm" svg:x2="15.835cm" svg:y2="3.116cm"><text:p/></draw:line><draw:ellipse draw:style-name="gr54" draw:text-style-name="P108" svg:width="3.151cm" svg:height="0.939cm" svg:x="13.118cm" svg:y="5.47cm"><text:p/></draw:ellipse><draw:frame draw:style-name="gr64" draw:text-style-name="P118" svg:width="3.296cm" svg:height="0.627cm" svg:x="13.55cm" svg:y="5.645cm"><draw:text-box><text:p><text:span text:style-name="T74">Request_FSM</text:span></text:p></draw:text-box></draw:frame></draw:g></text:p>
      <text:p text:style-name="P30"/>
      <text:p text:style-name="P30"/>
      <text:p text:style-name="P30"/>
      <text:p text:style-name="P2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8">Status</text:p>
            <text:p text:style-name="P59"/>
          </table:table-cell>
          <table:table-cell table:style-name="Tableau6.A1" office:value-type="string">
            <text:p text:style-name="P58">Org/dest Adr</text:p>
            <text:p text:style-name="P59"/>
          </table:table-cell>
          <table:table-cell table:style-name="Tableau6.A1" office:value-type="string">
            <text:p text:style-name="P58">ID</text:p>
            <text:p text:style-name="P59">x</text:p>
          </table:table-cell>
          <table:table-cell table:style-name="Tableau6.A1" office:value-type="string">
            <text:p text:style-name="P58">Type</text:p>
            <text:p text:style-name="P59"/>
          </table:table-cell>
          <table:table-cell table:style-name="Tableau6.A1" office:value-type="string">
            <text:p text:style-name="P58">LenData</text:p>
            <text:p text:style-name="P59"/>
          </table:table-cell>
          <table:table-cell table:style-name="Tableau6.A1" office:value-type="string">
            <text:p text:style-name="P58">Data[30]</text:p>
            <text:p text:style-name="P58"/>
          </table:table-cell>
          <table:table-cell table:style-name="Tableau6.A1" office:value-type="string">
            <text:p text:style-name="P58">Trial <text:s text:c="3"/></text:p>
            <text:p text:style-name="P59"/>
          </table:table-cell>
          <table:table-cell table:style-name="Tableau6.A1" office:value-type="string">
            <text:p text:style-name="P58">TimeOutDate</text:p>
            <text:p text:style-name="P59"/>
          </table:table-cell>
          <table:table-cell table:style-name="Tableau6.A1" office:value-type="string">
            <text:p text:style-name="P58">FSM_CurrentState</text:p>
            <text:p text:style-name="P59"/>
          </table:table-cell>
          <table:table-cell table:style-name="Tableau6.J1" office:value-type="string">
            <text:p text:style-name="P58">FSM_Trans</text:p>
            <text:p text:style-name="P58">-</text:p>
          </table:table-cell>
        </table:table-row>
      </table:table>
      <text:p text:style-name="P7"/>
      <text:p text:style-name="P30"/>
      <text:p text:style-name="P30"/>
      <text:p text:style-name="P30"/>
      <text:p text:style-name="P30"/>
      <text:p text:style-name="P30"/>
      <text:p text:style-name="P30"/>
      <text:p text:style-name="P30"/>
      <text:p text:style-name="P30"/>
      <text:p text:style-name="P30"/>
      <text:p text:style-name="P30">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30">L'état actif de la FSM est également l'un des champs de l'échange.</text:p>
      <text:p text:style-name="P30">Le status de l'échange est modifié par la FSM, en fonction de l'état actif.</text:p>
      <text:p text:style-name="P30"><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30"/>
      <text:h text:style-name="Heading_20_3" text:outline-level="3"><text:bookmark-start text:name="__RefHeading__2245_1642002524"/>Les étapes de l'échange ...<text:bookmark-end text:name="__RefHeading__2245_1642002524"/></text:h>
      <text:p text:style-name="P30"/>
      <text:p text:style-name="P30"/>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3" svg:width="2.384cm" svg:height="1.181cm" svg:x="1.247cm" svg:y="0.385cm"><draw:text-box><text:p><text:span text:style-name="T62"><text:s text:c="7"/></text:span></text:p><text:p><text:span text:style-name="T73"><text:s text:c="4"/></text:span><text:span text:style-name="T73">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3" svg:width="2.384cm" svg:height="1.181cm" svg:x="13.376cm" svg:y="0.27cm"><draw:text-box><text:p><text:span text:style-name="T62"><text:s text:c="7"/></text:span></text:p><text:p><text:span text:style-name="T73"><text:s text:c="3"/></text:span><text:span text:style-name="T73">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6" svg:width="4.88cm" svg:height="1.16cm" svg:x="1.51cm" svg:y="2.992cm"><draw:text-box><text:p><text:span text:style-name="T73"><text:s text:c="7"/></text:span><text:span text:style-name="T73">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6" svg:width="4.885cm" svg:height="1.16cm" svg:x="1.538cm" svg:y="6.469cm"><draw:text-box><text:p><text:span text:style-name="T73"><text:s text:c="2"/></text:span><text:span text:style-name="T73">ExchangeCtrl</text:span></text:p></draw:text-box></draw:frame></draw:g><draw:line draw:name="Ligne 8" draw:style-name="gr49" draw:text-style-name="P108"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6" svg:width="4.88cm" svg:height="1.16cm" svg:x="11.712cm" svg:y="2.913cm"><draw:text-box><text:p><text:span text:style-name="T73"><text:s text:c="7"/></text:span><text:span text:style-name="T73">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6" svg:width="3.365cm" svg:height="1.16cm" svg:x="11.601cm" svg:y="6.469cm"><draw:text-box><text:p><text:span text:style-name="T73"><text:s text:c="2"/></text:span><text:span text:style-name="T73">ExchangeCtrl</text:span></text:p></draw:text-box></draw:frame></draw:g><draw:line draw:name="Ligne 9" draw:style-name="gr3" draw:text-style-name="P108" svg:x1="12.127cm" svg:y1="6.241cm" svg:x2="12.127cm" svg:y2="4.154cm"><text:p/></draw:line><draw:frame draw:name="Cadre de texte 27" draw:style-name="gr7" draw:text-style-name="P109" svg:width="1.574cm" svg:height="0.814cm" svg:x="-1.067cm" svg:y="6.451cm"><draw:text-box><text:p><text:span text:style-name="T1">2- Create Exch n°x</text:span></text:p></draw:text-box></draw:frame><draw:frame draw:name="Cadre de texte 28" draw:style-name="gr7" draw:text-style-name="P109" svg:width="1.574cm" svg:height="0.814cm" svg:x="8.998cm" svg:y="6.497cm"><draw:text-box><text:p><text:span text:style-name="T1">4- Create Exch n°y</text:span></text:p></draw:text-box></draw:frame><draw:frame draw:name="Cadre de texte 29" draw:style-name="gr7" draw:text-style-name="P109" svg:width="2.744cm" svg:height="0.814cm" svg:x="0.545cm" svg:y="8.693cm"><draw:text-box><text:p><text:span text:style-name="T1">3-Mssg (ID=x)</text:span></text:p></draw:text-box></draw:frame><draw:frame draw:name="Cadre de texte 30" draw:style-name="gr51" draw:text-style-name="P109" svg:width="1.574cm" svg:height="0.525cm" svg:x="10.92cm" svg:y="4.657cm"><draw:text-box><text:p><text:span text:style-name="T1">5- Mssg</text:span></text:p></draw:text-box></draw:frame><draw:line draw:name="Ligne 10" draw:style-name="gr3" draw:text-style-name="P108" svg:x1="12.688cm" svg:y1="4.072cm" svg:x2="12.688cm" svg:y2="6.238cm"><text:p/></draw:line><draw:path draw:name="Courbe de Bézier 5" draw:style-name="gr52" draw:text-style-name="P108" svg:width="0.583cm" svg:height="0.671cm" svg:x="10.709cm" svg:y="6.597cm" svg:viewBox="0 0 584 672" svg:d="M584 670c-1314 46 0-670 0-670"><text:p/></draw:path><draw:frame draw:name="Cadre de texte 31" draw:style-name="gr7" draw:text-style-name="P109" svg:width="2.613cm" svg:height="0.814cm" svg:x="1.66cm" svg:y="4.698cm"><draw:text-box><text:p><text:span text:style-name="T1">1- Mssg (ID=x)</text:span></text:p></draw:text-box></draw:frame><draw:frame draw:name="Cadre de texte 32" draw:style-name="gr51" draw:text-style-name="P109" svg:width="1.574cm" svg:height="0.525cm" svg:x="12.972cm" svg:y="4.625cm"><draw:text-box><text:p><text:span text:style-name="T1">5- Ack</text:span></text:p></draw:text-box></draw:frame><draw:path draw:name="Courbe de Bézier 6" draw:style-name="gr52" draw:text-style-name="P108" svg:width="0.753cm" svg:height="0.69cm" svg:x="14.965cm" svg:y="6.47cm" svg:viewBox="0 0 754 691" svg:d="M0 2c1695-47 1 689 1 689"><text:p/></draw:path><draw:frame draw:name="Cadre de texte 33" draw:style-name="gr7" draw:text-style-name="P109" svg:width="1.574cm" svg:height="0.814cm" svg:x="16.039cm" svg:y="6.366cm"><draw:text-box><text:p><text:span text:style-name="T1">7- Kill Exch n°y</text:span></text:p></draw:text-box></draw:frame><draw:frame draw:name="Cadre de texte 34" draw:style-name="gr51" draw:text-style-name="P109" svg:width="2.984cm" svg:height="0.525cm" svg:x="6.509cm" svg:y="9.51cm"><draw:text-box><text:p><text:span text:style-name="T1">6- Ack(ID=x)</text:span></text:p></draw:text-box></draw:frame><draw:line draw:name="Ligne 11" draw:style-name="gr66" draw:text-style-name="P108" svg:x1="5.295cm" svg:y1="6.241cm" svg:x2="5.295cm" svg:y2="4.154cm"><text:p/></draw:line><draw:frame draw:name="Cadre de texte 35" draw:style-name="gr51" draw:text-style-name="P109" svg:width="1.574cm" svg:height="0.525cm" svg:x="5.385cm" svg:y="4.426cm"><draw:text-box><text:p><text:span text:style-name="T1">7- Ack</text:span></text:p></draw:text-box></draw:frame><draw:frame draw:name="Cadre de texte 36" draw:style-name="gr7" draw:text-style-name="P109" svg:width="1.574cm" svg:height="0.814cm" svg:x="6.615cm" svg:y="7.375cm"><draw:text-box><text:p><text:span text:style-name="T1">8- Kill Exch n°x</text:span></text:p></draw:text-box></draw:frame><draw:ellipse draw:name="Arc d'ellipse 3" draw:style-name="gr54" draw:text-style-name="P108" svg:width="0.098cm" svg:height="0.017cm" svg:x="5.086cm" svg:y="6.857cm" draw:kind="arc" draw:start-angle="274.12" draw:end-angle="291.45"><text:p/></draw:ellipse><draw:ellipse draw:name="Arc d'ellipse 4" draw:style-name="gr52" draw:text-style-name="P108" svg:width="0.627cm" svg:height="0.449cm" svg:x="4.925cm" svg:y="7.001cm" draw:kind="arc" draw:start-angle="272.16" draw:end-angle="188.35"><text:p/></draw:ellipse><draw:frame draw:name="Cadre de texte 37" draw:style-name="gr51" draw:text-style-name="P109" svg:width="1.574cm" svg:height="0.525cm" svg:x="4.664cm" svg:y="6.379cm"><draw:text-box><text:p><text:span text:style-name="T1">3’- retry n</text:span></text:p></draw:text-box></draw:frame><draw:line draw:name="Ligne 12" draw:style-name="gr3" draw:text-style-name="P108" svg:x1="5.486cm" svg:y1="0.813cm" svg:x2="11.852cm" svg:y2="0.809cm"><text:p/></draw:line><draw:line draw:name="Ligne 13" draw:style-name="gr3" draw:text-style-name="P108" svg:x1="11.741cm" svg:y1="1.405cm" svg:x2="5.567cm" svg:y2="1.405cm"><text:p/></draw:line><draw:frame draw:name="Cadre de texte 38" draw:style-name="gr55" draw:text-style-name="P109" svg:width="3.439cm" svg:height="0.433cm" svg:x="6.671cm" svg:y="0.297cm"><draw:text-box><text:p><text:span text:style-name="T1">Message Asyn</text:span></text:p></draw:text-box></draw:frame><draw:frame draw:name="Cadre de texte 39" draw:style-name="gr55" draw:text-style-name="P109" svg:width="1.574cm" svg:height="0.433cm" svg:x="6.671cm" svg:y="0.971cm"><draw:text-box><text:p><text:span text:style-name="T1">Ack</text:span></text:p></draw:text-box></draw:frame><draw:path draw:name="Courbe de Bézier 7" draw:style-name="gr56" draw:text-style-name="P108" svg:width="0.583cm" svg:height="0.571cm" svg:x="0.506cm" svg:y="6.785cm" svg:viewBox="0 0 584 572" svg:d="M584 2c-1314-39 0 570 0 570"><text:p/></draw:path><draw:path draw:name="Courbe de Bézier 8" draw:style-name="gr57" draw:text-style-name="P108" svg:width="0.908cm" svg:height="0.671cm" svg:x="6.421cm" svg:y="6.582cm" svg:viewBox="0 0 909 672" svg:d="M0 670c2045 47 0-670 0-670"><text:p/></draw:path><draw:frame draw:name="Cadre de texte 1" draw:style-name="gr7" draw:text-style-name="P112" svg:width="14.313cm" svg:height="0.814cm" svg:x="1.819cm" svg:y="10.568cm"><draw:text-box><text:p><text:span text:style-name="T66">Fig x </text:span><text:span text:style-name="T68">: échange typique d'un message asynchrone : focus sur l'initiateur du message, émission</text:span></text:p></draw:text-box></draw:frame><draw:polyline draw:style-name="gr58" draw:text-style-name="P108" svg:width="9.547cm" svg:height="2.451cm" svg:x="4.514cm" svg:y="7.628cm" svg:viewBox="0 0 9548 2452" draw:points="9525,0 9548,2427 48,2452 0,0"><text:p/></draw:polyline><draw:polyline draw:style-name="gr59" draw:text-style-name="P108" svg:width="9.741cm" svg:height="1.609cm" svg:x="3.143cm" svg:y="7.628cm" svg:viewBox="0 0 9742 1610" draw:points="0,0 0,1589 9742,1610 9694,0"><text:p/></draw:polyline></draw:g><text:bookmark-start text:name="__RefHeading__2247_1642002524"/>Côté A...<text:bookmark-end text:name="__RefHeading__2247_1642002524"/></text:h>
      <text:list xml:id="list3103123373710629218" text:style-name="L16">
        <text:list-header>
          <text:p text:style-name="P84"/>
        </text:list-header>
        <text:list-item>
          <text:p text:style-name="P84">L'application envoie un message asynchrone à la couche Exchange Layer en précisant l'ID du message (de manière univoque).</text:p>
        </text:list-item>
        <text:list-item>
          <text:p text:style-name="P84">La couche d'échange cherche une entrée libre dans la table. </text:p>
        </text:list-item>
        <text:list-item>
          <text:p text:style-name="P84">Si c'est OK, l'échange est crée, le message encapsulé</text:p>
        </text:list-item>
        <text:list-item>
          <text:p text:style-name="P84">Sinon message d'erreur vers l'application</text:p>
        </text:list-item>
        <text:list-item>
          <text:p text:style-name="P84">La trame est passé à MAC avec gestion des essais (par exemple jusqu'à 5). Si erreur l'application est informée</text:p>
          <text:p text:style-name="P84"/>
        </text:list-item>
        <text:list-item>
          <text:p text:style-name="P87"><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86">L'ack est lue par l'application ou pas. Si non lu au bout d'un certain temps on passe à l'étape 8. Cette non lecture est la véritable nature d'un message asynchrone. On laisse à l'application le choix de lire ou pas l'acquittement. </text:p>
        </text:list-item>
        <text:list-item>
          <text:p text:style-name="P86">L'échange est détruit (status passe à Free).</text:p>
        </text:list-item>
      </text:list>
      <text:p text:style-name="P30"/>
      <text:h text:style-name="Heading_20_3" text:outline-level="3"><text:bookmark-start text:name="__RefHeading__2249_1642002524"/><text:soft-page-break/>La state Machine AsyMssg_FSM<text:bookmark-end text:name="__RefHeading__2249_1642002524"/></text:h>
      <text:p text:style-name="P30"><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30"/>
      <text:h text:style-name="Heading_20_2" text:outline-level="2"><text:bookmark-start text:name="__RefHeading__2251_1642002524"/><text:soft-page-break/>La réception <text:bookmark-end text:name="__RefHeading__2251_1642002524"/></text:h>
      <text:p text:style-name="P28">Elle se décompose en 2 niveaux comme le montre la figure ci-dessous. Deux sous-couches :</text:p>
      <text:list xml:id="list9107843688300648660" text:style-name="L17">
        <text:list-item>
          <text:p text:style-name="P79">MAC2ExchSubLayer</text:p>
        </text:list-item>
        <text:list-item>
          <text:p text:style-name="P79">Exch2AppliSubLayer</text:p>
        </text:list-item>
      </text:list>
      <text:h text:style-name="Heading_20_3" text:outline-level="3"><draw:frame text:anchor-type="paragraph" draw:z-index="30" draw:name="Cadre de texte 135" draw:style-name="gr67" draw:text-style-name="P116" svg:width="5.081cm" svg:height="0.974cm" svg:x="1.515cm" svg:y="3.231cm"><draw:text-box><text:p><text:span text:style-name="T73"><text:s text:c="2"/></text:span><text:span text:style-name="T73">Exchange Layer</text:span></text:p></draw:text-box></draw:frame><draw:line text:anchor-type="paragraph" draw:z-index="31" draw:name="Ligne 56" draw:style-name="gr68" draw:text-style-name="P108" svg:x1="7.322cm" svg:y1="20.447cm" svg:x2="7.322cm" svg:y2="17.291cm"><text:p/></draw:line><draw:frame text:anchor-type="paragraph" draw:z-index="32" draw:name="Cadre de texte 136" draw:style-name="gr69" draw:text-style-name="P109"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6" svg:width="11.521cm" svg:height="0.727cm" svg:x="2.212cm" svg:y="20.592cm"><draw:text-box><text:p><text:span text:style-name="T73">MAC layer</text:span></text:p></draw:text-box></draw:frame></draw:g><draw:line text:anchor-type="paragraph" draw:z-index="34" draw:name="Ligne 57" draw:style-name="gr70" draw:text-style-name="P108" svg:x1="-0.049cm" svg:y1="11.061cm" svg:x2="11.614cm" svg:y2="11.061cm"><text:p/></draw:line><draw:frame text:anchor-type="paragraph" draw:z-index="35" draw:name="Cadre de texte 138" draw:style-name="gr71" draw:text-style-name="P119" svg:width="7.587cm" svg:height="0.586cm" svg:x="0.404cm" svg:y="11.411cm"><draw:text-box><text:p><text:span text:style-name="T66">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20" draw:text-style-name="P108" svg:x1="2.327cm" svg:y1="5.759cm" svg:x2="2.327cm" svg:y2="8.516cm"><text:p/></draw:line><draw:line draw:name="Ligne 59" draw:style-name="gr20" draw:text-style-name="P108" svg:x1="6.073cm" svg:y1="5.759cm" svg:x2="6.073cm" svg:y2="8.516cm"><text:p/></draw:line><draw:frame draw:name="Cadre de texte 139" draw:style-name="gr42" draw:text-style-name="P113" svg:width="0.675cm" svg:height="0.435cm" svg:x="1.501cm" svg:y="5.759cm"><draw:text-box><text:p><text:span text:style-name="T62">Free</text:span></text:p></draw:text-box></draw:frame><draw:frame draw:name="Cadre de texte 140" draw:style-name="gr42" draw:text-style-name="P113" svg:width="0.673cm" svg:height="0.435cm" svg:x="1.473cm" svg:y="6.541cm"><draw:text-box><text:p><text:span text:style-name="T62">Free</text:span></text:p></draw:text-box></draw:frame><draw:frame draw:name="Cadre de texte 141" draw:style-name="gr42" draw:text-style-name="P113" svg:width="0.675cm" svg:height="0.435cm" svg:x="1.501cm" svg:y="6.091cm"><draw:text-box><text:p><text:span text:style-name="T62">_</text:span></text:p></draw:text-box></draw:frame><draw:frame draw:name="Cadre de texte 142" draw:style-name="gr42" draw:text-style-name="P113" svg:width="0.675cm" svg:height="0.435cm" svg:x="1.459cm" svg:y="7.776cm"><draw:text-box><text:p><text:span text:style-name="T62">Free</text:span></text:p></draw:text-box></draw:frame><draw:frame draw:name="Cadre de texte 143" draw:style-name="gr42" draw:text-style-name="P113" svg:width="0.673cm" svg:height="0.435cm" svg:x="1.473cm" svg:y="6.975cm"><draw:text-box><text:p><text:span text:style-name="T62">_</text:span></text:p></draw:text-box></draw:frame><draw:frame draw:name="Cadre de texte 144" draw:style-name="gr42" draw:text-style-name="P113" svg:width="0.675cm" svg:height="0.435cm" svg:x="1.501cm" svg:y="7.407cm"><draw:text-box><text:p><text:span text:style-name="T62">_</text:span></text:p></draw:text-box></draw:frame><draw:frame draw:name="Cadre de texte 145" draw:style-name="gr42" draw:text-style-name="P113" svg:width="0.675cm" svg:height="0.435cm" svg:x="1.459cm" svg:y="8.176cm"><draw:text-box><text:p><text:span text:style-name="T62">Free</text:span></text:p></draw:text-box></draw:frame><draw:frame draw:name="Cadre de texte 146" draw:style-name="gr43" draw:text-style-name="P114" svg:width="0.414cm" svg:height="2.924cm" svg:x="0.842cm" svg:y="5.68cm"><draw:text-box><text:p><text:span text:style-name="T72">0</text:span></text:p><text:p><text:span text:style-name="T72">1</text:span></text:p><text:p><text:span text:style-name="T72"/></text:p><text:p><text:span text:style-name="T72">…</text:span></text:p><text:p><text:span text:style-name="T72"/></text:p><text:p><text:span text:style-name="T72"/></text:p><text:p><text:span text:style-name="T72"/></text:p><text:p><text:span text:style-name="T72">9</text:span></text:p></draw:text-box></draw:frame><draw:frame draw:name="Cadre de texte 147" draw:style-name="gr7" draw:text-style-name="P109" svg:width="1.373cm" svg:height="0.814cm" svg:x="-0.049cm" svg:y="5.068cm"><draw:text-box><text:p><text:span text:style-name="T1">EchIndex</text:span></text:p></draw:text-box></draw:frame><draw:frame draw:name="Cadre de texte 148" draw:style-name="gr7" draw:text-style-name="P111" svg:width="2.551cm" svg:height="0.814cm" svg:x="3.574cm" svg:y="8.659cm"><draw:text-box><text:p><text:span text:style-name="T75">char</text:span><text:span text:style-name="T65"> </text:span><text:span text:style-name="T76">ExchTab[10]</text:span></text:p></draw:text-box></draw:frame><draw:frame draw:name="Cadre de texte 149" draw:style-name="gr7" draw:text-style-name="P109" svg:width="1.375cm" svg:height="0.814cm" svg:x="1.323cm" svg:y="5.068cm"><draw:text-box><text:p><text:span text:style-name="T1">Status</text:span></text:p></draw:text-box></draw:frame><draw:frame draw:name="Cadre de texte 150" draw:style-name="gr7" draw:text-style-name="P109"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19" svg:width="7.587cm" svg:height="1.267cm" svg:x="2.873cm" svg:y="3.928cm"><draw:text-box><text:p><text:span text:style-name="T66">Exch2AppliSubLayer</text:span></text:p></draw:text-box></draw:frame><draw:line text:anchor-type="paragraph" draw:z-index="39" draw:name="Ligne 60" draw:style-name="gr70" draw:text-style-name="P108" svg:x1="11.614cm" svg:y1="3.746cm" svg:x2="11.771cm" svg:y2="17.344cm"><text:p/></draw:line><draw:frame text:anchor-type="paragraph" draw:z-index="41" draw:name="Cadre de texte 162" draw:style-name="gr78" draw:text-style-name="P111" svg:width="4.825cm" svg:height="4.871cm" svg:x="7.43cm" svg:y="11.996cm"><draw:text-box><text:p><text:span text:style-name="T65">FSM :</text:span></text:p><text:p text:style-name="P121"><text:span text:style-name="T78">Exch2AppliLayerSubLayer_FSM</text:span></text:p><text:p><text:span text:style-name="T74"/></text:p><text:p><text:span text:style-name="T65">FSM Transition</text:span></text:p><text:p><text:span text:style-name="T77">Variables de </text:span><text:span text:style-name="T79">ExchLayerStatus</text:span></text:p><text:p><text:span text:style-name="T79"/></text:p><text:p><text:span text:style-name="T80">Code Erreur</text:span></text:p><text:p><text:span text:style-name="T77">NoError</text:span></text:p><text:p><text:span text:style-name="T77">IDMismatch</text:span></text:p><text:p><text:span text:style-name="T77">ExchTabIsFull</text:span></text:p><text:p><text:span text:style-name="T65"/></text:p><text:p><text:span text:style-name="T74"/></text:p></draw:text-box></draw:frame><draw:line text:anchor-type="paragraph" draw:z-index="42" draw:name="Ligne 61" draw:style-name="gr79" draw:text-style-name="P108" svg:x1="6.214cm" svg:y1="12.548cm" svg:x2="7.212cm" svg:y2="12.548cm"><text:p/></draw:line><draw:path text:anchor-type="paragraph" draw:z-index="43" draw:name="Courbe de Bézier 5" draw:style-name="gr80" draw:text-style-name="P108" svg:width="0.585cm" svg:height="6.155cm" svg:x="5.124cm" svg:y="14.915cm" svg:viewBox="0 0 586 6156" svg:d="M38 6156c1254-1464-38-6156-38-6156"><text:p/></draw:path><draw:path text:anchor-type="paragraph" draw:z-index="44" draw:name="Courbe de Bézier 16" draw:style-name="gr80" draw:text-style-name="P108" svg:width="0.585cm" svg:height="6.949cm" svg:x="5.613cm" svg:y="14.121cm" svg:viewBox="0 0 586 6950" svg:d="M39 6950c1254-1652-39-6950-39-6950"><text:p/></draw:path><draw:frame text:anchor-type="paragraph" draw:z-index="45" draw:name="Cadre de texte 161" draw:style-name="gr81" draw:text-style-name="P111" svg:width="4.144cm" svg:height="0.814cm" svg:x="0.981cm" svg:y="16.817cm"><draw:text-box><text:p><text:span text:style-name="T75">struct</text:span><text:span text:style-name="T76"> ExchLayerStatus</text:span></text:p></draw:text-box></draw:frame><draw:frame text:anchor-type="paragraph" draw:z-index="46" draw:name="Cadre de texte 165" draw:style-name="gr76" draw:text-style-name="P119" svg:width="3.585cm" svg:height="1.267cm" svg:x="12.485cm" svg:y="4.399cm"><draw:text-box><text:p><text:span text:style-name="T66">ExchLayerExecution</text:span></text:p></draw:text-box></draw:frame><draw:frame text:anchor-type="paragraph" draw:z-index="47" draw:name="Cadre de texte 166" draw:style-name="gr82" draw:text-style-name="P122" svg:width="5.409cm" svg:height="4.012cm" svg:x="11.811cm" svg:y="7.844cm"><draw:text-box><text:p text:style-name="P120"><text:span text:style-name="T81">Interruption FSM :</text:span></text:p><text:p text:style-name="P120"><text:span text:style-name="T81"/></text:p><text:p text:style-name="P120"><text:span text:style-name="T82">Mac2ExchRecep_FSM_Prgress()</text:span></text:p><text:p text:style-name="P120"><text:span text:style-name="T81"/></text:p><text:p text:style-name="P120"><text:span text:style-name="T83">Pour Index de 0 à 9</text:span></text:p><text:p text:style-name="P120"><text:span text:style-name="T83"><text:s/></text:span><text:span text:style-name="T83">Si <text:s/></text:span><text:span text:style-name="T84">ExchTab</text:span><text:span text:style-name="T83">[Index] != free </text:span></text:p><text:p text:style-name="P120"><text:span text:style-name="T84"><text:s text:c="2"/></text:span><text:span text:style-name="T83">xx_FSM_Progress(Index)</text:span></text:p><text:p text:style-name="P120"><text:span text:style-name="T83"><text:s/></text:span><text:span text:style-name="T83">Fin si</text:span></text:p><text:p text:style-name="P120"><text:span text:style-name="T83">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6" svg:width="11.521cm" svg:height="0.727cm" svg:x="2.212cm" svg:y="1.471cm"><draw:text-box><text:p><text:span text:style-name="T73">Appli </text:span></text:p></draw:text-box></draw:frame></draw:g><draw:line text:anchor-type="paragraph" draw:z-index="49" draw:name="Ligne 62" draw:style-name="gr68" draw:text-style-name="P108" svg:x1="6.828cm" svg:y1="3.747cm" svg:x2="6.828cm" svg:y2="2.198cm"><text:p/></draw:line><draw:frame text:anchor-type="paragraph" draw:z-index="50" draw:name="Cadre de texte 157" draw:style-name="gr83" draw:text-style-name="P109" svg:width="2.834cm" svg:height="0.692cm" svg:x="7.066cm" svg:y="2.743cm"><draw:text-box><text:p><text:span text:style-name="T1">Req / AsyMssg</text:span></text:p></draw:text-box></draw:frame><draw:line text:anchor-type="paragraph" draw:z-index="51" draw:name="Ligne 63" draw:style-name="gr68" draw:text-style-name="P108" svg:x1="10.552cm" svg:y1="2.198cm" svg:x2="10.587cm" svg:y2="3.747cm"><text:p/></draw:line><draw:frame text:anchor-type="paragraph" draw:z-index="52" draw:name="Cadre de texte 158" draw:style-name="gr83" draw:text-style-name="P109"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2" draw:text-style-name="P123" svg:width="4.499cm" svg:height="0.435cm" svg:x="0.612cm" svg:y="13.966cm"><draw:text-box><text:p text:style-name="P120"><text:span text:style-name="T85">char</text:span><text:span text:style-name="T86"> NewFrameFromMAC 0/1</text:span></text:p></draw:text-box></draw:frame><draw:frame draw:name="Cadre de texte 154" draw:style-name="gr42" draw:text-style-name="P124" svg:width="3.708cm" svg:height="0.435cm" svg:x="0.612cm" svg:y="13.031cm"><draw:text-box><text:p text:style-name="P120"><text:span text:style-name="T85">char</text:span><text:span text:style-name="T86"> CurrentExchQte <text:s/>0-9</text:span></text:p></draw:text-box></draw:frame><draw:frame draw:name="Cadre de texte 156" draw:style-name="gr85" draw:text-style-name="P124" svg:width="4.61cm" svg:height="0.655cm" svg:x="0.637cm" svg:y="15.988cm"><draw:text-box><text:p text:style-name="P120"><text:span text:style-name="T85">ELF_Struct</text:span><text:span text:style-name="T86"> TransmExchLayerFrame</text:span></text:p><text:p text:style-name="P120"><text:span text:style-name="T86"><text:s/></text:span><text:span text:style-name="T86">|Dest@| ID|Type_LenData|Data|Trial| </text:span></text:p></draw:text-box></draw:frame><draw:frame draw:name="Cadre de texte 163" draw:style-name="gr85" draw:text-style-name="P124" svg:width="4.615cm" svg:height="0.655cm" svg:x="0.587cm" svg:y="14.508cm"><draw:text-box><text:p text:style-name="P120"><text:span text:style-name="T85">ELF_Struct</text:span><text:span text:style-name="T86"> ReceptExchLayerFrame</text:span></text:p><text:p text:style-name="P120"><text:span text:style-name="T86"><text:s/></text:span><text:span text:style-name="T86">|Org@| ID|Type_LenData|Data|Trial| </text:span></text:p></draw:text-box></draw:frame><draw:frame draw:name="Cadre de texte 164" draw:style-name="gr42" draw:text-style-name="P124" svg:width="3.336cm" svg:height="0.435cm" svg:x="0.612cm" svg:y="13.465cm"><draw:text-box><text:p text:style-name="P120"><text:span text:style-name="T85">char</text:span><text:span text:style-name="T86"> Error</text:span></text:p></draw:text-box></draw:frame><draw:frame draw:name="Cadre de texte 152" draw:style-name="gr42" draw:text-style-name="P123" svg:width="4.499cm" svg:height="0.435cm" svg:x="0.612cm" svg:y="12.164cm"><draw:text-box><text:p text:style-name="P120"><text:span text:style-name="T85">char</text:span><text:span text:style-name="T86"> FSM_State</text:span></text:p></draw:text-box></draw:frame><draw:frame draw:name="Cadre de texte 152" draw:style-name="gr42" draw:text-style-name="P123" svg:width="4.499cm" svg:height="0.435cm" svg:x="0.612cm" svg:y="12.597cm"><draw:text-box><text:p text:style-name="P120"><text:span text:style-name="T85">char</text:span><text:span text:style-name="T86"> FSM_Transition</text:span></text:p></draw:text-box></draw:frame><draw:frame draw:name="Cadre de texte 152" draw:style-name="gr42" draw:text-style-name="P123" svg:width="4.499cm" svg:height="0.435cm" svg:x="0.637cm" svg:y="15.362cm"><draw:text-box><text:p text:style-name="P120"><text:span text:style-name="T85">char</text:span><text:span text:style-name="T86"> NewFrameToMAC 0/1</text:span></text:p></draw:text-box></draw:frame><draw:line draw:style-name="gr20" draw:text-style-name="P108" svg:x1="0.404cm" svg:y1="12.575cm" svg:x2="6.022cm" svg:y2="12.575cm"><text:p/></draw:line><draw:line draw:style-name="gr20" draw:text-style-name="P108" svg:x1="0.404cm" svg:y1="12.984cm" svg:x2="6.022cm" svg:y2="12.984cm"><text:p/></draw:line><draw:line draw:style-name="gr20" draw:text-style-name="P108" svg:x1="0.404cm" svg:y1="13.418cm" svg:x2="6.022cm" svg:y2="13.418cm"><text:p/></draw:line><draw:line draw:style-name="gr20" draw:text-style-name="P108" svg:x1="0.404cm" svg:y1="13.875cm" svg:x2="6.022cm" svg:y2="13.875cm"><text:p/></draw:line><draw:line draw:style-name="gr20" draw:text-style-name="P108" svg:x1="0.404cm" svg:y1="14.404cm" svg:x2="6.022cm" svg:y2="14.404cm"><text:p/></draw:line><draw:line draw:style-name="gr20" draw:text-style-name="P108" svg:x1="0.404cm" svg:y1="15.293cm" svg:x2="6.022cm" svg:y2="15.293cm"><text:p/></draw:line><draw:line draw:style-name="gr20" draw:text-style-name="P108"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1" svg:width="4.276cm" svg:height="6.575cm" svg:x="7.535cm" svg:y="0.012cm"><draw:text-box><text:p><text:span text:style-name="T65">FSM List :</text:span></text:p><text:p><text:span text:style-name="T74">FSM_Req</text:span></text:p><text:p><text:span text:style-name="T74">FSM_AsyMssg</text:span></text:p><text:p><text:span text:style-name="T74">FSM_Data</text:span></text:p><text:p><text:span text:style-name="T74">FSM_Ack</text:span></text:p><text:p><text:span text:style-name="T74"/></text:p><text:p><text:span text:style-name="T65">FSM Transition</text:span></text:p><text:p><text:span text:style-name="T77">Start </text:span></text:p><text:p><text:span text:style-name="T77">ReqFromMAC </text:span></text:p><text:p><text:span text:style-name="T68">FSM_Trans_CreateExchOK</text:span></text:p><text:p><text:span text:style-name="T77">AsyMssgFromMAC </text:span></text:p><text:p><text:span text:style-name="T77">DataFromMAC </text:span></text:p><text:p><text:span text:style-name="T77">AckFromMAC </text:span></text:p><text:p><text:span text:style-name="T77">ReqAsyMssgFromMAC</text:span></text:p><text:p text:style-name="P120"><text:span text:style-name="T77">DataFromAppli </text:span></text:p><text:p/></draw:text-box></draw:frame><draw:frame text:anchor-type="paragraph" draw:z-index="55" draw:name="Cadre de texte 159" draw:style-name="gr88" draw:text-style-name="P111" svg:width="7.257cm" svg:height="1.467cm" svg:x="0.155cm" svg:y="5.676cm"><draw:text-box><text:p><text:span text:style-name="T65">FSM Status : </text:span><text:span text:style-name="T87">Free, Ready, IDMismatch, TabFull, WaitOnDataAckRecept, FailToReaceive, DataAckJustReceived, WaitForAppData, WaitForAppAck, </text:span></text:p><text:p><text:span text:style-name="T74"/></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7"/>
      <text:p text:style-name="P47">La réception intervient dans 4 situations :</text:p>
      <text:list xml:id="list7945379487962648786" text:style-name="L18">
        <text:list-item>
          <text:p text:style-name="P80">A (émissaire d'une requête) attend une trame Data de la part de B,</text:p>
        </text:list-item>
        <text:list-item>
          <text:p text:style-name="P80">A (émissaire d'un message asynchrone) attend une trame Ack de la part de B,</text:p>
        </text:list-item>
        <text:list-item>
          <text:p text:style-name="P80">B destinataire d'une requête, attend une trame de type requête de la part de A,</text:p>
        </text:list-item>
        <text:list-item>
          <text:p text:style-name="P80">B destinataire d'un message asynchrone attend une trame de type message asynchrone de la part de A,</text:p>
        </text:list-item>
      </text:list>
      <text:p text:style-name="P47"/>
      <text:p text:style-name="P36"/>
      <text:p text:style-name="P28">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6"/>
      <text:p text:style-name="P28"><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6"/>
      <text:p text:style-name="P49"><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9"><text:tab/>Si Echange existe (vérification),</text:p>
      <text:p text:style-name="P49"><text:tab/> <text:s/>mettre à jour (en particulier les champs Data et <text:tab/> <text:s/><text:tab/> <text:s/>FSM_Trans. DataFromMAC=1)</text:p>
      <text:p text:style-name="P49"><text:tab/>Sinon Status.Erreur = IDMismatch</text:p>
      <text:p text:style-name="P49"><text:line-break/>Si Type == Ack (Update)</text:p>
      <text:p text:style-name="P49"><text:tab/>Si Echange existe (vérification), </text:p>
      <text:p text:style-name="P50"><text:tab/> <text:s/>mettre à jour (en particulier les champs Data et <text:tab/> <text:s/><text:tab/> <text:s/>FSM_Trans. AckFromMAC=1)</text:p>
      <text:p text:style-name="P50"><text:tab/>Sinon Status.Erreur = IDMismatch</text:p>
      <text:p text:style-name="P50"><text:line-break/>Si Type == Req (Creation)<text:line-break/><text:tab/>Si table not full </text:p>
      <text:p text:style-name="P50"><text:tab/> <text:s text:c="2"/>mettre à jour (en particulier les <text:s/>champs Data et <text:tab/> <text:s text:c="2"/><text:tab/> <text:s text:c="2"/>FSM_Trans. Start=1 et Type = Data)<text:line-break/><text:tab/>Sinon Status.Erreur = ExchTabIsFull</text:p>
      <text:p text:style-name="P50"/>
      <text:p text:style-name="P50">Si Type == AsyMssg (Creation)<text:line-break/><text:tab/>Si table not full </text:p>
      <text:p text:style-name="P50"><text:tab/> <text:s text:c="2"/>mettre à jour (en particulier les <text:s/>champs Data et <text:tab/> <text:s text:c="2"/><text:tab/> <text:s/>FSM_Trans. Start=1 et Type <text:s/>= Ack)<text:line-break/><text:tab/>Sinon Status.Erreur = ExchTabIsFull</text:p>
      <text:p text:style-name="P50">Fin si</text:p>
      <text:p text:style-name="P51"><text:line-break/><text:line-break/></text:p>
      <text:p text:style-name="P51"/>
      <text:p text:style-name="P37"/>
      <text:p text:style-name="P29"><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7"/>
      <text:p text:style-name="P29"><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7">Pour les deux autres, l'une ou l'autre des FSM suivantes auront été lancées(via un start dans l'échange). Le choix de la FSM se fera via le type de l'échange :</text:p>
      <text:p text:style-name="P29"><text:span text:style-name="T38">Si Type = Data (suite à une réception de type Req), ce sera </text:span><text:span text:style-name="T31">Data_FSM</text:span><text:span text:style-name="T38"> qui sera lancée,</text:span></text:p>
      <text:p text:style-name="P29"><text:span text:style-name="T38">Si Type = Ack (suite à une réception de type AsyMssg), ce sera </text:span><text:span text:style-name="T31">AsyMssg_FSM</text:span><text:span text:style-name="T38"> qui sera lancée.</text:span></text:p>
      <text:h text:style-name="P65" text:outline-level="2"><text:bookmark-start text:name="__RefHeading__2257_1642002524"/><text:soft-page-break/>Les échanges de type Data et Ack<text:bookmark-end text:name="__RefHeading__2257_1642002524"/></text:h>
      <text:p text:style-name="P21"/>
      <text:h text:style-name="P62" text:outline-level="3"><text:bookmark-start text:name="__RefHeading__2259_1642002524"/>Les étapes de l'échange …<text:bookmark-end text:name="__RefHeading__2259_1642002524"/></text:h>
      <text:p text:style-name="P21"/>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1"><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3" svg:width="2.384cm" svg:height="1.181cm" svg:x="1.312cm" svg:y="1.079cm"><draw:text-box><text:p><text:span text:style-name="T62"><text:s text:c="7"/></text:span></text:p><text:p><text:span text:style-name="T73"><text:s text:c="4"/></text:span><text:span text:style-name="T73">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3" svg:width="2.384cm" svg:height="1.181cm" svg:x="13.441cm" svg:y="0.964cm"><draw:text-box><text:p><text:span text:style-name="T62"><text:s text:c="7"/></text:span></text:p><text:p><text:span text:style-name="T73"><text:s text:c="3"/></text:span><text:span text:style-name="T73">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6" svg:width="4.88cm" svg:height="1.16cm" svg:x="1.575cm" svg:y="3.686cm"><draw:text-box><text:p><text:span text:style-name="T73"><text:s text:c="7"/></text:span><text:span text:style-name="T73">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6" svg:width="4.885cm" svg:height="1.16cm" svg:x="1.603cm" svg:y="7.163cm"><draw:text-box><text:p><text:span text:style-name="T73"><text:s text:c="2"/></text:span><text:span text:style-name="T73">ExchangeCtrl</text:span></text:p></draw:text-box></draw:frame></draw:g><draw:line draw:name="Ligne 8" draw:style-name="gr3" draw:text-style-name="P108"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6" svg:width="4.88cm" svg:height="1.16cm" svg:x="11.777cm" svg:y="3.607cm"><draw:text-box><text:p><text:span text:style-name="T73"><text:s text:c="7"/></text:span><text:span text:style-name="T73">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6" svg:width="3.365cm" svg:height="1.16cm" svg:x="11.666cm" svg:y="7.163cm"><draw:text-box><text:p><text:span text:style-name="T73"><text:s text:c="2"/></text:span><text:span text:style-name="T73">ExchangeCtrl</text:span></text:p></draw:text-box></draw:frame></draw:g><draw:line draw:name="Ligne 9" draw:style-name="gr53" draw:text-style-name="P108" svg:x1="12.192cm" svg:y1="6.932cm" svg:x2="12.192cm" svg:y2="4.845cm"><text:p/></draw:line><draw:frame draw:name="Cadre de texte 27" draw:style-name="gr7" draw:text-style-name="P109" svg:width="1.574cm" svg:height="0.814cm" svg:x="-1.002cm" svg:y="7.145cm"><draw:text-box><text:p><text:span text:style-name="T1">2- Create Exch n°x</text:span></text:p></draw:text-box></draw:frame><draw:frame draw:name="Cadre de texte 28" draw:style-name="gr7" draw:text-style-name="P109" svg:width="1.574cm" svg:height="0.814cm" svg:x="9.063cm" svg:y="7.191cm"><draw:text-box><text:p><text:span text:style-name="T1">4- Create Exch n°y</text:span></text:p></draw:text-box></draw:frame><draw:frame draw:name="Cadre de texte 29" draw:style-name="gr7" draw:text-style-name="P109" svg:width="2.744cm" svg:height="0.814cm" svg:x="4.748cm" svg:y="9.276cm"><draw:text-box><text:p><text:span text:style-name="T1">3- Req (ID=x)</text:span></text:p></draw:text-box></draw:frame><draw:frame draw:name="Cadre de texte 30" draw:style-name="gr51" draw:text-style-name="P109" svg:width="1.574cm" svg:height="0.525cm" svg:x="10.985cm" svg:y="5.351cm"><draw:text-box><text:p><text:span text:style-name="T1">5- Req</text:span></text:p></draw:text-box></draw:frame><draw:line draw:name="Ligne 10" draw:style-name="gr53" draw:text-style-name="P108" svg:x1="12.753cm" svg:y1="4.766cm" svg:x2="12.753cm" svg:y2="6.932cm"><text:p/></draw:line><draw:path draw:name="Courbe de Bézier 5" draw:style-name="gr86" draw:text-style-name="P108" svg:width="0.583cm" svg:height="0.671cm" svg:x="10.774cm" svg:y="7.291cm" svg:viewBox="0 0 584 672" svg:d="M584 670c-1314 46 0-670 0-670"><text:p/></draw:path><draw:frame draw:name="Cadre de texte 31" draw:style-name="gr7" draw:text-style-name="P109" svg:width="2.613cm" svg:height="0.814cm" svg:x="1.695cm" svg:y="5.531cm"><draw:text-box><text:p><text:span text:style-name="T1">1- Req (ID=x)</text:span></text:p></draw:text-box></draw:frame><draw:frame draw:name="Cadre de texte 32" draw:style-name="gr51" draw:text-style-name="P109" svg:width="1.574cm" svg:height="0.525cm" svg:x="13.037cm" svg:y="5.318cm"><draw:text-box><text:p><text:span text:style-name="T1">6- Data</text:span></text:p></draw:text-box></draw:frame><draw:path draw:name="Courbe de Bézier 6" draw:style-name="gr57" draw:text-style-name="P108" svg:width="0.753cm" svg:height="0.69cm" svg:x="15.03cm" svg:y="7.163cm" svg:viewBox="0 0 754 691" svg:d="M0 2c1695-47 1 689 1 689"><text:p/></draw:path><draw:frame draw:name="Cadre de texte 33" draw:style-name="gr7" draw:text-style-name="P109" svg:width="1.574cm" svg:height="0.814cm" svg:x="16.104cm" svg:y="7.06cm"><draw:text-box><text:p><text:span text:style-name="T1">7- Kill Exch n°y</text:span></text:p></draw:text-box></draw:frame><draw:frame draw:name="Cadre de texte 34" draw:style-name="gr51" draw:text-style-name="P109" svg:width="2.984cm" svg:height="0.525cm" svg:x="6.671cm" svg:y="10.248cm"><draw:text-box><text:p><text:span text:style-name="T1">8- Data (ID=x)</text:span></text:p></draw:text-box></draw:frame><draw:line draw:name="Ligne 11" draw:style-name="gr3" draw:text-style-name="P108" svg:x1="5.36cm" svg:y1="6.932cm" svg:x2="5.36cm" svg:y2="4.845cm"><text:p/></draw:line><draw:frame draw:name="Cadre de texte 35" draw:style-name="gr51" draw:text-style-name="P109" svg:width="1.574cm" svg:height="0.525cm" svg:x="5.45cm" svg:y="5.12cm"><draw:text-box><text:p><text:span text:style-name="T1">9- Data</text:span></text:p></draw:text-box></draw:frame><draw:frame draw:name="Cadre de texte 36" draw:style-name="gr7" draw:text-style-name="P109" svg:width="1.574cm" svg:height="0.814cm" svg:x="6.68cm" svg:y="8.068cm"><draw:text-box><text:p><text:span text:style-name="T1">10- Kill Exch n°x</text:span></text:p></draw:text-box></draw:frame><draw:ellipse draw:name="Arc d'ellipse 3" draw:style-name="gr54" draw:text-style-name="P108" svg:width="0.098cm" svg:height="0.017cm" svg:x="5.151cm" svg:y="7.551cm" draw:kind="arc" draw:start-angle="274.12" draw:end-angle="291.45"><text:p/></draw:ellipse><draw:ellipse draw:name="Arc d'ellipse 4" draw:style-name="gr52" draw:text-style-name="P108" svg:width="0.627cm" svg:height="0.449cm" svg:x="4.99cm" svg:y="7.695cm" draw:kind="arc" draw:start-angle="272.16" draw:end-angle="188.35"><text:p/></draw:ellipse><draw:frame draw:name="Cadre de texte 37" draw:style-name="gr51" draw:text-style-name="P109" svg:width="1.574cm" svg:height="0.525cm" svg:x="4.729cm" svg:y="7.073cm"><draw:text-box><text:p><text:span text:style-name="T1">3’- retry n</text:span></text:p></draw:text-box></draw:frame><draw:line draw:name="Ligne 12" draw:style-name="gr3" draw:text-style-name="P108" svg:x1="5.551cm" svg:y1="1.505cm" svg:x2="11.917cm" svg:y2="1.501cm"><text:p/></draw:line><draw:line draw:name="Ligne 13" draw:style-name="gr3" draw:text-style-name="P108" svg:x1="11.806cm" svg:y1="2.098cm" svg:x2="5.632cm" svg:y2="2.098cm"><text:p/></draw:line><draw:frame draw:name="Cadre de texte 38" draw:style-name="gr55" draw:text-style-name="P109" svg:width="1.574cm" svg:height="0.433cm" svg:x="6.736cm" svg:y="0.991cm"><draw:text-box><text:p><text:span text:style-name="T1">Req</text:span></text:p></draw:text-box></draw:frame><draw:frame draw:name="Cadre de texte 39" draw:style-name="gr55" draw:text-style-name="P109" svg:width="1.574cm" svg:height="0.433cm" svg:x="6.736cm" svg:y="1.665cm"><draw:text-box><text:p><text:span text:style-name="T1">Data</text:span></text:p></draw:text-box></draw:frame><draw:path draw:name="Courbe de Bézier 7" draw:style-name="gr52" draw:text-style-name="P108" svg:width="0.583cm" svg:height="0.571cm" svg:x="0.57cm" svg:y="7.478cm" svg:viewBox="0 0 584 572" svg:d="M584 2c-1314-39 0 570 0 570"><text:p/></draw:path><draw:path draw:name="Courbe de Bézier 8" draw:style-name="gr52" draw:text-style-name="P108" svg:width="0.908cm" svg:height="0.671cm" svg:x="6.486cm" svg:y="7.276cm" svg:viewBox="0 0 909 672" svg:d="M0 670c2045 47 0-670 0-670"><text:p/></draw:path><draw:frame draw:name="Cadre de texte 1" draw:style-name="gr51" draw:text-style-name="P112" svg:width="12.052cm" svg:height="0.525cm" svg:x="2.653cm" svg:y="11.264cm"><draw:text-box><text:p><text:span text:style-name="T66">Fig x </text:span><text:span text:style-name="T68">: échange typique d'une requête : focus sur le récepteur, renvoie de donnée</text:span></text:p></draw:text-box></draw:frame><draw:polyline draw:style-name="gr87" draw:text-style-name="P108" svg:width="9.547cm" svg:height="2.451cm" svg:x="4.096cm" svg:y="8.322cm" svg:viewBox="0 0 9548 2452" draw:points="9525,0 9548,2427 48,2452 0,0"><text:p/></draw:polyline><draw:polyline draw:style-name="gr63" draw:text-style-name="P108" svg:width="9.741cm" svg:height="1.609cm" svg:x="3.471cm" svg:y="8.322cm" svg:viewBox="0 0 9742 1610" draw:points="0,0 0,1589 9742,1610 9694,0"><text:p/></draw:polyline></draw:g></text:p>
      <text:p text:style-name="P51"/>
      <text:p text:style-name="P51"/>
      <text:p text:style-name="P51"/>
      <text:p text:style-name="P37">L'acquittement est sensiblement identique, c'est pourquoi l'illustration de l'échange de type Message asynchrone + acquittement n'est pas détaillé. Se reporter directement à la FSM associée un peu plus loin.</text:p>
      <text:p text:style-name="P37"/>
      <text:p text:style-name="P37"/>
      <text:p text:style-name="P37"/>
      <text:p text:style-name="P37"/>
      <text:p text:style-name="P37"/>
      <text:p text:style-name="P37"/>
      <text:p text:style-name="P37"/>
      <text:p text:style-name="P37"/>
      <text:p text:style-name="P37"/>
      <text:h text:style-name="P62" text:outline-level="3"><text:bookmark-start text:name="__RefHeading__2261_1642002524"/><text:soft-page-break/>La state Machine <text:s/>Data_FSM<text:bookmark-end text:name="__RefHeading__2261_1642002524"/></text:h>
      <text:p text:style-name="P51"><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1"/>
      <text:h text:style-name="P63" text:outline-level="3"><text:bookmark-start text:name="__RefHeading__2263_1642002524"/>La state Machine Acq_FSM<text:bookmark-end text:name="__RefHeading__2263_1642002524"/></text:h>
      <text:p text:style-name="P51"/>
      <text:p text:style-name="P51"><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1"/>
      <text:p text:style-name="P51"/>
      <text:p text:style-name="P51"/>
      <text:p text:style-name="P51"/>
      <text:p text:style-name="P51"/>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7"/>
      <text:p text:style-name="P37">On s'intéresse ici à la couche i qui échange avec la couche i+1. Par exemple la MAC avec ExchangeLayer, ou bien Phy_UART avec MAC.</text:p>
      <text:p text:style-name="P37"/>
      <text:p text:style-name="P37">La couche i doit contenir :</text:p>
      <text:list xml:id="list2842897154033915275" text:style-name="L19">
        <text:list-item>
          <text:p text:style-name="P69">une variable structurée <text:span text:style-name="T4">Message</text:span> contenant les messages up et down et les flags associés ainsi qu'un statut,</text:p>
        </text:list-item>
        <text:list-item>
          <text:p text:style-name="P69">une FSM montante pour la réception vers la couche n+1, une FSM descendante pour l'émission vers la couche n-1</text:p>
        </text:list-item>
        <text:list-item>
          <text:p text:style-name="P69">Des fonctions IO qui sont proposées à la couche n+1 pour l'interface</text:p>
          <text:p text:style-name="P69"/>
        </text:list-item>
      </text:list>
      <text:p text:style-name="P37"/>
      <text:p text:style-name="P37"/>
      <text:h text:style-name="Heading_20_3" text:outline-level="3"><text:bookmark-start text:name="__RefHeading__2269_1642002524"/>La couche MAC, vue globale<text:bookmark-end text:name="__RefHeading__2269_1642002524"/></text:h>
      <text:p text:style-name="P37"/>
      <text:p text:style-name="P37"/>
      <text:p text:style-name="P37"/>
      <text:p text:style-name="P37"/>
      <text:p text:style-name="P37"/>
      <text:p text:style-name="P37"/>
      <text:p text:style-name="P37"/>
      <text:p text:style-name="P37"/>
      <text:p text:style-name="P37"><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2" draw:text-style-name="P124" svg:width="3.336cm" svg:height="0.435cm" svg:x="1.353cm" svg:y="2.639cm"><draw:text-box><text:p text:style-name="P120"><text:span text:style-name="T85">char</text:span><text:span text:style-name="T86"> Status</text:span></text:p></draw:text-box></draw:frame><draw:frame draw:name="Cadre de texte 152" draw:style-name="gr89" draw:text-style-name="P125" svg:width="3.038cm" svg:height="0.489cm" svg:x="0.66cm" svg:y="-1.91cm"><draw:text-box><text:p text:style-name="P120"><text:span text:style-name="T88">Couche MAC</text:span></text:p></draw:text-box></draw:frame><draw:frame draw:name="Cadre de texte 152" draw:style-name="gr42" draw:text-style-name="P123" svg:width="4.499cm" svg:height="0.435cm" svg:x="1.334cm" svg:y="0.81cm"><draw:text-box><text:p text:style-name="P120"><text:span text:style-name="T85">char</text:span><text:span text:style-name="T86"> StrReceived[30?]</text:span></text:p></draw:text-box></draw:frame><draw:line draw:style-name="gr20" draw:text-style-name="P108" svg:x1="1.127cm" svg:y1="1.244cm" svg:x2="6.745cm" svg:y2="1.244cm"><text:p/></draw:line><draw:line draw:style-name="gr20" draw:text-style-name="P108" svg:x1="1.127cm" svg:y1="1.653cm" svg:x2="6.745cm" svg:y2="1.653cm"><text:p/></draw:line><draw:line draw:style-name="gr20" draw:text-style-name="P108" svg:x1="1.127cm" svg:y1="2.087cm" svg:x2="6.745cm" svg:y2="2.087cm"><text:p/></draw:line><draw:line draw:style-name="gr20" draw:text-style-name="P108"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2" draw:text-style-name="P126" svg:width="4.499cm" svg:height="0.435cm" svg:x="1.235cm" svg:y="0.113cm"><draw:text-box><text:p text:style-name="P120"><text:span text:style-name="T89">MAC_Mssg</text:span></text:p></draw:text-box></draw:frame><draw:frame draw:name="Cadre de texte 152" draw:style-name="gr42" draw:text-style-name="P123" svg:width="4.499cm" svg:height="0.435cm" svg:x="1.334cm" svg:y="1.267cm"><draw:text-box><text:p text:style-name="P120"><text:span text:style-name="T85">char</text:span><text:span text:style-name="T86"> NewStrReceived</text:span></text:p></draw:text-box></draw:frame><draw:frame draw:name="Cadre de texte 152" draw:style-name="gr42" draw:text-style-name="P123" svg:width="4.499cm" svg:height="0.435cm" svg:x="1.334cm" svg:y="1.701cm"><draw:text-box><text:p text:style-name="P120"><text:span text:style-name="T85">char</text:span><text:span text:style-name="T86"> StrToSend[30?]</text:span></text:p></draw:text-box></draw:frame><draw:frame draw:name="Cadre de texte 152" draw:style-name="gr42" draw:text-style-name="P123" svg:width="4.499cm" svg:height="0.435cm" svg:x="1.353cm" svg:y="2.135cm"><draw:text-box><text:p text:style-name="P120"><text:span text:style-name="T85">char</text:span><text:span text:style-name="T86"> NewStrToSend</text:span></text:p></draw:text-box></draw:frame><draw:g draw:style-name="gr10"><draw:frame draw:name="Cadre de texte 152" draw:style-name="gr42" draw:text-style-name="P126" svg:width="4.499cm" svg:height="0.435cm" svg:x="7.717cm" svg:y="0.148cm"><draw:text-box><text:p text:style-name="P120"><text:span text:style-name="T89">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2" draw:text-style-name="P123" svg:width="4.499cm" svg:height="0.435cm" svg:x="7.74cm" svg:y="0.778cm"><draw:text-box><text:p text:style-name="P120"><text:span text:style-name="T85">char</text:span><text:span text:style-name="T86"> State</text:span></text:p></draw:text-box></draw:frame><draw:line draw:style-name="gr20" draw:text-style-name="P108" svg:x1="7.531cm" svg:y1="1.212cm" svg:x2="13.149cm" svg:y2="1.212cm"><text:p/></draw:line><draw:frame draw:name="Cadre de texte 152" draw:style-name="gr42" draw:text-style-name="P123" svg:width="4.499cm" svg:height="0.435cm" svg:x="7.74cm" svg:y="1.235cm"><draw:text-box><text:p text:style-name="P120"><text:span text:style-name="T86">Trans_Struct </text:span></text:p></draw:text-box></draw:frame></draw:g><draw:g draw:style-name="gr10"><draw:frame draw:name="Cadre de texte 152" draw:style-name="gr42" draw:text-style-name="P126" svg:width="4.499cm" svg:height="0.435cm" svg:x="7.717cm" svg:y="2.322cm"><draw:text-box><text:p text:style-name="P120"><text:span text:style-name="T89">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2" draw:text-style-name="P123" svg:width="4.499cm" svg:height="0.435cm" svg:x="7.74cm" svg:y="2.951cm"><draw:text-box><text:p text:style-name="P120"><text:span text:style-name="T85">char</text:span><text:span text:style-name="T86"> State</text:span></text:p></draw:text-box></draw:frame><draw:line draw:style-name="gr20" draw:text-style-name="P108" svg:x1="7.531cm" svg:y1="3.385cm" svg:x2="13.149cm" svg:y2="3.385cm"><text:p/></draw:line><draw:frame draw:name="Cadre de texte 152" draw:style-name="gr42" draw:text-style-name="P123" svg:width="4.499cm" svg:height="0.435cm" svg:x="7.74cm" svg:y="3.408cm"><draw:text-box><text:p text:style-name="P120"><text:span text:style-name="T86">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3" svg:width="9.575cm" svg:height="1.849cm" svg:x="3.708cm" svg:y="-2.316cm"><draw:text-box><text:p text:style-name="P120"><text:span text:style-name="T85">char</text:span><text:span text:style-name="T86"> MAC_IsNewMssg ()</text:span></text:p><text:p text:style-name="P120"><text:span text:style-name="T90">Void </text:span><text:span text:style-name="T86"><text:s/>MAC_GetNewMssg (</text:span><text:span text:style-name="T90">char *</text:span><text:span text:style-name="T86"> ) <text:s/>// recopie le newmssg à l'@ indiquée</text:span></text:p><text:p text:style-name="P120"><text:span text:style-name="T90">void</text:span><text:span text:style-name="T86"> MAC_SendNewMssg (</text:span><text:span text:style-name="T90">char *</text:span><text:span text:style-name="T86">) // recopie le mssg dont l'@ est donnée ds StrToSend. La FSM de transmission sera lancée (encapsulation, attente medum libre)</text:span></text:p></draw:text-box></draw:fram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draw:frame text:anchor-type="paragraph" draw:z-index="62" draw:name="Cadre de texte 152" draw:style-name="gr93" draw:text-style-name="P123" svg:width="4.499cm" svg:height="0.435cm" svg:x="1.434cm" svg:y="5.103cm"><draw:text-box><text:p text:style-name="P120"><text:span text:style-name="T85">char</text:span><text:span text:style-name="T86"> StrReceived[30?]</text:span></text:p></draw:text-box></draw:frame><draw:line text:anchor-type="paragraph" draw:z-index="63" draw:style-name="gr70" draw:text-style-name="P108" svg:x1="1.226cm" svg:y1="5.537cm" svg:x2="6.844cm" svg:y2="5.537cm"><text:p/></draw:line><draw:line text:anchor-type="paragraph" draw:z-index="64" draw:style-name="gr70" draw:text-style-name="P108" svg:x1="1.226cm" svg:y1="5.946cm" svg:x2="6.844cm" svg:y2="5.946cm"><text:p/></draw:line><draw:line text:anchor-type="paragraph" draw:z-index="65" draw:style-name="gr70" draw:text-style-name="P108" svg:x1="1.226cm" svg:y1="6.38cm" svg:x2="6.844cm" svg:y2="6.38cm"><text:p/></draw:line><draw:line text:anchor-type="paragraph" draw:z-index="66" draw:style-name="gr70" draw:text-style-name="P108" svg:x1="1.226cm" svg:y1="6.837cm" svg:x2="6.844cm" svg:y2="6.837cm"><text:p/></draw:line><draw:frame text:anchor-type="paragraph" draw:z-index="68" draw:name="Cadre de texte 152" draw:style-name="gr93" draw:text-style-name="P126" svg:width="4.499cm" svg:height="0.435cm" svg:x="1.335cm" svg:y="4.406cm"><draw:text-box><text:p text:style-name="P120"><text:span text:style-name="T89">PhyUART_Mssg</text:span></text:p></draw:text-box></draw:frame><draw:g text:anchor-type="paragraph" draw:z-index="72" draw:style-name="gr1"><draw:frame draw:name="Cadre de texte 152" draw:style-name="gr42" draw:text-style-name="P126" svg:width="4.499cm" svg:height="0.435cm" svg:x="7.817cm" svg:y="4.441cm"><draw:text-box><text:p text:style-name="P120"><text:span text:style-name="T89">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2" draw:text-style-name="P123" svg:width="4.499cm" svg:height="0.435cm" svg:x="7.84cm" svg:y="5.071cm"><draw:text-box><text:p text:style-name="P120"><text:span text:style-name="T85">char</text:span><text:span text:style-name="T86"> State</text:span></text:p></draw:text-box></draw:frame><draw:line draw:style-name="gr20" draw:text-style-name="P108" svg:x1="7.632cm" svg:y1="5.505cm" svg:x2="13.25cm" svg:y2="5.505cm"><text:p/></draw:line></draw:g><draw:g text:anchor-type="paragraph" draw:z-index="73" draw:style-name="gr1"><draw:frame draw:name="Cadre de texte 152" draw:style-name="gr42" draw:text-style-name="P126" svg:width="4.499cm" svg:height="0.435cm" svg:x="7.817cm" svg:y="6.615cm"><draw:text-box><text:p text:style-name="P120"><text:span text:style-name="T89">??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2" draw:text-style-name="P123" svg:width="4.499cm" svg:height="0.435cm" svg:x="7.84cm" svg:y="7.245cm"><draw:text-box><text:p text:style-name="P120"><text:span text:style-name="T85">char</text:span><text:span text:style-name="T86"> State</text:span></text:p></draw:text-box></draw:frame><draw:line draw:style-name="gr20" draw:text-style-name="P108" svg:x1="7.632cm" svg:y1="7.68cm" svg:x2="13.25cm" svg:y2="7.68cm"><text:p/></draw:line><draw:frame draw:name="Cadre de texte 152" draw:style-name="gr42" draw:text-style-name="P123" svg:width="4.499cm" svg:height="0.435cm" svg:x="7.84cm" svg:y="7.702cm"><draw:text-box><text:p text:style-name="P120"><text:span text:style-name="T86">Trans_Struct </text:span></text:p></draw:text-box></draw:frame></draw:g><text:bookmark-start text:name="__RefHeading__2271_1642002524"/><text:soft-page-break/>La couche PhyUART, vue globale <text:bookmark-end text:name="__RefHeading__2271_1642002524"/></text:h>
      <text:p text:style-name="P37"><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3" svg:width="9.575cm" svg:height="3.266cm" svg:x="3.808cm" svg:y="0.06cm"><draw:text-box><text:p text:style-name="P120"><text:span text:style-name="T91">FSM &amp; Init Fcts ...</text:span></text:p><text:p text:style-name="P120"><text:span text:style-name="T85">char </text:span><text:span text:style-name="T92">PhyUART_Init</text:span><text:span text:style-name="T93"> ()</text:span></text:p><text:p text:style-name="P120"><text:span text:style-name="T85">char </text:span><text:span text:style-name="T92">PhyUART_StartFSM</text:span><text:span text:style-name="T93">()</text:span></text:p><text:p text:style-name="P120"><text:span text:style-name="T90">char </text:span><text:span text:style-name="T94">PhyUART_FSM_Progress</text:span><text:span text:style-name="T95"> ()</text:span></text:p><text:p text:style-name="P120"><text:span text:style-name="T95"/></text:p><text:p text:style-name="P120"><text:span text:style-name="T96">I/O Fcts ...</text:span></text:p><text:p text:style-name="P120"><text:span text:style-name="T85">char</text:span><text:span text:style-name="T86"> PhyUART_IsNewMssg ()</text:span></text:p><text:p text:style-name="P120"><text:span text:style-name="T90">void </text:span><text:span text:style-name="T86"><text:s/>PhyUART_GetNewMssg (</text:span><text:span text:style-name="T90">char *, int </text:span><text:span text:style-name="T86">) <text:s/>// recopie le newmssg à l'@ indiquée</text:span></text:p><text:p text:style-name="P120"><text:span text:style-name="T90">void</text:span><text:span text:style-name="T86"> PhyUART_SendNewMssg (</text:span><text:span text:style-name="T90">char *, int</text:span><text:span text:style-name="T86">) // transmission directe à UART_FSK pour un print.</text:span></text:p></draw:text-box></draw:frame></text:p>
      <text:p text:style-name="P37"/>
      <text:p text:style-name="P37"><draw:frame text:anchor-type="paragraph" draw:z-index="61" draw:name="Cadre de texte 152" draw:style-name="gr94" draw:text-style-name="P125" svg:width="3.038cm" svg:height="0.976cm" svg:x="0.76cm" svg:y="0.122cm"><draw:text-box><text:p text:style-name="P120"><text:span text:style-name="T88">Couche PhyUART</text:span></text:p></draw:text-box></draw:frame></text:p>
      <text:p text:style-name="P37"/>
      <text:p text:style-name="P37"/>
      <text:p text:style-name="P37"><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
      <text:p text:style-name="P37"/>
      <text:p text:style-name="P37"/>
      <text:p text:style-name="P37"><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7"><draw:frame text:anchor-type="paragraph" draw:z-index="88" draw:name="Cadre de texte 152" draw:style-name="gr93" draw:text-style-name="P123" svg:width="4.499cm" svg:height="0.435cm" svg:x="1.434cm" svg:y="0.399cm"><draw:text-box><text:p text:style-name="P120"><text:span text:style-name="T85">char</text:span><text:span text:style-name="T86"> LenStrReceived</text:span></text:p></draw:text-box></draw:frame></text:p>
      <text:p text:style-name="P37"><draw:frame text:anchor-type="paragraph" draw:z-index="69" draw:name="Cadre de texte 152" draw:style-name="gr93" draw:text-style-name="P123" svg:width="4.499cm" svg:height="0.435cm" svg:x="1.434cm" svg:y="0.386cm"><draw:text-box><text:p text:style-name="P120"><text:span text:style-name="T85">char</text:span><text:span text:style-name="T86"> NewStrReceived</text:span></text:p></draw:text-box></draw:frame></text:p>
      <text:p text:style-name="P37"><draw:frame text:anchor-type="paragraph" draw:z-index="70" draw:name="Cadre de texte 152" draw:style-name="gr93" draw:text-style-name="P123" svg:width="4.499cm" svg:height="0.435cm" svg:x="1.434cm" svg:y="0.374cm"><draw:text-box><text:p text:style-name="P120"><text:span text:style-name="T85">char</text:span><text:span text:style-name="T86"> StrToSend[30?]</text:span></text:p></draw:text-box></draw:frame></text:p>
      <text:p text:style-name="P37"><draw:frame text:anchor-type="paragraph" draw:z-index="95" draw:name="Cadre de texte 152" draw:style-name="gr93" draw:text-style-name="P123" svg:width="4.499cm" svg:height="0.435cm" svg:x="1.434cm" svg:y="0.399cm"><draw:text-box><text:p text:style-name="P120"><text:span text:style-name="T85">char</text:span><text:span text:style-name="T86"> LenStrToSend</text:span></text:p></draw:text-box></draw:frame></text:p>
      <text:p text:style-name="P37"><draw:line text:anchor-type="paragraph" draw:z-index="77" draw:style-name="gr70" draw:text-style-name="P108" svg:x1="1.233cm" svg:y1="0.389cm" svg:x2="6.851cm" svg:y2="0.389cm"><text:p/></draw:line></text:p>
      <text:p text:style-name="P37"><draw:line text:anchor-type="paragraph" draw:z-index="94" draw:style-name="gr70" draw:text-style-name="P108" svg:x1="1.233cm" svg:y1="0.389cm" svg:x2="6.851cm" svg:y2="0.389cm"><text:p/></draw:line><draw:frame text:anchor-type="paragraph" draw:z-index="71" draw:name="Cadre de texte 152" draw:style-name="gr93" draw:text-style-name="P123" svg:width="4.499cm" svg:height="0.435cm" svg:x="1.453cm" svg:y="0.03cm"><draw:text-box><text:p text:style-name="P120"><text:span text:style-name="T85">char</text:span><text:span text:style-name="T86"> NewStrToSend</text:span></text:p></draw:text-box></draw:frame></text:p>
      <text:p text:style-name="P37"><draw:line text:anchor-type="paragraph" draw:z-index="87" draw:style-name="gr70" draw:text-style-name="P108" svg:x1="1.208cm" svg:y1="0.316cm" svg:x2="6.826cm" svg:y2="0.316cm"><text:p/></draw:line><draw:frame text:anchor-type="paragraph" draw:z-index="60" draw:name="Cadre de texte 164" draw:style-name="gr93" draw:text-style-name="P124" svg:width="3.336cm" svg:height="0.435cm" svg:x="1.413cm" svg:y="0.018cm"><draw:text-box><text:p text:style-name="P120"><text:span text:style-name="T85">char</text:span><text:span text:style-name="T86"> Status</text:span></text:p></draw:text-box></draw:frame></text:p>
      <text:p text:style-name="P37"><draw:frame text:anchor-type="paragraph" draw:z-index="76" draw:name="Cadre de texte 164" draw:style-name="gr93" draw:text-style-name="P124" svg:width="3.336cm" svg:height="0.435cm" svg:x="1.413cm" svg:y="0.005cm"><draw:text-box><text:p text:style-name="P120"><text:span text:style-name="T85">char</text:span><text:span text:style-name="T86"> Error</text:span></text:p></draw:text-box></draw:frame></text:p>
      <text:p text:style-name="P37"><draw:frame text:anchor-type="paragraph" draw:z-index="78" draw:name="Cadre de texte 152" draw:style-name="gr93" draw:text-style-name="P123" svg:width="4.499cm" svg:height="0.435cm" svg:x="2.979cm" svg:y="0.157cm"><draw:text-box><text:p text:style-name="P120"><text:span text:style-name="T85">char</text:span><text:span text:style-name="T86">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7"/>
      <text:p text:style-name="P37"/>
      <text:p text:style-name="P37"/>
      <text:p text:style-name="P37"><text:span text:style-name="T2">NB </text:span>: Le tableau <text:span text:style-name="T4">IncomingMssg</text:span> est celui qui est mis à jour par la FSM de réception au fur et à mesure de l'arrivée d'octets depuis l'UART.</text:p>
      <text:p text:style-name="P37"><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1229523291014693780" text:style-name="L20">
        <text:list-item>
          <text:p text:style-name="P100">filtrer les messages dont l'entête est #####</text:p>
        </text:list-item>
        <text:list-item>
          <text:p text:style-name="P100">vérifier la longueur et le checksum, si OK, la trame est disponible pour transfert vers la couche supérieure</text:p>
        </text:list-item>
      </text:list>
      <text:list xml:id="list8945480907955372699" text:style-name="L21">
        <text:list-header>
          <text:p text:style-name="P107"><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8552746650568478913" text:style-name="L22">
        <text:list-item>
          <text:p text:style-name="P101">calculer le checksum et la longueur du message</text:p>
        </text:list-item>
        <text:list-item>
          <text:p text:style-name="P101">encapsuler le message descendant</text:p>
        </text:list-item>
        <text:list-item>
          <text:p text:style-name="P101">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1"><text:span text:style-name="T50">|#####|Len</text:span><text:span text:style-name="T43">|My@|</text:span><text:span text:style-name="T33">Dest@|ID|Type_LenData|Data|Trial|</text:span><text:span text:style-name="T50">CheckSum| </text:span></text:p>
      <text:p text:style-name="P55"/>
      <text:p text:style-name="P31"><text:span text:style-name="T42">Si le checksum est correct, la chaîne </text:span><text:span text:style-name="T45">PhyUART_Mssg.</text:span><text:span text:style-name="T36">StrReceived[] </text:span><text:span text:style-name="T34">vaut </text:span></text:p>
      <text:p text:style-name="P31"><text:span text:style-name="T44">|My@|</text:span><text:span text:style-name="T34">Dest@|ID|Type_LenData|Data|Trial|</text:span></text:p>
      <text:p text:style-name="P35"/>
      <text:p text:style-name="P31"><text:span text:style-name="T34">L'indicateur <text:s/></text:span><text:span text:style-name="T46">PhyUART_Mssg.New</text:span><text:span text:style-name="T36">StrReceived</text:span><text:span text:style-name="T35"> passe à 1.</text:span></text:p>
      <text:p text:style-name="P38"/>
      <text:p text:style-name="P38"/>
      <text:p text:style-name="P38"><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8"/>
      <text:p text:style-name="P45"/>
      <text:p text:style-name="P45"/>
      <text:h text:style-name="Heading_20_3" text:outline-level="3">Les longueurs :</text:h>
      <text:p text:style-name="P40">Au niveau entrée Phy_UART, la longueur correspond aux data + Len + CheckSum. Le maximum est fixé en #define StringLenMax :</text:p>
      <text:p text:style-name="P40"><draw:frame text:anchor-type="paragraph" draw:z-index="90" draw:style-name="gr100" draw:text-style-name="P128" svg:width="2.117cm" svg:height="0.53cm" svg:x="4.403cm" svg:y="0.319cm"><draw:text-box><text:p><text:span text:style-name="T97">StringLenMax</text:span></text:p></draw:text-box></draw:frame></text:p>
      <text:p text:style-name="P40"><draw:line text:anchor-type="paragraph" draw:z-index="89" draw:style-name="gr99" draw:text-style-name="P108" svg:x1="1.072cm" svg:y1="0.264cm" svg:x2="10.145cm" svg:y2="0.245cm"><text:p/></draw:line></text:p>
      <text:p text:style-name="P38"><text:span text:style-name="T51">|#####|Len</text:span><text:span text:style-name="T47">|My@|</text:span><text:span text:style-name="T59">Dest@|ID|Type_LenData|Data|Trial|</text:span><text:span text:style-name="T51">CheckSum| </text:span></text:p>
      <text:p text:style-name="P56"/>
      <text:p text:style-name="P54">Au niveau de la sortie de Phy_UART, la longueur est réduire de 2 (MACLenMax) :</text:p>
      <text:p text:style-name="P40"><draw:frame text:anchor-type="paragraph" draw:z-index="92" draw:style-name="gr100" draw:text-style-name="P128" svg:width="2.117cm" svg:height="0.53cm" svg:x="4.403cm" svg:y="0.319cm"><draw:text-box><text:p><text:span text:style-name="T97">MACLenMax</text:span></text:p></draw:text-box></draw:frame></text:p>
      <text:p text:style-name="P40"><draw:line text:anchor-type="paragraph" draw:z-index="91" draw:style-name="gr99" draw:text-style-name="P108" svg:x1="1.817cm" svg:y1="0.245cm" svg:x2="8.481cm" svg:y2="0.245cm"><text:p/></draw:line></text:p>
      <text:p text:style-name="P53"><text:span text:style-name="T51">|#####|Len</text:span><text:span text:style-name="T60">|My@|</text:span><text:span text:style-name="T60">Dest@|ID|Type_LenData|Data|Trial|</text:span><text:span text:style-name="T51">CheckSum| </text:span></text:p>
      <text:p text:style-name="P54"><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8"><text:span text:style-name="T56">Elle se fait par la fonction </text:span><text:span text:style-name="T58">void</text:span><text:span text:style-name="T57"> PhyUART_SendNewMssg (</text:span><text:span text:style-name="T58">char *</text:span><text:span text:style-name="T57"> AdrString,</text:span><text:span text:style-name="T58"> int</text:span><text:span text:style-name="T57"> Len)</text:span><text:span text:style-name="T56">. Son rôle est juste d'écrire dans l'interface (</text:span><text:span text:style-name="T4">StrToSend</text:span>)<text:span text:style-name="T62"> </text:span><text:span text:style-name="T56">, et d'indiquer son arrivée.</text:span></text:p>
      <text:p text:style-name="P40">La FSM fait le reste : elle encapsule la donnée (#####Len ….data … CheckSum). Elle calcule le checkSum. </text:p>
      <text:p text:style-name="P40"/>
      <text:p text:style-name="P40"><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40">Les fonctions renvoient -1 si malfonction, 0 sinon.</text:p>
      <text:p text:style-name="P40"/>
      <text:p text:style-name="P40"><text:span text:style-name="T61">int </text:span><text:s/>PhyUART_GetNewMssg (<text:span text:style-name="T61">char *</text:span> AdrString, <text:span text:style-name="T61">int </text:span>Len); </text:p>
      <text:p text:style-name="P41">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40"/>
      <text:p text:style-name="P40">AdrDtring : |I|n|c|o|m|i|n|g|M|s|s|g|0|0|0.....|0|0|</text:p>
      <text:p text:style-name="P40"/>
      <text:p text:style-name="P40"><text:span text:style-name="T61">int </text:span>PhyUART_SendNewMssg (<text:span text:style-name="T61">char *</text:span> AdrString, <text:span text:style-name="T61">int</text:span> Len);</text:p>
      <text:p text:style-name="P40">Erreur si Len est trop grande, précisément si Len est supérieur strictement à <text:span text:style-name="T4">StringLenMax-2</text:span> (define .h)</text:p>
      <text:p text:style-name="P40"/>
      <text:h text:style-name="Heading_20_3" text:outline-level="3">Les erreurs renvoyée par la FSM </text:h>
      <text:p text:style-name="P40">Durant le processus de réception, plusieurs erreurs peuvent être rencontrées :</text:p>
      <text:p text:style-name="P40"/>
      <text:list xml:id="list2150542890120878215" text:style-name="L23">
        <text:list-item>
          <text:p text:style-name="P71"><text:span text:style-name="T5">NoError :</text:span> tout va bien,</text:p>
        </text:list-item>
        <text:list-item>
          <text:p text:style-name="P71"><text:span text:style-name="T4">LenError</text:span> : La longueur est soit :</text:p>
          <text:list>
            <text:list-item>
              <text:p text:style-name="P71">Trop grande, précisément, supérieure strictement à <text:s/><text:span text:style-name="T4">StringLenMax </text:span><text:s/>(define .h),</text:p>
            </text:list-item>
            <text:list-item>
              <text:p text:style-name="P71">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40"><text:s text:c="13"/>Aucun échantillonnage ne se fait dans <text:span text:style-name="T4">IncomingMssg</text:span>.</text:p>
      <text:list xml:id="list32544380" text:continue-numbering="true" text:style-name="L23">
        <text:list-item>
          <text:p text:style-name="P71"><text:span text:style-name="T5">CheckSumError :</text:span> la détection du header est passé, l'échantillonnage dans <text:span text:style-name="T4">IncomingMssg </text:span>a eu lieu, mais la vérification du checksum a échoué,</text:p>
        </text:list-item>
        <text:list-item>
          <text:p text:style-name="P71"><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71"><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40">Les tests (voir 6.6) montrent que le timing d'appel à <text:span text:style-name="T4">PhyUART_FSM_Progress()</text:span> ne peut pas être inférieur à 15µs pour prendre un peu de marge. </text:p>
      <text:p text:style-name="P40"><text:span text:style-name="T2">NB</text:span> : CPU à 72MHz, Carte Nucléo 103</text:p>
      <text:p text:style-name="P40"/>
      <text:p text:style-name="P40">L'exécution de la FSM sera originale : La <text:span text:style-name="T4">PhyUASRT_FSM</text:span> passera en paramètre un Timer et une priorité. <text:s/>La FSM le module PhyUART va lui-même gérer son temps de scrutation en fonction de l'état dans lequel il est.</text:p>
      <text:p text:style-name="P40">Les dépendance sont donc les suivantes :</text:p>
      <text:p text:style-name="P40"/>
      <text:p text:style-name="P40"><draw:frame draw:style-name="fr3" draw:name="images9" text:anchor-type="paragraph" svg:width="8.708cm" svg:height="4.77cm" draw:z-index="97"><draw:image xlink:href="Pictures/2000000700002204000012A21F732E11.svm" xlink:type="simple" xlink:show="embed" xlink:actuate="onLoad"/></draw:frame></text:p>
      <text:p text:style-name="P40">La fonction <text:span text:style-name="T4">Delay_ms</text:span> (module <text:span text:style-name="T4">FctDiverses</text:span>) est logicielle (boucle), non dépendante du uC, mais dépendant de la compilation et de la vitesse CPU, ici 72MHz.</text:p>
      <text:p text:style-name="P40">Les <text:s/>deux modules <text:span text:style-name="T4">USART_FSK</text:span> et<text:span text:style-name="T4"> MyTimer </text:span>sont dépendants du µcontrôleur.</text:p>
      <text:p text:style-name="P40"/>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6"><draw:image xlink:href="Pictures/20000007000039160000201ACFE3B965.svm" xlink:type="simple" xlink:show="embed" xlink:actuate="onLoad"/></draw:frame></text:p>
      <text:p text:style-name="Text_20_body"><text:span text:style-name="T14"/></text:p>
      <text:p text:style-name="Text_20_body"><text:soft-page-break/><text:span text:style-name="T14">La FSM passe l'essentiel de son temps en phase </text:span><text:span text:style-name="T11">WaitForHeader</text:span><text:span text:style-name="T14">. La transition </text:span><text:span text:style-name="T11">HeaderOK</text:span><text:span text:style-name="T14"> est confiée au callback UART. Ce dernier a donc pour mission de détecter 5# d'affilé, ce qui prend au maximum 50Ts soit 1300µs à 38400 Bds → On fixera donc l'échantillonnage en phase WaitForHeader à 1ms. Rien ne sert d'aller plus vite.</text:span></text:p>
      <text:p text:style-name="P13">Quand le Header a été détecté (callback UART), l'échantillonnage est accéléré à 100µs pour ne pas manquer un caractère dans la phase <text:span text:style-name="T4">readingframe </text:span><text:span text:style-name="T17">( 1 caractère à 38400 Bds = 260µs)</text:span></text:p>
      <text:p text:style-name="P13">Le reste sera aussi à 100µs.</text:p>
      <text:p text:style-name="P13">On sait très bien que <text:span text:style-name="T4">SendMssg</text:span> va déborder donc bloquer l'IT plus longtemps, pas grave.</text:p>
      <text:p text:style-name="P13">L'idée est que la période « inutile » de scrutation pèse peu sur le CPU, soit quelques µs sur 1ms.</text:p>
      <text:p text:style-name="P13"/>
      <text:p text:style-name="P13"><draw:frame text:anchor-type="paragraph" draw:z-index="206" draw:style-name="gr106" draw:text-style-name="P130" svg:width="1.355cm" svg:height="0.466cm" svg:x="0.055cm" svg:y="-0.012cm"><draw:text-box><text:p><text:span text:style-name="T72">Antenne</text:span></text:p></draw:text-box></draw:frame><draw:frame text:anchor-type="paragraph" draw:z-index="207" draw:style-name="gr101" draw:text-style-name="P129" svg:width="15.334cm" svg:height="0.699cm" svg:x="0.9cm" svg:y="-0.012cm"><draw:text-box><text:p><text:span text:style-name="T98"><text:s text:c="8"/></text:span><text:span text:style-name="T101">rea12345#####9messagejrtuip0 <text:s text:c="23"/>ert</text:span><text:span text:style-name="T98"> </text:span><text:span text:style-name="T99">#####6Hellop</text:span></text:p></draw:text-box></draw:frame> </text:p>
      <text:p text:style-name="P13"><draw:frame text:anchor-type="paragraph" draw:z-index="204" draw:style-name="gr106" draw:text-style-name="P130" svg:width="1.355cm" svg:height="0.466cm" svg:x="0.055cm" svg:y="0.333cm"><draw:text-box><text:p><text:span text:style-name="T72">Tx Frame</text:span></text:p></draw:text-box></draw:frame><draw:frame text:anchor-type="paragraph" draw:z-index="205" draw:style-name="gr101" draw:text-style-name="P129" svg:width="15.334cm" svg:height="0.699cm" svg:x="0.9cm" svg:y="0.333cm"><draw:text-box><text:p><text:span text:style-name="T98"><text:s text:c="88"/></text:span><text:span text:style-name="T99">#####6Hellop</text:span></text:p></draw:text-box></draw:frame></text:p>
      <text:p text:style-name="P13"/>
      <text:p text:style-name="P13"><draw:line text:anchor-type="paragraph" draw:z-index="201" draw:style-name="gr102" draw:text-style-name="P108" svg:x1="8.992cm" svg:y1="0.669cm" svg:x2="8.992cm" svg:y2="0.097cm"><text:p/></draw:line><draw:line text:anchor-type="paragraph" draw:z-index="202" draw:style-name="gr102" draw:text-style-name="P108" svg:x1="9.156cm" svg:y1="0.669cm" svg:x2="9.156cm" svg:y2="0.097cm"><text:p/></draw:line><draw:line text:anchor-type="paragraph" draw:z-index="203" draw:style-name="gr102" draw:text-style-name="P108" svg:x1="9.322cm" svg:y1="0.669cm" svg:x2="9.322cm" svg:y2="0.097cm"><text:p/></draw:line></text:p>
      <text:p text:style-name="P13"><draw:frame text:anchor-type="paragraph" draw:z-index="98" draw:style-name="gr101" draw:text-style-name="P129" svg:width="15.334cm" svg:height="0.699cm" svg:x="0.9cm" svg:y="0.242cm"><draw:text-box><text:p><text:span text:style-name="T98"><text:s text:c="8"/></text:span><text:span text:style-name="T98">rea12345</text:span><text:span text:style-name="T99">#####9messagej</text:span><text:span text:style-name="T98">rtuip0 <text:s text:c="23"/>ert</text:span></text:p></draw:text-box></draw:frame><draw:line text:anchor-type="paragraph" draw:z-index="99" draw:style-name="gr102" draw:text-style-name="P108" svg:x1="1.217cm" svg:y1="1.596cm" svg:x2="16.902cm" svg:y2="1.596cm"><text:p/></draw:line><draw:line text:anchor-type="paragraph" draw:z-index="100" draw:style-name="gr102" draw:text-style-name="P108" svg:x1="1.45cm" svg:y1="1.597cm" svg:x2="1.45cm" svg:y2="1.025cm"><text:p/></draw:line><draw:line text:anchor-type="paragraph" draw:z-index="101" draw:style-name="gr102" draw:text-style-name="P108" svg:x1="2cm" svg:y1="1.597cm" svg:x2="2cm" svg:y2="1.025cm"><text:p/></draw:line><draw:line text:anchor-type="paragraph" draw:z-index="102" draw:style-name="gr102" draw:text-style-name="P108" svg:x1="2.572cm" svg:y1="1.597cm" svg:x2="2.572cm" svg:y2="1.025cm"><text:p/></draw:line><draw:line text:anchor-type="paragraph" draw:z-index="103" draw:style-name="gr102" draw:text-style-name="P108" svg:x1="3.143cm" svg:y1="1.597cm" svg:x2="3.143cm" svg:y2="1.025cm"><text:p/></draw:line><draw:line text:anchor-type="paragraph" draw:z-index="104" draw:style-name="gr103" draw:text-style-name="P108" svg:x1="4.053cm" svg:y1="1.597cm" svg:x2="4.053cm" svg:y2="1.025cm"><text:p/></draw:line><draw:line text:anchor-type="paragraph" draw:z-index="105" draw:style-name="gr102" draw:text-style-name="P108" svg:x1="4.244cm" svg:y1="1.597cm" svg:x2="4.244cm" svg:y2="1.025cm"><text:p/></draw:line><draw:line text:anchor-type="paragraph" draw:z-index="106" draw:style-name="gr102" draw:text-style-name="P108" svg:x1="4.244cm" svg:y1="1.597cm" svg:x2="4.244cm" svg:y2="1.025cm"><text:p/></draw:line><draw:line text:anchor-type="paragraph" draw:z-index="107" draw:style-name="gr102" draw:text-style-name="P108" svg:x1="4.434cm" svg:y1="1.597cm" svg:x2="4.434cm" svg:y2="1.025cm"><text:p/></draw:line><draw:line text:anchor-type="paragraph" draw:z-index="108" draw:style-name="gr102" draw:text-style-name="P108" svg:x1="4.625cm" svg:y1="1.597cm" svg:x2="4.625cm" svg:y2="1.025cm"><text:p/></draw:line><draw:line text:anchor-type="paragraph" draw:z-index="109" draw:style-name="gr102" draw:text-style-name="P108" svg:x1="4.625cm" svg:y1="1.597cm" svg:x2="4.625cm" svg:y2="1.025cm"><text:p/></draw:line><draw:line text:anchor-type="paragraph" draw:z-index="110" draw:style-name="gr102" draw:text-style-name="P108" svg:x1="4.815cm" svg:y1="1.597cm" svg:x2="4.815cm" svg:y2="1.025cm"><text:p/></draw:line><draw:line text:anchor-type="paragraph" draw:z-index="111" draw:style-name="gr102" draw:text-style-name="P108" svg:x1="5.006cm" svg:y1="1.597cm" svg:x2="5.006cm" svg:y2="1.025cm"><text:p/></draw:line><draw:line text:anchor-type="paragraph" draw:z-index="112" draw:style-name="gr102" draw:text-style-name="P108" svg:x1="5.006cm" svg:y1="1.597cm" svg:x2="5.006cm" svg:y2="1.025cm"><text:p/></draw:line><draw:line text:anchor-type="paragraph" draw:z-index="113" draw:style-name="gr102" draw:text-style-name="P108" svg:x1="5.196cm" svg:y1="1.597cm" svg:x2="5.196cm" svg:y2="1.025cm"><text:p/></draw:line><draw:line text:anchor-type="paragraph" draw:z-index="114" draw:style-name="gr102" draw:text-style-name="P108" svg:x1="5.196cm" svg:y1="1.597cm" svg:x2="5.196cm" svg:y2="1.025cm"><text:p/></draw:line><draw:line text:anchor-type="paragraph" draw:z-index="115" draw:style-name="gr102" draw:text-style-name="P108" svg:x1="5.387cm" svg:y1="1.597cm" svg:x2="5.387cm" svg:y2="1.025cm"><text:p/></draw:line><draw:line text:anchor-type="paragraph" draw:z-index="116" draw:style-name="gr103" draw:text-style-name="P108" svg:x1="5.577cm" svg:y1="1.597cm" svg:x2="5.577cm" svg:y2="1.025cm"><text:p/></draw:line><draw:line text:anchor-type="paragraph" draw:z-index="117" draw:style-name="gr102" draw:text-style-name="P108" svg:x1="6.128cm" svg:y1="1.597cm" svg:x2="6.128cm" svg:y2="1.025cm"><text:p/></draw:line><draw:line text:anchor-type="paragraph" draw:z-index="118" draw:style-name="gr102" draw:text-style-name="P108" svg:x1="6.699cm" svg:y1="1.597cm" svg:x2="6.699cm" svg:y2="1.025cm"><text:p/></draw:line><draw:line text:anchor-type="paragraph" draw:z-index="119" draw:style-name="gr102" draw:text-style-name="P108" svg:x1="7.271cm" svg:y1="1.597cm" svg:x2="7.271cm" svg:y2="1.025cm"><text:p/></draw:line><draw:line text:anchor-type="paragraph" draw:z-index="120" draw:style-name="gr102" draw:text-style-name="P108" svg:x1="7.821cm" svg:y1="1.597cm" svg:x2="7.821cm" svg:y2="1.025cm"><text:p/></draw:line><draw:line text:anchor-type="paragraph" draw:z-index="121" draw:style-name="gr102" draw:text-style-name="P108" svg:x1="8.393cm" svg:y1="1.597cm" svg:x2="8.393cm" svg:y2="1.025cm"><text:p/></draw:line><draw:line text:anchor-type="paragraph" draw:z-index="122" draw:style-name="gr102" draw:text-style-name="P108" svg:x1="8.964cm" svg:y1="1.597cm" svg:x2="8.964cm" svg:y2="1.025cm"><text:p/></draw:line><draw:line text:anchor-type="paragraph" draw:z-index="123" draw:style-name="gr102" draw:text-style-name="P108" svg:x1="9.514cm" svg:y1="1.597cm" svg:x2="9.514cm" svg:y2="1.025cm"><text:p/></draw:line><draw:line text:anchor-type="paragraph" draw:z-index="124" draw:style-name="gr104" draw:text-style-name="P108" svg:x1="10.086cm" svg:y1="1.597cm" svg:x2="10.086cm" svg:y2="1.025cm"><text:p/></draw:line><draw:line text:anchor-type="paragraph" draw:z-index="125" draw:style-name="gr104" draw:text-style-name="P108" svg:x1="10.657cm" svg:y1="1.597cm" svg:x2="10.657cm" svg:y2="1.025cm"><text:p/></draw:line><draw:line text:anchor-type="paragraph" draw:z-index="126" draw:style-name="gr104" draw:text-style-name="P108" svg:x1="11.229cm" svg:y1="1.597cm" svg:x2="11.229cm" svg:y2="1.025cm"><text:p/></draw:line><draw:line text:anchor-type="paragraph" draw:z-index="127" draw:style-name="gr104" draw:text-style-name="P108" svg:x1="11.8cm" svg:y1="1.597cm" svg:x2="11.8cm" svg:y2="1.025cm"><text:p/></draw:line><draw:line text:anchor-type="paragraph" draw:z-index="128" draw:style-name="gr104" draw:text-style-name="P108" svg:x1="12.351cm" svg:y1="1.597cm" svg:x2="12.351cm" svg:y2="1.025cm"><text:p/></draw:line><draw:line text:anchor-type="paragraph" draw:z-index="129" draw:style-name="gr104" draw:text-style-name="P108" svg:x1="12.922cm" svg:y1="1.597cm" svg:x2="12.922cm" svg:y2="1.025cm"><text:p/></draw:line><draw:line text:anchor-type="paragraph" draw:z-index="130" draw:style-name="gr102" draw:text-style-name="P108" svg:x1="13.494cm" svg:y1="1.597cm" svg:x2="13.494cm" svg:y2="1.025cm"><text:p/></draw:line><draw:line text:anchor-type="paragraph" draw:z-index="131" draw:style-name="gr102" draw:text-style-name="P108" svg:x1="14.044cm" svg:y1="1.597cm" svg:x2="14.044cm" svg:y2="1.025cm"><text:p/></draw:line><draw:line text:anchor-type="paragraph" draw:z-index="132" draw:style-name="gr102" draw:text-style-name="P108" svg:x1="14.616cm" svg:y1="1.597cm" svg:x2="14.616cm" svg:y2="1.025cm"><text:p/></draw:line><draw:line text:anchor-type="paragraph" draw:z-index="133" draw:style-name="gr102" draw:text-style-name="P108" svg:x1="15.187cm" svg:y1="1.597cm" svg:x2="15.187cm" svg:y2="1.025cm"><text:p/></draw:line><draw:line text:anchor-type="paragraph" draw:z-index="134" draw:style-name="gr102" draw:text-style-name="P108" svg:x1="1.196cm" svg:y1="0.011cm" svg:x2="16.881cm" svg:y2="0.011cm"><text:p/></draw:line><draw:line text:anchor-type="paragraph" draw:z-index="135" draw:style-name="gr102" draw:text-style-name="P108" svg:x1="1.746cm" svg:y1="0.011cm" svg:x2="1.746cm" svg:y2="-0.561cm"><text:p/></draw:line><draw:line text:anchor-type="paragraph" draw:z-index="136" draw:style-name="gr102" draw:text-style-name="P108" svg:x1="2.212cm" svg:y1="0.011cm" svg:x2="2.212cm" svg:y2="-0.561cm"><text:p/></draw:line><draw:line text:anchor-type="paragraph" draw:z-index="137" draw:style-name="gr102" draw:text-style-name="P108" svg:x1="2.402cm" svg:y1="0.011cm" svg:x2="2.402cm" svg:y2="-0.561cm"><text:p/></draw:line><draw:line text:anchor-type="paragraph" draw:z-index="138" draw:style-name="gr102" draw:text-style-name="P108" svg:x1="2.783cm" svg:y1="0.011cm" svg:x2="2.783cm" svg:y2="-0.561cm"><text:p/></draw:line><draw:line text:anchor-type="paragraph" draw:z-index="139" draw:style-name="gr102" draw:text-style-name="P108" svg:x1="2.572cm" svg:y1="0.011cm" svg:x2="2.572cm" svg:y2="-0.561cm"><text:p/></draw:line><draw:line text:anchor-type="paragraph" draw:z-index="140" draw:style-name="gr102" draw:text-style-name="P108" svg:x1="2.974cm" svg:y1="0.011cm" svg:x2="2.974cm" svg:y2="-0.561cm"><text:p/></draw:line><draw:line text:anchor-type="paragraph" draw:z-index="141" draw:style-name="gr102" draw:text-style-name="P108" svg:x1="3.376cm" svg:y1="0.011cm" svg:x2="3.376cm" svg:y2="-0.561cm"><text:p/></draw:line><draw:line text:anchor-type="paragraph" draw:z-index="142" draw:style-name="gr102" draw:text-style-name="P108" svg:x1="3.164cm" svg:y1="0.011cm" svg:x2="3.164cm" svg:y2="-0.561cm"><text:p/></draw:line><draw:line text:anchor-type="paragraph" draw:z-index="143" draw:style-name="gr102" draw:text-style-name="P108" svg:x1="3.588cm" svg:y1="0.011cm" svg:x2="3.588cm" svg:y2="-0.561cm"><text:p/></draw:line><draw:line text:anchor-type="paragraph" draw:z-index="144" draw:style-name="gr105" draw:text-style-name="P108" svg:x1="3.99cm" svg:y1="0.011cm" svg:x2="3.99cm" svg:y2="-0.561cm"><text:p/></draw:line><draw:line text:anchor-type="paragraph" draw:z-index="145" draw:style-name="gr102" draw:text-style-name="P108" svg:x1="3.757cm" svg:y1="0.011cm" svg:x2="3.757cm" svg:y2="-0.561cm"><text:p/></draw:line><draw:line text:anchor-type="paragraph" draw:z-index="146" draw:style-name="gr102" draw:text-style-name="P108" svg:x1="4.202cm" svg:y1="0.011cm" svg:x2="4.202cm" svg:y2="-0.561cm"><text:p/></draw:line><draw:line text:anchor-type="paragraph" draw:z-index="147" draw:style-name="gr102" draw:text-style-name="P108" svg:x1="4.667cm" svg:y1="0.011cm" svg:x2="4.667cm" svg:y2="-0.561cm"><text:p/></draw:line><draw:line text:anchor-type="paragraph" draw:z-index="148" draw:style-name="gr102" draw:text-style-name="P108" svg:x1="4.413cm" svg:y1="0.011cm" svg:x2="4.413cm" svg:y2="-0.561cm"><text:p/></draw:line><draw:line text:anchor-type="paragraph" draw:z-index="149" draw:style-name="gr102" draw:text-style-name="P108" svg:x1="5.006cm" svg:y1="0.011cm" svg:x2="5.006cm" svg:y2="-0.561cm"><text:p/></draw:line><draw:line text:anchor-type="paragraph" draw:z-index="150" draw:style-name="gr102" draw:text-style-name="P108" svg:x1="4.837cm" svg:y1="0.011cm" svg:x2="4.837cm" svg:y2="-0.561cm"><text:p/></draw:line><draw:line text:anchor-type="paragraph" draw:z-index="151" draw:style-name="gr102" draw:text-style-name="P108" svg:x1="5.175cm" svg:y1="0.011cm" svg:x2="5.175cm" svg:y2="-0.561cm"><text:p/></draw:line><draw:line text:anchor-type="paragraph" draw:z-index="152" draw:style-name="gr102" draw:text-style-name="P108" svg:x1="5.345cm" svg:y1="0.011cm" svg:x2="5.345cm" svg:y2="-0.561cm"><text:p/></draw:line><draw:line text:anchor-type="paragraph" draw:z-index="153" draw:style-name="gr102" draw:text-style-name="P108" svg:x1="5.514cm" svg:y1="0.011cm" svg:x2="5.514cm" svg:y2="-0.561cm"><text:p/></draw:line><draw:line text:anchor-type="paragraph" draw:z-index="154" draw:style-name="gr102" draw:text-style-name="P108" svg:x1="5.641cm" svg:y1="0.011cm" svg:x2="5.641cm" svg:y2="-0.561cm"><text:p/></draw:line><draw:line text:anchor-type="paragraph" draw:z-index="155" draw:style-name="gr102" draw:text-style-name="P108" svg:x1="5.747cm" svg:y1="0.011cm" svg:x2="5.747cm" svg:y2="-0.561cm"><text:p/></draw:line><draw:line text:anchor-type="paragraph" draw:z-index="156" draw:style-name="gr102" draw:text-style-name="P108" svg:x1="5.916cm" svg:y1="0.011cm" svg:x2="5.916cm" svg:y2="-0.561cm"><text:p/></draw:line><draw:line text:anchor-type="paragraph" draw:z-index="157" draw:style-name="gr102" draw:text-style-name="P108" svg:x1="6.064cm" svg:y1="0.011cm" svg:x2="6.064cm" svg:y2="-0.561cm"><text:p/></draw:line><draw:line text:anchor-type="paragraph" draw:z-index="158" draw:style-name="gr102" draw:text-style-name="P108" svg:x1="6.184cm" svg:y1="0.011cm" svg:x2="6.184cm" svg:y2="-0.561cm"><text:p/></draw:line><draw:line text:anchor-type="paragraph" draw:z-index="159" draw:style-name="gr102" draw:text-style-name="P108" svg:x1="6.334cm" svg:y1="0.011cm" svg:x2="6.334cm" svg:y2="-0.561cm"><text:p/></draw:line><draw:line text:anchor-type="paragraph" draw:z-index="160" draw:style-name="gr102" draw:text-style-name="P108" svg:x1="6.548cm" svg:y1="0.011cm" svg:x2="6.548cm" svg:y2="-0.561cm"><text:p/></draw:line><draw:line text:anchor-type="paragraph" draw:z-index="161" draw:style-name="gr102" draw:text-style-name="P108" svg:x1="1.916cm" svg:y1="0.011cm" svg:x2="1.916cm" svg:y2="-0.561cm"><text:p/></draw:line><draw:line text:anchor-type="paragraph" draw:z-index="162" draw:style-name="gr102" draw:text-style-name="P108" svg:x1="2.064cm" svg:y1="0.011cm" svg:x2="2.064cm" svg:y2="-0.561cm"><text:p/></draw:line><draw:line text:anchor-type="paragraph" draw:z-index="163" draw:style-name="gr102" draw:text-style-name="P108" svg:x1="1.263cm" svg:y1="2.879cm" svg:x2="16.948cm" svg:y2="2.879cm"><text:p/></draw:line><draw:frame text:anchor-type="paragraph" draw:z-index="164" draw:style-name="gr106" draw:text-style-name="P130" svg:width="1.355cm" svg:height="0.466cm" svg:x="0.116cm" svg:y="-0.455cm"><draw:text-box><text:p><text:span text:style-name="T72">IT UART</text:span></text:p></draw:text-box></draw:frame><draw:frame text:anchor-type="paragraph" draw:z-index="165" draw:style-name="gr106" draw:text-style-name="P130" svg:width="1.355cm" svg:height="0.466cm" svg:x="0.095cm" svg:y="1.025cm"><draw:text-box><text:p><text:span text:style-name="T72">IT FSM</text:span></text:p></draw:text-box></draw:frame><draw:frame text:anchor-type="paragraph" draw:z-index="166" draw:style-name="gr106" draw:text-style-name="P130" svg:width="1.355cm" svg:height="0.466cm" svg:x="0.055cm" svg:y="0.242cm"><draw:text-box><text:p><text:span text:style-name="T72">Rx Frame</text:span></text:p></draw:text-box></draw:frame><draw:frame text:anchor-type="paragraph" draw:z-index="167" draw:style-name="gr106" draw:text-style-name="P130" svg:width="1.355cm" svg:height="0.466cm" svg:x="0.138cm" svg:y="2.036cm"><draw:text-box><text:p><text:span text:style-name="T72">State</text:span></text:p></draw:text-box></draw:frame><draw:rect text:anchor-type="paragraph" draw:z-index="168" draw:style-name="gr107" draw:text-style-name="P108" svg:width="0.091cm" svg:height="0.521cm" svg:x="1.402cm" svg:y="2.358cm"><text:p/></draw:rect><draw:line text:anchor-type="paragraph" draw:z-index="169" draw:style-name="gr107" draw:text-style-name="P108" svg:x1="4.011cm" svg:y1="0.011cm" svg:x2="3.99cm" svg:y2="3.481cm"><text:p/></draw:line><draw:rect text:anchor-type="paragraph" draw:z-index="170" draw:style-name="gr107" draw:text-style-name="P108" svg:width="0.091cm" svg:height="0.521cm" svg:x="2.004cm" svg:y="2.358cm"><text:p/></draw:rect><draw:rect text:anchor-type="paragraph" draw:z-index="171" draw:style-name="gr107" draw:text-style-name="P108" svg:width="0.091cm" svg:height="0.521cm" svg:x="2.582cm" svg:y="2.358cm"><text:p/></draw:rect><draw:rect text:anchor-type="paragraph" draw:z-index="172" draw:style-name="gr107" draw:text-style-name="P108" svg:width="0.091cm" svg:height="0.521cm" svg:x="3.161cm" svg:y="2.358cm"><text:p/></draw:rect><draw:rect text:anchor-type="paragraph" draw:z-index="173" draw:style-name="gr107" draw:text-style-name="P108" svg:width="0.091cm" svg:height="0.521cm" svg:x="3.678cm" svg:y="2.358cm"><text:p/></draw:rect><draw:rect text:anchor-type="paragraph" draw:z-index="174" draw:style-name="gr107" draw:text-style-name="P108" svg:width="0.091cm" svg:height="0.521cm" svg:x="3.9cm" svg:y="2.358cm"><text:p/></draw:rect><draw:rect text:anchor-type="paragraph" draw:z-index="175" draw:style-name="gr108" draw:text-style-name="P108" svg:width="0.091cm" svg:height="0.521cm" svg:x="4.09cm" svg:y="2.358cm"><text:p/></draw:rect><draw:rect text:anchor-type="paragraph" draw:z-index="176" draw:style-name="gr108" draw:text-style-name="P108" svg:width="0.091cm" svg:height="0.521cm" svg:x="4.281cm" svg:y="2.358cm"><text:p/></draw:rect><draw:rect text:anchor-type="paragraph" draw:z-index="177" draw:style-name="gr108" draw:text-style-name="P108" svg:width="0.091cm" svg:height="0.521cm" svg:x="4.471cm" svg:y="2.353cm"><text:p/></draw:rect><draw:rect text:anchor-type="paragraph" draw:z-index="178" draw:style-name="gr108" draw:text-style-name="P108" svg:width="0.091cm" svg:height="0.521cm" svg:x="4.662cm" svg:y="2.353cm"><text:p/></draw:rect><draw:rect text:anchor-type="paragraph" draw:z-index="179" draw:style-name="gr108" draw:text-style-name="P108" svg:width="0.091cm" svg:height="0.521cm" svg:x="4.852cm" svg:y="2.35cm"><text:p/></draw:rect><draw:rect text:anchor-type="paragraph" draw:z-index="180" draw:style-name="gr108" draw:text-style-name="P108" svg:width="0.091cm" svg:height="0.521cm" svg:x="5.043cm" svg:y="2.35cm"><text:p/></draw:rect><draw:rect text:anchor-type="paragraph" draw:z-index="181" draw:style-name="gr108" draw:text-style-name="P108" svg:width="0.091cm" svg:height="0.521cm" svg:x="5.233cm" svg:y="2.344cm"><text:p/></draw:rect><draw:rect text:anchor-type="paragraph" draw:z-index="182" draw:style-name="gr108" draw:text-style-name="P108" svg:width="0.091cm" svg:height="0.521cm" svg:x="5.424cm" svg:y="2.344cm"><text:p/></draw:rect><draw:rect text:anchor-type="paragraph" draw:z-index="183" draw:style-name="gr108" draw:text-style-name="P108" svg:width="0.091cm" svg:height="0.521cm" svg:x="5.614cm" svg:y="2.337cm"><text:p/></draw:rect><draw:rect text:anchor-type="paragraph" draw:z-index="184" draw:style-name="gr109" draw:text-style-name="P108" svg:width="0.14cm" svg:height="0.521cm" svg:x="6.138cm" svg:y="2.358cm"><text:p/></draw:rect><draw:rect text:anchor-type="paragraph" draw:z-index="185" draw:style-name="gr110" draw:text-style-name="P108" svg:width="0.14cm" svg:height="0.521cm" svg:x="6.717cm" svg:y="2.358cm"><text:p/></draw:rect><draw:rect text:anchor-type="paragraph" draw:z-index="186" draw:style-name="gr107" draw:text-style-name="P108" svg:width="0.091cm" svg:height="0.521cm" svg:x="7.26cm" svg:y="2.358cm"><text:p/></draw:rect><draw:rect text:anchor-type="paragraph" draw:z-index="187" draw:style-name="gr107" draw:text-style-name="P108" svg:width="0.091cm" svg:height="0.521cm" svg:x="7.862cm" svg:y="2.358cm"><text:p/></draw:rect><draw:rect text:anchor-type="paragraph" draw:z-index="188" draw:style-name="gr107" draw:text-style-name="P108" svg:width="0.091cm" svg:height="0.521cm" svg:x="8.44cm" svg:y="2.358cm"><text:p/></draw:rect><draw:rect text:anchor-type="paragraph" draw:z-index="189" draw:style-name="gr111" draw:text-style-name="P108" svg:width="0.278cm" svg:height="0.521cm" svg:x="8.994cm" svg:y="2.358cm"><text:p/></draw:rect><draw:frame text:anchor-type="paragraph" draw:z-index="192" draw:style-name="gr114" draw:text-style-name="P131" svg:width="0.369cm" svg:height="0.246cm" svg:x="3.955cm" svg:y="-0.82cm"><draw:text-box><text:p><text:span text:style-name="T100">1</text:span></text:p></draw:text-box></draw:frame><draw:frame text:anchor-type="paragraph" draw:z-index="193" draw:style-name="gr113" draw:text-style-name="P131" svg:width="0.369cm" svg:height="0.257cm" svg:x="5.577cm" svg:y="0.769cm"><draw:text-box><text:p><text:span text:style-name="T100">3</text:span></text:p></draw:text-box></draw:frame><draw:line text:anchor-type="paragraph" draw:z-index="194" draw:style-name="gr102" draw:text-style-name="P108" svg:x1="1.298cm" svg:y1="3.937cm" svg:x2="16.983cm" svg:y2="3.937cm"><text:p/></draw:line><draw:frame text:anchor-type="paragraph" draw:z-index="195" draw:style-name="gr115" draw:text-style-name="P130" svg:width="1.355cm" svg:height="0.733cm" svg:x="0.212cm" svg:y="3.18cm"><draw:text-box><text:p><text:span text:style-name="T72">Conf </text:span></text:p><text:p><text:span text:style-name="T72">Rec /em</text:span></text:p></draw:text-box></draw:frame><draw:rect text:anchor-type="paragraph" draw:z-index="196" draw:style-name="gr116" draw:text-style-name="P108" svg:width="8.175cm" svg:height="0.553cm" svg:x="1.363cm" svg:y="3.385cm"><text:p/></draw:rect><draw:rect text:anchor-type="paragraph" draw:z-index="197" draw:style-name="gr117" draw:text-style-name="P108" svg:width="0.332cm" svg:height="0.733cm" svg:x="1.235cm" svg:y="3.18cm"><text:p/></draw:rect><draw:rect text:anchor-type="paragraph" draw:z-index="199" draw:style-name="gr117" draw:text-style-name="P108" svg:width="0.332cm" svg:height="0.733cm" svg:x="16.305cm" svg:y="3.113cm"><text:p/></draw:rect></text:p>
      <text:p text:style-name="P13"><draw:frame text:anchor-type="paragraph" draw:z-index="191" draw:style-name="gr113" draw:text-style-name="P131" svg:width="0.369cm" svg:height="0.257cm" svg:x="3.875cm" svg:y="0.111cm"><draw:text-box><text:p><text:span text:style-name="T100">2</text:span></text:p></draw:text-box></draw:frame><draw:line text:anchor-type="paragraph" draw:z-index="209" draw:style-name="gr102" draw:text-style-name="P108" svg:x1="3.709cm" svg:y1="0.939cm" svg:x2="3.709cm" svg:y2="0.367cm"><text:p/></draw:line> <text:s text:c="14"/></text:p>
      <text:p text:style-name="P13"/>
      <text:p text:style-name="Text_20_body"><draw:rect text:anchor-type="paragraph" draw:z-index="190" draw:style-name="gr112" draw:text-style-name="P108" svg:width="2.393cm" svg:height="0.521cm" svg:x="9.536cm" svg:y="0.385cm"><text:p/></draw:rect><draw:frame text:anchor-type="paragraph" draw:z-index="208" draw:style-name="gr113" draw:text-style-name="P131" svg:width="0.369cm" svg:height="0.257cm" svg:x="8.788cm" svg:y="0.018cm"><draw:text-box><text:p><text:span text:style-name="T100">4</text:span></text:p></draw:text-box></draw:frame></text:p>
      <text:p text:style-name="Text_20_body"/>
      <text:p text:style-name="Text_20_body"><draw:rect text:anchor-type="paragraph" draw:z-index="198" draw:style-name="gr116" draw:text-style-name="P108" svg:width="4.508cm" svg:height="0.553cm" svg:x="11.982cm" svg:y="0.014cm"><text:p/></draw:rect></text:p>
      <text:p text:style-name="Text_20_body"/>
      <text:p text:style-name="P13">Légende</text:p>
      <text:p text:style-name="P13"><draw:g text:anchor-type="paragraph" draw:z-index="200" draw:style-name="gr1"><draw:g draw:style-name="gr10"><draw:rect draw:style-name="gr54" draw:text-style-name="P108" svg:width="0.091cm" svg:height="0.521cm" svg:x="0.325cm" svg:y="0.096cm"><text:p/></draw:rect><draw:frame draw:style-name="gr118" draw:text-style-name="P130" svg:width="2.957cm" svg:height="0.465cm" svg:x="0.724cm" svg:y="0.177cm"><draw:text-box><text:p><text:span text:style-name="T72">State : WaitForHeader</text:span></text:p></draw:text-box></draw:frame></draw:g><draw:frame draw:style-name="gr118" draw:text-style-name="P130" svg:width="2.957cm" svg:height="0.465cm" svg:x="4.648cm" svg:y="0.198cm"><draw:text-box><text:p><text:span text:style-name="T72">State : ReadingFrame</text:span></text:p></draw:text-box></draw:frame><draw:frame draw:style-name="gr118" draw:text-style-name="P130" svg:width="2.957cm" svg:height="0.465cm" svg:x="8.351cm" svg:y="0.159cm"><draw:text-box><text:p><text:span text:style-name="T72">State : CheckSum</text:span></text:p></draw:text-box></draw:frame><draw:frame draw:style-name="gr118" draw:text-style-name="P130" svg:width="3.795cm" svg:height="0.465cm" svg:x="11.619cm" svg:y="0.159cm"><draw:text-box><text:p><text:span text:style-name="T72">State : UpdateMssgForMAC</text:span></text:p></draw:text-box></draw:frame><draw:frame draw:style-name="gr118" draw:text-style-name="P130" svg:width="2.957cm" svg:height="0.465cm" svg:x="0.759cm" svg:y="1.293cm"><draw:text-box><text:p><text:span text:style-name="T72">State : Framing</text:span></text:p></draw:text-box></draw:frame><draw:frame draw:style-name="gr118" draw:text-style-name="P130" svg:width="2.957cm" svg:height="0.465cm" svg:x="4.648cm" svg:y="1.184cm"><draw:text-box><text:p><text:span text:style-name="T72">State : SendMssg</text:span></text:p></draw:text-box></draw:frame><draw:rect draw:style-name="gr119" draw:text-style-name="P108" svg:width="0.091cm" svg:height="0.521cm" svg:x="4.267cm" svg:y="0.032cm"><text:p/></draw:rect><draw:rect draw:style-name="gr120" draw:text-style-name="P108" svg:width="0.14cm" svg:height="0.521cm" svg:x="8.037cm" svg:y="0.041cm"><text:p/></draw:rect><draw:rect draw:style-name="gr121" draw:text-style-name="P108" svg:width="0.14cm" svg:height="0.521cm" svg:x="11.307cm" svg:y="0.103cm"><text:p/></draw:rect><draw:rect draw:style-name="gr122" draw:text-style-name="P108" svg:width="0.278cm" svg:height="0.521cm" svg:x="0.265cm" svg:y="1.134cm"><text:p/></draw:rect><draw:rect draw:style-name="gr123" draw:text-style-name="P108" svg:width="0.641cm" svg:height="0.521cm" svg:x="3.826cm" svg:y="1.046cm"><text:p/></draw:rect></draw:g></text:p>
      <text:p text:style-name="P13"/>
      <text:p text:style-name="P13"/>
      <text:p text:style-name="P13"/>
      <text:list xml:id="list5660865620615462491" text:style-name="L24">
        <text:list-item>
          <text:p text:style-name="P102">Au départ, l'état est <text:span text:style-name="T4">WaitForHeader, </text:span><text:span text:style-name="T17">la clk FSM est de 1ms,</text:span></text:p>
        </text:list-item>
        <text:list-item>
          <text:p text:style-name="P103">Au cours de cette phase, le callback UART commence à accumuler des #, en tps réel UART</text:p>
        </text:list-item>
        <text:list-item>
          <text:p text:style-name="P103">(1) le header est détecté (5# détectés),</text:p>
        </text:list-item>
        <text:list-item>
          <text:p text:style-name="P102"><text:span text:style-name="T17">(2) le timer est accéléré à 10µs, on passe à l état </text:span><text:span text:style-name="T4">ReadingFrame</text:span><text:span text:style-name="T17">. </text:span></text:p>
        </text:list-item>
        <text:list-item>
          <text:p text:style-name="P102"><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2"><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3">Mettre un watchdog ?</text:span></text:p>
        </text:list-item>
      </text:list>
      <text:p text:style-name="P18"/>
      <text:h text:style-name="Heading_20_2" text:outline-level="2"><text:bookmark-start text:name="__RefHeading__4239_1521403488"/><text:soft-page-break/>Tests logiciels<text:bookmark-end text:name="__RefHeading__4239_1521403488"/></text:h>
      <text:h text:style-name="Heading_20_3" text:outline-level="3">Test de base uC + PC XCTU direct UART1 (pas de FSK)</text:h>
      <text:p text:style-name="P40"/>
      <text:p text:style-name="P40">Les chronométrages sont fait en réel avec Analog discovery : Mesure de largeur d'impulsion.</text:p>
      <text:p text:style-name="P40"/>
      <text:p text:style-name="P40">Incoming message 30 de longueur (28 utile), donc condition maximale : OK</text:p>
      <text:p text:style-name="P40">Chronométrage sur réception caractère (state = ReadingFrame) : 1,3µs</text:p>
      <text:p text:style-name="P40">Chronométrage sur checksum(state = CheckSum) : 11,8µs</text:p>
      <text:p text:style-name="P40">Chronométrage sur update (state = UpdateMssgForMAC) : 13,2µs</text:p>
      <text:p text:style-name="P40"/>
      <text:h text:style-name="Heading_20_3" text:outline-level="3"><draw:g text:anchor-type="paragraph" draw:z-index="93" draw:style-name="gr1"><draw:g draw:name="DrawObject 6" draw:style-name="gr10"><draw:line draw:name="Ligne verticale 5" draw:style-name="gr3" draw:text-style-name="P108" svg:x1="4.41cm" svg:y1="3.191cm" svg:x2="4.41cm" svg:y2="4.461cm"><text:p/></draw:line><draw:frame draw:name="Cadre de texte 24" draw:style-name="gr16" draw:text-style-name="P112" svg:width="1.71cm" svg:height="0.989cm" svg:x="2.595cm" svg:y="3.475cm"><draw:text-box><text:p><text:span text:style-name="T68">- request</text:span></text:p><text:p><text:span text:style-name="T68">- AsyMssg</text:span></text:p></draw:text-box></draw:frame><draw:line draw:name="Ligne verticale 6" draw:style-name="gr3" draw:text-style-name="P108" svg:x1="6.245cm" svg:y1="4.461cm" svg:x2="6.227cm" svg:y2="3.191cm"><text:p/></draw:line><draw:frame draw:name="Cadre de texte 25" draw:style-name="gr16" draw:text-style-name="P112" svg:width="1.71cm" svg:height="0.989cm" svg:x="6.423cm" svg:y="3.475cm"><draw:text-box><text:p><text:span text:style-name="T68">- data</text:span></text:p><text:p><text:span text:style-name="T68">- Ack</text:span></text:p></draw:text-box></draw:frame></draw:g><draw:g draw:name="DrawObject 7" draw:style-name="gr10"><draw:line draw:name="Ligne verticale 7" draw:style-name="gr3" draw:text-style-name="P108" svg:x1="4.41cm" svg:y1="7.635cm" svg:x2="4.41cm" svg:y2="8.905cm"><text:p/></draw:line><draw:frame draw:name="Cadre de texte 26" draw:style-name="gr16" draw:text-style-name="P112" svg:width="1.71cm" svg:height="0.989cm" svg:x="2.595cm" svg:y="7.916cm"><draw:text-box><text:p><text:span text:style-name="T68">- request</text:span></text:p><text:p><text:span text:style-name="T68">- AsyMssg</text:span></text:p></draw:text-box></draw:frame><draw:line draw:name="Ligne verticale 8" draw:style-name="gr3" draw:text-style-name="P108" svg:x1="6.245cm" svg:y1="8.905cm" svg:x2="6.227cm" svg:y2="7.635cm"><text:p/></draw:line><draw:frame draw:name="Cadre de texte 27" draw:style-name="gr16" draw:text-style-name="P112" svg:width="1.71cm" svg:height="0.989cm" svg:x="6.423cm" svg:y="7.916cm"><draw:text-box><text:p><text:span text:style-name="T68">- data</text:span></text:p><text:p><text:span text:style-name="T68">- Ack</text:span></text:p></draw:text-box></draw:frame></draw:g><draw:g draw:name="DrawObject8" draw:style-name="gr10"><draw:path draw:name="Forme52" draw:style-name="gr17" draw:text-style-name="P108" svg:width="0.115cm" svg:height="0.286cm" svg:x="8.19cm" svg:y="8.705cm" svg:viewBox="0 0 116 287" svg:d="M0 287c58-646 116 0 116 0"><text:p/></draw:path><draw:path draw:name="Forme53" draw:style-name="gr17" draw:text-style-name="P108" svg:width="0.115cm" svg:height="0.286cm" svg:x="8.308cm" svg:y="8.989cm" svg:viewBox="0 0 116 287" svg:d="M0 0c58 645 116 0 116 0"><text:p/></draw:path><draw:path draw:name="Forme54" draw:style-name="gr17" draw:text-style-name="P108" svg:width="0.115cm" svg:height="0.286cm" svg:x="8.422cm" svg:y="8.705cm" svg:viewBox="0 0 116 287" svg:d="M0 287c58-646 116 0 116 0"><text:p/></draw:path><draw:path draw:name="Forme55" draw:style-name="gr17" draw:text-style-name="P108" svg:width="0.115cm" svg:height="0.286cm" svg:x="8.539cm" svg:y="8.989cm" svg:viewBox="0 0 116 287" svg:d="M0 0c58 645 116 0 116 0"><text:p/></draw:path><draw:path draw:name="Forme56" draw:style-name="gr17" draw:text-style-name="P108" svg:width="0.115cm" svg:height="0.286cm" svg:x="8.653cm" svg:y="8.705cm" svg:viewBox="0 0 116 287" svg:d="M0 287c58-646 116 0 116 0"><text:p/></draw:path><draw:path draw:name="Forme57" draw:style-name="gr17" draw:text-style-name="P108" svg:width="0.115cm" svg:height="0.286cm" svg:x="8.771cm" svg:y="8.989cm" svg:viewBox="0 0 116 287" svg:d="M0 0c58 645 116 0 116 0"><text:p/></draw:path><draw:path draw:name="Forme58" draw:style-name="gr17" draw:text-style-name="P108" svg:width="0.115cm" svg:height="0.286cm" svg:x="8.89cm" svg:y="8.705cm" svg:viewBox="0 0 116 287" svg:d="M0 287c58-646 116 0 116 0"><text:p/></draw:path><draw:path draw:name="Forme63" draw:style-name="gr17" draw:text-style-name="P108" svg:width="0.073cm" svg:height="0.286cm" svg:x="9.01cm" svg:y="8.989cm" svg:viewBox="0 0 74 287" svg:d="M0 0c37 645 74 0 74 0"><text:p/></draw:path><draw:path draw:name="Forme64" draw:style-name="gr17" draw:text-style-name="P108" svg:width="0.073cm" svg:height="0.286cm" svg:x="9.085cm" svg:y="8.705cm" svg:viewBox="0 0 74 287" svg:d="M0 287c37-646 74 0 74 0"><text:p/></draw:path><draw:path draw:name="Forme65" draw:style-name="gr17" draw:text-style-name="P108" svg:width="0.073cm" svg:height="0.286cm" svg:x="9.159cm" svg:y="8.989cm" svg:viewBox="0 0 74 287" svg:d="M0 0c37 645 74 0 74 0"><text:p/></draw:path><draw:path draw:name="Forme66" draw:style-name="gr17" draw:text-style-name="P108" svg:width="0.073cm" svg:height="0.286cm" svg:x="9.234cm" svg:y="8.705cm" svg:viewBox="0 0 74 287" svg:d="M0 287c37-646 74 0 74 0"><text:p/></draw:path><draw:path draw:name="Forme67" draw:style-name="gr17" draw:text-style-name="P108" svg:width="0.073cm" svg:height="0.286cm" svg:x="9.309cm" svg:y="8.989cm" svg:viewBox="0 0 74 287" svg:d="M0 0c37 645 74 0 74 0"><text:p/></draw:path><draw:path draw:name="Forme68" draw:style-name="gr17" draw:text-style-name="P108" svg:width="0.073cm" svg:height="0.286cm" svg:x="9.384cm" svg:y="8.705cm" svg:viewBox="0 0 74 287" svg:d="M0 287c37-646 74 0 74 0"><text:p/></draw:path><draw:path draw:name="Forme69" draw:style-name="gr17" draw:text-style-name="P108" svg:width="0.073cm" svg:height="0.286cm" svg:x="9.458cm" svg:y="8.989cm" svg:viewBox="0 0 74 287" svg:d="M0 0c37 645 74 0 74 0"><text:p/></draw:path><draw:path draw:name="Forme75" draw:style-name="gr18" draw:text-style-name="P108" svg:width="0.115cm" svg:height="0.286cm" svg:x="8.422cm" svg:y="8.705cm" svg:viewBox="0 0 116 287" svg:d="M0 287c58-646 116 0 116 0"><text:p/></draw:path><draw:path draw:name="Forme76" draw:style-name="gr18" draw:text-style-name="P108" svg:width="0.115cm" svg:height="0.286cm" svg:x="8.539cm" svg:y="8.989cm" svg:viewBox="0 0 116 287" svg:d="M0 0c58 645 116 0 116 0"><text:p/></draw:path><draw:path draw:name="Forme77" draw:style-name="gr18" draw:text-style-name="P108" svg:width="0.115cm" svg:height="0.286cm" svg:x="8.659cm" svg:y="8.705cm" svg:viewBox="0 0 116 287" svg:d="M0 287c58-646 116 0 116 0"><text:p/></draw:path><draw:path draw:name="Forme78" draw:style-name="gr18" draw:text-style-name="P108" svg:width="0.115cm" svg:height="0.286cm" svg:x="8.771cm" svg:y="8.989cm" svg:viewBox="0 0 116 287" svg:d="M0 0c58 645 116 0 116 0"><text:p/></draw:path><draw:path draw:name="Forme79" draw:style-name="gr18" draw:text-style-name="P108" svg:width="0.115cm" svg:height="0.286cm" svg:x="8.89cm" svg:y="8.705cm" svg:viewBox="0 0 116 287" svg:d="M0 287c58-646 116 0 116 0"><text:p/></draw:path><draw:path draw:name="Forme84" draw:style-name="gr18" draw:text-style-name="P108" svg:width="0.073cm" svg:height="0.286cm" svg:x="9.01cm" svg:y="8.989cm" svg:viewBox="0 0 74 287" svg:d="M0 0c37 645 74 0 74 0"><text:p/></draw:path><draw:path draw:name="Forme85" draw:style-name="gr18" draw:text-style-name="P108" svg:width="0.073cm" svg:height="0.286cm" svg:x="9.085cm" svg:y="8.705cm" svg:viewBox="0 0 74 287" svg:d="M0 287c37-646 74 0 74 0"><text:p/></draw:path><draw:path draw:name="Forme86" draw:style-name="gr18" draw:text-style-name="P108" svg:width="0.073cm" svg:height="0.286cm" svg:x="9.159cm" svg:y="8.989cm" svg:viewBox="0 0 74 287" svg:d="M0 0c37 645 74 0 74 0"><text:p/></draw:path><draw:g draw:name="Forme87" draw:style-name="gr10"><draw:path draw:style-name="gr18" draw:text-style-name="P108" svg:width="0.115cm" svg:height="0.286cm" svg:x="8.19cm" svg:y="8.705cm" svg:viewBox="0 0 116 287" svg:d="M0 287c58-646 116 0 116 0"><text:p/></draw:path><draw:path draw:style-name="gr18" draw:text-style-name="P108" svg:width="0.115cm" svg:height="0.286cm" svg:x="8.308cm" svg:y="8.989cm" svg:viewBox="0 0 116 287" svg:d="M0 0c58 645 116 0 116 0"><text:p/></draw:path></draw:g><draw:path draw:name="Forme102" draw:style-name="gr18" draw:text-style-name="P108" svg:width="0.073cm" svg:height="0.286cm" svg:x="9.159cm" svg:y="8.989cm" svg:viewBox="0 0 74 287" svg:d="M74 0c-37 645-74 0-74 0"><text:p/></draw:path><draw:path draw:name="Forme103" draw:style-name="gr18" draw:text-style-name="P108" svg:width="0.073cm" svg:height="0.291cm" svg:x="9.234cm" svg:y="8.704cm" svg:viewBox="0 0 74 292" svg:d="M0 292c37-656 74 0 74 0"><text:p/></draw:path><draw:path draw:name="Forme104" draw:style-name="gr18" draw:text-style-name="P108" svg:width="0.074cm" svg:height="0.286cm" svg:x="9.384cm" svg:y="8.705cm" svg:viewBox="0 0 75 287" svg:d="M75 287c-38-646-75 0-75 0"><text:p/></draw:path><draw:path draw:name="Forme105" draw:style-name="gr18" draw:text-style-name="P108" svg:width="0.074cm" svg:height="0.286cm" svg:x="9.309cm" svg:y="8.989cm" svg:viewBox="0 0 75 287" svg:d="M75 0c-38 645-75 0-75 0"><text:p/></draw:path><draw:path draw:name="Forme107" draw:style-name="gr18" draw:text-style-name="P108" svg:width="0.074cm" svg:height="0.286cm" svg:x="9.458cm" svg:y="8.989cm" svg:viewBox="0 0 75 287" svg:d="M75 0c-38 645-75 0-75 0"><text:p/></draw:path><draw:path draw:name="Forme111" draw:style-name="gr18" draw:text-style-name="P108" svg:width="0.115cm" svg:height="0.286cm" svg:x="8.422cm" svg:y="8.705cm" svg:viewBox="0 0 116 287" svg:d="M0 287c58-646 116 0 116 0"><text:p/></draw:path><draw:path draw:name="Forme112" draw:style-name="gr18" draw:text-style-name="P108" svg:width="0.115cm" svg:height="0.286cm" svg:x="8.539cm" svg:y="8.989cm" svg:viewBox="0 0 116 287" svg:d="M0 0c58 645 116 0 116 0"><text:p/></draw:path></draw:g><draw:line draw:name="Ligne 8" draw:style-name="gr19" draw:text-style-name="P108" svg:x1="7.026cm" svg:y1="9.157cm" svg:x2="8.003cm" svg:y2="9.171cm"><text:p/></draw:line><draw:line draw:name="Ligne 9" draw:style-name="gr19" draw:text-style-name="P108" svg:x1="8.393cm" svg:y1="9.629cm" svg:x2="7.262cm" svg:y2="9.629cm"><text:p/></draw:line><draw:g draw:name="DrawObject 8" draw:style-name="gr10"><draw:path draw:name="Forme 31" draw:style-name="gr17" draw:text-style-name="P108" svg:width="0.106cm" svg:height="0.036cm" svg:x="8.502cm" svg:y="9.593cm" svg:viewBox="0 0 107 37" svg:d="M0 37c54-83 107 0 107 0"><text:p/></draw:path><draw:path draw:name="Forme 32" draw:style-name="gr17" draw:text-style-name="P108" svg:width="0.106cm" svg:height="0.036cm" svg:x="8.607cm" svg:y="9.63cm" svg:viewBox="0 0 107 37" svg:d="M0 0c53 83 107 0 107 0"><text:p/></draw:path><draw:path draw:name="Forme 33" draw:style-name="gr17" draw:text-style-name="P108" svg:width="0.106cm" svg:height="0.036cm" svg:x="8.719cm" svg:y="9.593cm" svg:viewBox="0 0 107 37" svg:d="M0 37c54-83 107 0 107 0"><text:p/></draw:path><draw:path draw:name="Forme 34" draw:style-name="gr17" draw:text-style-name="P108" svg:width="0.106cm" svg:height="0.036cm" svg:x="8.823cm" svg:y="9.63cm" svg:viewBox="0 0 107 37" svg:d="M0 0c53 83 107 0 107 0"><text:p/></draw:path><draw:path draw:name="Forme 35" draw:style-name="gr17" draw:text-style-name="P108" svg:width="0.106cm" svg:height="0.036cm" svg:x="8.928cm" svg:y="9.593cm" svg:viewBox="0 0 107 37" svg:d="M0 37c54-83 107 0 107 0"><text:p/></draw:path><draw:path draw:name="Forme 36" draw:style-name="gr17" draw:text-style-name="P108" svg:width="0.106cm" svg:height="0.036cm" svg:x="9.033cm" svg:y="9.63cm" svg:viewBox="0 0 107 37" svg:d="M0 0c53 83 107 0 107 0"><text:p/></draw:path><draw:path draw:name="Forme 37" draw:style-name="gr17" draw:text-style-name="P108" svg:width="0.106cm" svg:height="0.036cm" svg:x="9.144cm" svg:y="9.593cm" svg:viewBox="0 0 107 37" svg:d="M0 37c54-83 107 0 107 0"><text:p/></draw:path><draw:path draw:name="Forme 38" draw:style-name="gr17" draw:text-style-name="P108" svg:width="0.068cm" svg:height="0.036cm" svg:x="9.257cm" svg:y="9.63cm" svg:viewBox="0 0 69 37" svg:d="M0 0c34 83 69 0 69 0"><text:p/></draw:path><draw:path draw:name="Forme 39" draw:style-name="gr17" draw:text-style-name="P108" svg:width="0.068cm" svg:height="0.036cm" svg:x="9.324cm" svg:y="9.593cm" svg:viewBox="0 0 69 37" svg:d="M0 37c34-83 69 0 69 0"><text:p/></draw:path><draw:path draw:name="Forme 40" draw:style-name="gr17" draw:text-style-name="P108" svg:width="0.068cm" svg:height="0.036cm" svg:x="9.391cm" svg:y="9.63cm" svg:viewBox="0 0 69 37" svg:d="M0 0c34 83 69 0 69 0"><text:p/></draw:path><draw:path draw:name="Forme 41" draw:style-name="gr17" draw:text-style-name="P108" svg:width="0.068cm" svg:height="0.036cm" svg:x="9.461cm" svg:y="9.593cm" svg:viewBox="0 0 69 37" svg:d="M0 37c34-83 69 0 69 0"><text:p/></draw:path><draw:path draw:name="Forme 42" draw:style-name="gr17" draw:text-style-name="P108" svg:width="0.068cm" svg:height="0.036cm" svg:x="9.529cm" svg:y="9.63cm" svg:viewBox="0 0 69 37" svg:d="M0 0c34 83 69 0 69 0"><text:p/></draw:path><draw:path draw:name="Forme 43" draw:style-name="gr17" draw:text-style-name="P108" svg:width="0.068cm" svg:height="0.036cm" svg:x="9.6cm" svg:y="9.593cm" svg:viewBox="0 0 69 37" svg:d="M0 37c34-83 69 0 69 0"><text:p/></draw:path><draw:path draw:name="Forme 44" draw:style-name="gr17" draw:text-style-name="P108" svg:width="0.068cm" svg:height="0.036cm" svg:x="9.667cm" svg:y="9.63cm" svg:viewBox="0 0 69 37" svg:d="M0 0c34 83 69 0 69 0"><text:p/></draw:path><draw:path draw:name="Forme 45" draw:style-name="gr18" draw:text-style-name="P108" svg:width="0.106cm" svg:height="0.036cm" svg:x="8.719cm" svg:y="9.593cm" svg:viewBox="0 0 107 37" svg:d="M0 37c54-83 107 0 107 0"><text:p/></draw:path><draw:path draw:name="Forme 46" draw:style-name="gr18" draw:text-style-name="P108" svg:width="0.106cm" svg:height="0.036cm" svg:x="8.823cm" svg:y="9.63cm" svg:viewBox="0 0 107 37" svg:d="M0 0c53 83 107 0 107 0"><text:p/></draw:path><draw:path draw:name="Forme 47" draw:style-name="gr18" draw:text-style-name="P108" svg:width="0.106cm" svg:height="0.036cm" svg:x="8.929cm" svg:y="9.593cm" svg:viewBox="0 0 107 37" svg:d="M0 37c54-83 107 0 107 0"><text:p/></draw:path><draw:path draw:name="Forme 48" draw:style-name="gr18" draw:text-style-name="P108" svg:width="0.106cm" svg:height="0.036cm" svg:x="9.04cm" svg:y="9.63cm" svg:viewBox="0 0 107 37" svg:d="M0 0c53 83 107 0 107 0"><text:p/></draw:path><draw:path draw:name="Forme 49" draw:style-name="gr18" draw:text-style-name="P108" svg:width="0.106cm" svg:height="0.036cm" svg:x="9.144cm" svg:y="9.593cm" svg:viewBox="0 0 107 37" svg:d="M0 37c54-83 107 0 107 0"><text:p/></draw:path><draw:path draw:name="Forme 50" draw:style-name="gr18" draw:text-style-name="P108" svg:width="0.068cm" svg:height="0.036cm" svg:x="9.257cm" svg:y="9.63cm" svg:viewBox="0 0 69 37" svg:d="M0 0c34 83 69 0 69 0"><text:p/></draw:path><draw:path draw:name="Forme 51" draw:style-name="gr18" draw:text-style-name="P108" svg:width="0.068cm" svg:height="0.036cm" svg:x="9.324cm" svg:y="9.593cm" svg:viewBox="0 0 69 37" svg:d="M0 37c34-83 69 0 69 0"><text:p/></draw:path><draw:path draw:name="Forme 52" draw:style-name="gr18" draw:text-style-name="P108" svg:width="0.068cm" svg:height="0.036cm" svg:x="9.392cm" svg:y="9.63cm" svg:viewBox="0 0 69 37" svg:d="M0 0c34 83 69 0 69 0"><text:p/></draw:path><draw:g draw:name="Forme 53" draw:style-name="gr10"><draw:path draw:style-name="gr18" draw:text-style-name="P108" svg:width="0.106cm" svg:height="0.036cm" svg:x="8.502cm" svg:y="9.593cm" svg:viewBox="0 0 107 37" svg:d="M0 37c54-83 107 0 107 0"><text:p/></draw:path><draw:path draw:style-name="gr18" draw:text-style-name="P108" svg:width="0.106cm" svg:height="0.036cm" svg:x="8.607cm" svg:y="9.63cm" svg:viewBox="0 0 107 37" svg:d="M0 0c53 83 107 0 107 0"><text:p/></draw:path></draw:g><draw:path draw:name="Forme 54" draw:style-name="gr18" draw:text-style-name="P108" svg:width="0.068cm" svg:height="0.036cm" svg:x="9.393cm" svg:y="9.63cm" svg:viewBox="0 0 69 37" svg:d="M69 0c-35 83-69 0-69 0"><text:p/></draw:path><draw:path draw:name="Forme 55" draw:style-name="gr18" draw:text-style-name="P108" svg:width="0.068cm" svg:height="0.036cm" svg:x="9.462cm" svg:y="9.592cm" svg:viewBox="0 0 69 37" svg:d="M0 37c34-84 69 0 69 0"><text:p/></draw:path><draw:path draw:name="Forme 56" draw:style-name="gr18" draw:text-style-name="P108" svg:width="0.068cm" svg:height="0.036cm" svg:x="9.6cm" svg:y="9.593cm" svg:viewBox="0 0 69 37" svg:d="M69 37c-35-83-69 0-69 0"><text:p/></draw:path><draw:path draw:name="Forme 57" draw:style-name="gr18" draw:text-style-name="P108" svg:width="0.068cm" svg:height="0.036cm" svg:x="9.533cm" svg:y="9.63cm" svg:viewBox="0 0 69 37" svg:d="M69 0c-35 83-69 0-69 0"><text:p/></draw:path><draw:path draw:name="Forme 58" draw:style-name="gr18" draw:text-style-name="P108" svg:width="0.068cm" svg:height="0.036cm" svg:x="9.667cm" svg:y="9.63cm" svg:viewBox="0 0 69 37" svg:d="M69 0c-35 83-69 0-69 0"><text:p/></draw:path><draw:path draw:name="Forme 59" draw:style-name="gr18" draw:text-style-name="P108" svg:width="0.106cm" svg:height="0.036cm" svg:x="8.719cm" svg:y="9.593cm" svg:viewBox="0 0 107 37" svg:d="M0 37c54-83 107 0 107 0"><text:p/></draw:path><draw:path draw:name="Forme 60" draw:style-name="gr18" draw:text-style-name="P108" svg:width="0.106cm" svg:height="0.036cm" svg:x="8.823cm" svg:y="9.63cm" svg:viewBox="0 0 107 37" svg:d="M0 0c53 83 107 0 107 0"><text:p/></draw:path></draw:g><draw:g draw:name="DrawObject11" draw:style-name="gr10"><draw:line draw:name="Ligne 10" draw:style-name="gr20" draw:text-style-name="P108" svg:x1="0.292cm" svg:y1="8.197cm" svg:x2="0.559cm" svg:y2="8.197cm"><text:p/></draw:line><draw:line draw:name="Ligne 11" draw:style-name="gr20" draw:text-style-name="P108" svg:x1="0.561cm" svg:y1="8.518cm" svg:x2="0.561cm" svg:y2="8.197cm"><text:p/></draw:line><draw:line draw:name="Ligne 12" draw:style-name="gr20" draw:text-style-name="P108" svg:x1="0.561cm" svg:y1="8.518cm" svg:x2="0.719cm" svg:y2="8.518cm"><text:p/></draw:line><draw:line draw:name="Ligne 13" draw:style-name="gr20" draw:text-style-name="P108" svg:x1="0.718cm" svg:y1="8.518cm" svg:x2="0.718cm" svg:y2="8.197cm"><text:p/></draw:line><draw:custom-shape draw:name="Forme 11" draw:style-name="gr21" svg:width="0.165cm" svg:height="0.322cm" svg:x="0.717cm" svg:y="8.198cm"><text:p/><draw:enhanced-geometry svg:viewBox="0 0 21600 21600" draw:type="rectangle" draw:enhanced-path="M 0 0 L 21600 0 21600 21600 0 21600 0 0 Z N"/></draw:custom-shape><draw:custom-shape draw:name="Forme 12" draw:style-name="gr21" svg:width="0.165cm" svg:height="0.322cm" svg:x="0.881cm" svg:y="8.198cm"><text:p/><draw:enhanced-geometry svg:viewBox="0 0 21600 21600" draw:type="rectangle" draw:enhanced-path="M 0 0 L 21600 0 21600 21600 0 21600 0 0 Z N"/></draw:custom-shape><draw:line draw:name="Ligne 14" draw:style-name="gr20" draw:text-style-name="P108" svg:x1="1.046cm" svg:y1="8.518cm" svg:x2="1.046cm" svg:y2="8.197cm"><text:p/></draw:line><draw:custom-shape draw:name="Forme 13" draw:style-name="gr22" svg:width="0.167cm" svg:height="0.322cm" svg:x="1.045cm" svg:y="8.198cm"><text:p/><draw:enhanced-geometry svg:viewBox="0 0 21600 21600" draw:type="rectangle" draw:enhanced-path="M 0 0 L 21600 0 21600 21600 0 21600 0 0 Z N"/></draw:custom-shape><draw:custom-shape draw:name="Forme 14" draw:style-name="gr21" svg:width="0.165cm" svg:height="0.322cm" svg:x="1.212cm" svg:y="8.198cm"><text:p/><draw:enhanced-geometry svg:viewBox="0 0 21600 21600" draw:type="rectangle" draw:enhanced-path="M 0 0 L 21600 0 21600 21600 0 21600 0 0 Z N"/></draw:custom-shape><draw:line draw:name="Ligne 22" draw:style-name="gr20" draw:text-style-name="P108" svg:x1="1.375cm" svg:y1="8.518cm" svg:x2="1.375cm" svg:y2="8.197cm"><text:p/></draw:line><draw:custom-shape draw:name="Forme 15" draw:style-name="gr21" svg:width="0.165cm" svg:height="0.322cm" svg:x="1.376cm" svg:y="8.198cm"><text:p/><draw:enhanced-geometry svg:viewBox="0 0 21600 21600" draw:type="rectangle" draw:enhanced-path="M 0 0 L 21600 0 21600 21600 0 21600 0 0 Z N"/></draw:custom-shape><draw:custom-shape draw:name="Forme 16" draw:style-name="gr21" svg:width="0.165cm" svg:height="0.322cm" svg:x="1.54cm" svg:y="8.198cm"><text:p/><draw:enhanced-geometry svg:viewBox="0 0 21600 21600" draw:type="rectangle" draw:enhanced-path="M 0 0 L 21600 0 21600 21600 0 21600 0 0 Z N"/></draw:custom-shape><draw:line draw:name="Ligne 23" draw:style-name="gr20" draw:text-style-name="P108" svg:x1="1.704cm" svg:y1="8.518cm" svg:x2="1.704cm" svg:y2="8.197cm"><text:p/></draw:line><draw:custom-shape draw:name="Forme 17" draw:style-name="gr21" svg:width="0.165cm" svg:height="0.322cm" svg:x="1.703cm" svg:y="8.198cm"><text:p/><draw:enhanced-geometry svg:viewBox="0 0 21600 21600" draw:type="rectangle" draw:enhanced-path="M 0 0 L 21600 0 21600 21600 0 21600 0 0 Z N"/></draw:custom-shape><draw:custom-shape draw:name="Forme 18" draw:style-name="gr22" svg:width="0.167cm" svg:height="0.322cm" svg:x="1.867cm" svg:y="8.198cm"><text:p/><draw:enhanced-geometry svg:viewBox="0 0 21600 21600" draw:type="rectangle" draw:enhanced-path="M 0 0 L 21600 0 21600 21600 0 21600 0 0 Z N"/></draw:custom-shape><draw:line draw:name="Ligne 24" draw:style-name="gr20" draw:text-style-name="P108"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1" svg:width="2.911cm" svg:height="0.408cm" svg:x="4.142cm" svg:y="6.874cm"><draw:text-box><text:p><text:span text:style-name="T65">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1" svg:width="2.911cm" svg:height="0.408cm" svg:x="4.11cm" svg:y="2.438cm"><draw:text-box><text:p><text:span text:style-name="T65">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1" svg:width="2.911cm" svg:height="0.408cm" svg:x="4.144cm" svg:y="9.096cm"><draw:text-box><text:p><text:span text:style-name="T65">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1" svg:width="2.911cm" svg:height="0.408cm" svg:x="4.02cm" svg:y="4.653cm"><draw:text-box><text:p><text:span text:style-name="T65"><text:s text:c="2"/></text:span><text:span text:style-name="T65">Phy_UART</text:span></text:p></draw:text-box></draw:frame></draw:g></draw:g><draw:g draw:name="DrawObject 10" draw:style-name="gr10"><draw:line draw:name="Ligne verticale 4" draw:style-name="gr3" draw:text-style-name="P108" svg:x1="4.41cm" svg:y1="5.401cm" svg:x2="4.41cm" svg:y2="6.671cm"><text:p/></draw:line><draw:frame draw:name="Cadre de texte 31" draw:style-name="gr16" draw:text-style-name="P112" svg:width="1.71cm" svg:height="0.989cm" svg:x="2.595cm" svg:y="5.683cm"><draw:text-box><text:p><text:span text:style-name="T68">- request</text:span></text:p><text:p><text:span text:style-name="T68">- AsyMssg</text:span></text:p></draw:text-box></draw:frame><draw:line draw:name="Ligne verticale 9" draw:style-name="gr3" draw:text-style-name="P108" svg:x1="6.245cm" svg:y1="6.671cm" svg:x2="6.227cm" svg:y2="5.401cm"><text:p/></draw:line><draw:frame draw:name="Cadre de texte 32" draw:style-name="gr16" draw:text-style-name="P112" svg:width="1.71cm" svg:height="0.989cm" svg:x="6.423cm" svg:y="5.683cm"><draw:text-box><text:p><text:span text:style-name="T68">- data</text:span></text:p><text:p><text:span text:style-name="T68">- Ack</text:span></text:p></draw:text-box></draw:frame></draw:g><draw:frame draw:name="Cadre de texte 2" draw:style-name="gr25" draw:text-style-name="P113" svg:width="3.444cm" svg:height="1.308cm" svg:x="0.161cm" svg:y="6.297cm"><draw:text-box><text:p><text:span text:style-name="T69">Phy Frame</text:span></text:p><text:p><text:span text:style-name="T70">|#####|Len</text:span><text:span text:style-name="T62">|datal|</text:span><text:span text:style-name="T70">CheckSum|</text:span><text:span text:style-name="T62"> </text:span></text:p><text:p><text:span text:style-name="T69"/></text:p></draw:text-box></draw:frame><draw:frame draw:name="Cadre de texte 2" draw:style-name="gr23" draw:text-style-name="P113" svg:width="1.726cm" svg:height="0.981cm" svg:x="0.39cm" svg:y="3.445cm"><draw:text-box><text:p><text:span text:style-name="T69">MAC Frame</text:span></text:p><text:p><text:span text:style-name="T70">|Len'</text:span><text:span text:style-name="T62">|datal|</text:span></text:p><text:p><text:span text:style-name="T69"/></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1" svg:width="2.911cm" svg:height="0.408cm" svg:x="10.531cm" svg:y="7.017cm"><draw:text-box><text:p><text:span text:style-name="T65">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1" svg:width="2.911cm" svg:height="0.408cm" svg:x="10.497cm" svg:y="2.58cm"><draw:text-box><text:p><text:span text:style-name="T65">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1" svg:width="2.911cm" svg:height="0.408cm" svg:x="10.533cm" svg:y="9.239cm"><draw:text-box><text:p><text:span text:style-name="T65">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1" svg:width="2.911cm" svg:height="0.408cm" svg:x="10.409cm" svg:y="4.796cm"><draw:text-box><text:p><text:span text:style-name="T65"><text:s text:c="2"/></text:span><text:span text:style-name="T65">Phy_UART</text:span></text:p></draw:text-box></draw:frame></draw:g></draw:g><draw:g draw:name="DrawObject 6" draw:style-name="gr10"><draw:line draw:name="Ligne verticale 5" draw:style-name="gr3" draw:text-style-name="P108" svg:x1="10.961cm" svg:y1="3.351cm" svg:x2="10.961cm" svg:y2="4.621cm"><text:p/></draw:line><draw:frame draw:name="Cadre de texte 24" draw:style-name="gr16" draw:text-style-name="P112" svg:width="1.71cm" svg:height="0.989cm" svg:x="9.146cm" svg:y="3.633cm"><draw:text-box><text:p><text:span text:style-name="T68">- request</text:span></text:p><text:p><text:span text:style-name="T68">- AsyMssg</text:span></text:p></draw:text-box></draw:frame><draw:line draw:name="Ligne verticale 6" draw:style-name="gr3" draw:text-style-name="P108" svg:x1="12.796cm" svg:y1="4.621cm" svg:x2="12.778cm" svg:y2="3.351cm"><text:p/></draw:line><draw:frame draw:name="Cadre de texte 25" draw:style-name="gr16" draw:text-style-name="P112" svg:width="1.71cm" svg:height="0.989cm" svg:x="12.974cm" svg:y="3.633cm"><draw:text-box><text:p><text:span text:style-name="T68">- data</text:span></text:p><text:p><text:span text:style-name="T68">- Ack</text:span></text:p></draw:text-box></draw:frame></draw:g><draw:g draw:name="DrawObject 10" draw:style-name="gr10"><draw:line draw:name="Ligne verticale 4" draw:style-name="gr3" draw:text-style-name="P108" svg:x1="10.963cm" svg:y1="5.552cm" svg:x2="10.963cm" svg:y2="6.822cm"><text:p/></draw:line><draw:frame draw:name="Cadre de texte 31" draw:style-name="gr16" draw:text-style-name="P112" svg:width="1.71cm" svg:height="0.989cm" svg:x="9.148cm" svg:y="5.835cm"><draw:text-box><text:p><text:span text:style-name="T68">- request</text:span></text:p><text:p><text:span text:style-name="T68">- AsyMssg</text:span></text:p></draw:text-box></draw:frame><draw:line draw:name="Ligne verticale 9" draw:style-name="gr3" draw:text-style-name="P108" svg:x1="12.801cm" svg:y1="6.822cm" svg:x2="12.783cm" svg:y2="5.552cm"><text:p/></draw:line><draw:frame draw:name="Cadre de texte 32" draw:style-name="gr16" draw:text-style-name="P112" svg:width="1.71cm" svg:height="0.989cm" svg:x="12.976cm" svg:y="5.835cm"><draw:text-box><text:p><text:span text:style-name="T68">- data</text:span></text:p><text:p><text:span text:style-name="T68">- Ack</text:span></text:p></draw:text-box></draw:frame></draw:g><draw:g draw:name="DrawObject 7" draw:style-name="gr10"><draw:line draw:name="Ligne verticale 7" draw:style-name="gr3" draw:text-style-name="P108" svg:x1="11.049cm" svg:y1="7.719cm" svg:x2="11.049cm" svg:y2="8.989cm"><text:p/></draw:line><draw:frame draw:name="Cadre de texte 26" draw:style-name="gr16" draw:text-style-name="P112" svg:width="1.71cm" svg:height="0.989cm" svg:x="9.233cm" svg:y="8.003cm"><draw:text-box><text:p><text:span text:style-name="T68">- request</text:span></text:p><text:p><text:span text:style-name="T68">- AsyMssg</text:span></text:p></draw:text-box></draw:frame><draw:line draw:name="Ligne verticale 8" draw:style-name="gr3" draw:text-style-name="P108" svg:x1="12.883cm" svg:y1="8.989cm" svg:x2="12.865cm" svg:y2="7.719cm"><text:p/></draw:line><draw:frame draw:name="Cadre de texte 27" draw:style-name="gr16" draw:text-style-name="P112" svg:width="1.71cm" svg:height="0.989cm" svg:x="13.06cm" svg:y="8.003cm"><draw:text-box><text:p><text:span text:style-name="T68">- data</text:span></text:p><text:p><text:span text:style-name="T68">- Ack</text:span></text:p></draw:text-box></draw:frame></draw:g></draw:g>Test complet de la couche PhyUART, Nucléo 103</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2"/>
      <text:p text:style-name="P42"/>
      <text:p text:style-name="P42"/>
      <text:p text:style-name="P42"/>
      <text:p text:style-name="P42"/>
      <text:p text:style-name="P42"/>
      <text:p text:style-name="P42"/>
      <text:p text:style-name="P42"/>
      <text:p text:style-name="P39">Scénario de test 1</text:p>
      <text:p text:style-name="P42"/>
      <text:p text:style-name="P40">On utilise un LCD </text:p>
      <text:p text:style-name="P40"/>
      <text:p text:style-name="P40">3 acteurs : Master et Slave (cartes réseau capteur) + PC et boîtier</text:p>
      <text:p text:style-name="P40"/>
      <text:p text:style-name="P46">Master </text:p>
      <text:p text:style-name="P40">première ligne « i am the master »</text:p>
      <text:p text:style-name="P40">seconde ligne : ce qu'il reçoit.</text:p>
      <text:p text:style-name="P40">Quand il reçoit il renvoie le message « Still Master » après 1 sec </text:p>
      <text:p text:style-name="P40"><text:soft-page-break/></text:p>
      <text:p text:style-name="P46">Slave </text:p>
      <text:p text:style-name="P40">première ligne « waiting mssg »</text:p>
      <text:p text:style-name="P40">seconde ligne : ce qu'il reçoit.</text:p>
      <text:p text:style-name="P40"/>
      <text:p text:style-name="P46">Séquence :</text:p>
      <text:p text:style-name="P40">PC en Tx, il envoie un message</text:p>
      <text:p text:style-name="P40">Il est reçu par les deux uC</text:p>
      <text:p text:style-name="P40">PC est basculé rapidement en Rx</text:p>
      <text:p text:style-name="P40">le Master envoie alors son message vers le Slave et aussi le PC.</text:p>
      <text:p text:style-name="P40"/>
      <text:p text:style-name="P42">Bilan :</text:p>
      <text:p text:style-name="P40">Marche mal !!!</text:p>
      <text:list xml:id="list4675368171109179643" text:style-name="L25">
        <text:list-item>
          <text:p text:style-name="P72">La réception d'un mot envoyé par le PC est capté à chaque fois. Mais on remarque la présence porteuse. Lorsque c'est un uC on capte un brui infâme . Je pense que l'UART se désynchronise.</text:p>
        </text:list-item>
        <text:list-item>
          <text:p text:style-name="P72">Par ailleurs IL FAUT trouver moyen de débugger la couche, avec un système de logg des états avec date.</text:p>
        </text:list-item>
      </text:list>
      <text:p text:style-name="P40">PB réglé !!</text:p>
      <text:list xml:id="list1129761265871384443" text:style-name="L26">
        <text:list-item>
          <text:p text:style-name="P73">on ajoute 4 ms de temporisation pour placer la porteuse et donc, permettre à l'UART d'être prête pour capter les ####</text:p>
        </text:list-item>
      </text:list>
      <text:p text:style-name="P40"/>
      <text:p text:style-name="P40"/>
      <text:p text:style-name="P40"/>
      <text:p text:style-name="P40"/>
      <text:p text:style-name="P39">Scénario de test 2</text:p>
      <text:p text:style-name="P40"/>
      <text:p text:style-name="P46">Le Master </text:p>
      <text:list xml:id="list7053825590432221699" text:style-name="L27">
        <text:list-item>
          <text:p text:style-name="P74">envoie 1, 2,3 etc.... en affichant sur le LCD ligne 0</text:p>
        </text:list-item>
        <text:list-item>
          <text:p text:style-name="P74">affiche toujours ce qu'elle reçoit en ligne 1</text:p>
        </text:list-item>
      </text:list>
      <text:p text:style-name="P40"/>
      <text:p text:style-name="P46">Le slave</text:p>
      <text:list xml:id="list3905524109483405519" text:style-name="L28">
        <text:list-item>
          <text:p text:style-name="P75">affiche en ligne Waiting Mssg... en ligne 0</text:p>
        </text:list-item>
        <text:list-item>
          <text:p text:style-name="P75">affiche toujours ce qu'elle reçoit en ligne 1</text:p>
        </text:list-item>
        <text:list-item>
          <text:p text:style-name="P75">renvoie immédiatement la data.</text:p>
        </text:list-item>
      </text:list>
      <text:p text:style-name="P40"/>
      <text:p text:style-name="P40"/>
      <text:p text:style-name="P40">Observation : </text:p>
      <text:p text:style-name="P40">On doit voir le master qui déroule ces nbre avec en ligne 2 un léger décalage temporel à l'affichage</text:p>
      <text:p text:style-name="P40"/>
      <text:p text:style-name="P40"/>
      <text:p text:style-name="P40">A fAIRE </text:p>
      <text:p text:style-name="P40">TIMEOU différence toujours OK ?</text:p>
      <text:p text:style-name="P40">Test à 38400 bds</text:p>
      <text:p text:style-name="P40"/>
      <text:p text:style-name="P40"/>
      <text:h text:style-name="Heading_20_1" text:outline-level="1"><text:bookmark-start text:name="__RefHeading__4125_1521403488"/>La couche MAC <text:bookmark-end text:name="__RefHeading__4125_1521403488"/></text:h>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h text:style-name="Heading_20_1" text:outline-level="1"><text:bookmark-start text:name="__RefHeading__4127_1521403488"/>Implémentation logicielle<text:bookmark-end text:name="__RefHeading__4127_1521403488"/></text:h>
      <text:p text:style-name="P38"/>
      <text:p text:style-name="P40">Elle doit être indépendante de la puce ST. La partie PhyUART doit être un minimum versatile. Typiquement la pile doit pouvoir s'implémenter sur une STM32F103 ou STM32L031/041. </text:p>
      <text:p text:style-name="P40"><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108"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27" svg:width="1.779cm" svg:height="1.08cm" svg:x="10.707cm" svg:y="5.098cm"><draw:text-box><text:p><text:span text:style-name="T68">Indépendant du matériel</text:span></text:p></draw:text-box></draw:frame><draw:custom-shape text:anchor-type="paragraph" draw:z-index="83" draw:style-name="gr97" draw:text-style-name="P108"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27" svg:width="1.779cm" svg:height="1.08cm" svg:x="10.726cm" svg:y="10.352cm"><draw:text-box><text:p><text:span text:style-name="T68">dépendant du matériel</text:span></text:p></draw:text-box></draw:frame></text:p>
      <text:p text:style-name="P40"/>
      <text:p text:style-name="P40"/>
      <text:p text:style-name="P40"/>
      <text:p text:style-name="P40"/>
      <text:p text:style-name="P40"/>
      <text:p text:style-name="P40"><text:s/>La partie dépendante du matérielle regroupera :</text:p>
      <text:list xml:id="list3320344269361285640" text:style-name="L29">
        <text:list-item>
          <text:p text:style-name="P76">les fonctions IO utiles (getByte, print, Antenne en réception ou émission)</text:p>
        </text:list-item>
        <text:list-item>
          <text:p text:style-name="P76">un <text:span text:style-name="T3">handler UART</text:span> (nom dépend de la puce, copier coller handler start-up) sur réception octet, un callback est mis en place dans Phy_UART.</text:p>
          <text:p text:style-name="P78"/>
        </text:list-item>
      </text:list>
      <text:p text:style-name="P40"/>
      <text:p text:style-name="P40">Le reste sera indépendant du matériel.</text:p>
      <text:p text:style-name="P40"/>
      <text:p text:style-name="P40"/>
      <text:p text:style-name="P40"/>
      <text:p text:style-name="P40"/>
      <text:p text:style-name="P40"/>
      <text:p text:style-name="P40"><text:soft-page-break/></text:p>
      <text:h text:style-name="Heading_20_1" text:outline-level="1"><text:bookmark-start text:name="__RefHeading__4275_1521403488"/>Aspect temps réel ...<text:bookmark-end text:name="__RefHeading__4275_1521403488"/></text:h>
      <text:p text:style-name="P40"/>
      <text:p text:style-name="P40"/>
      <text:p text:style-name="P40"/>
      <text:p text:style-name="P40"/>
      <text:p text:style-name="P40"/>
      <text:p text:style-name="P40"/>
      <text:p text:style-name="P38"/>
      <text:p text:style-name="P38"/>
      <text:p text:style-name="P38"/>
      <text:p text:style-name="P35"/>
      <text:p text:style-name="P3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05T12:30:16.53</dc:date>
    <meta:editing-duration>P6DT7H47M19S</meta:editing-duration>
    <meta:editing-cycles>164</meta:editing-cycles>
    <meta:generator>OpenOffice/4.1.13$Win32 OpenOffice.org_project/4113m1$Build-9810</meta:generator>
    <meta:print-date>2011-11-29T11:08:14.52</meta:print-date>
    <dc:creator>Thierry Rocacher</dc:creator>
    <meta:document-statistic meta:table-count="2" meta:image-count="9" meta:object-count="0" meta:page-count="29" meta:paragraph-count="394" meta:word-count="4624" meta:character-count="28071"/>
    <meta:user-defined meta:name="Info 1"/>
    <meta:user-defined meta:name="Info 2"/>
    <meta:user-defined meta:name="Info 3"/>
    <meta:user-defined meta:name="Info 4"/>
  </office:meta>
</office:document-meta>
</file>